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Times New Roman1" svg:font-family="'Times New Roman'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8.3715in" fo:margin-top="0in" fo:margin-bottom="0in" table:align="center" style:writing-mode="lr-tb"/>
    </style:style>
    <style:style style:name="Table1.A" style:family="table-column">
      <style:table-column-properties style:column-width="1.6361in"/>
    </style:style>
    <style:style style:name="Table1.B" style:family="table-column">
      <style:table-column-properties style:column-width="6.734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ffcccc" fo:padding-left="0.0785in" fo:padding-right="0.075in" fo:padding-top="0in" fo:padding-bottom="0in" fo:border="0.5pt solid #00000a">
        <style:background-image/>
      </style:table-cell-properties>
    </style:style>
    <style:style style:name="Table1.A2" style:family="table-cell">
      <style:table-cell-properties style:vertical-align="middle" fo:background-color="#f2f2f2" fo:padding-left="0.0785in" fo:padding-right="0.075in" fo:padding-top="0in" fo:padding-bottom="0in" fo:border="0.5pt solid #00000a">
        <style:background-image/>
      </style:table-cell-properties>
    </style:style>
    <style:style style:name="Table1.B2" style:family="table-cell">
      <style:table-cell-properties style:vertical-align="middle"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2" style:family="table">
      <style:table-properties style:width="9.1167in" fo:margin-top="0in" fo:margin-bottom="0in" table:align="center" style:writing-mode="lr-tb"/>
    </style:style>
    <style:style style:name="Table2.A" style:family="table-column">
      <style:table-column-properties style:column-width="2.0326in"/>
    </style:style>
    <style:style style:name="Table2.B" style:family="table-column">
      <style:table-column-properties style:column-width="2.3597in"/>
    </style:style>
    <style:style style:name="Table2.C" style:family="table-column">
      <style:table-column-properties style:column-width="2.3569in"/>
    </style:style>
    <style:style style:name="Table2.D" style:family="table-column">
      <style:table-column-properties style:column-width="1.4646in"/>
    </style:style>
    <style:style style:name="Table2.E" style:family="table-column">
      <style:table-column-properties style:column-width="0.9021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cccc" fo:padding-left="0.0785in" fo:padding-right="0.075in" fo:padding-top="0in" fo:padding-bottom="0in" fo:border="0.5pt solid #00000a">
        <style:background-image/>
      </style:table-cell-properties>
    </style:style>
    <style:style style:name="Table2.2" style:family="table-row">
      <style:table-row-properties style:min-row-height="0.5965in" fo:keep-together="auto"/>
    </style:style>
    <style:style style:name="Table2.A2" style:family="table-cell">
      <style:table-cell-properties style:vertical-align="middle" fo:background-color="#f2f2f2" fo:padding-left="0.0785in" fo:padding-right="0.075in" fo:padding-top="0in" fo:padding-bottom="0in" fo:border="0.5pt solid #00000a">
        <style:background-image/>
      </style:table-cell-properties>
    </style:style>
    <style:style style:name="Table2.B2" style:family="table-cell">
      <style:table-cell-properties style:vertical-align="middle"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2.3" style:family="table-row">
      <style:table-row-properties style:min-row-height="0.1063in" fo:keep-together="auto"/>
    </style:style>
    <style:style style:name="Table2.A3" style:family="table-cell">
      <style:table-cell-properties style:vertical-align="middle" fo:background-color="#f2f2f2" fo:padding-left="0.0785in" fo:padding-right="0.075in" fo:padding-top="0in" fo:padding-bottom="0in" fo:border-left="0.5pt solid #00000a" fo:border-right="0.5pt solid #00000a" fo:border-top="0.5pt solid #00000a" fo:border-bottom="none">
        <style:background-image/>
      </style:table-cell-properties>
    </style:style>
    <style:style style:name="Table2.E3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.4" style:family="table-row">
      <style:table-row-properties style:min-row-height="0.1056in" fo:keep-together="auto"/>
    </style:style>
    <style:style style:name="Table2.A4" style:family="table-cell">
      <style:table-cell-properties fo:background-color="#f2f2f2" fo:padding-left="0.0785in" fo:padding-right="0.075in" fo:padding-top="0in" fo:padding-bottom="0in" fo:border-left="0.5pt solid #00000a" fo:border-right="0.5pt solid #00000a" fo:border-top="none" fo:border-bottom="none">
        <style:background-image/>
      </style:table-cell-properties>
    </style:style>
    <style:style style:name="Table2.E4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.A5" style:family="table-cell">
      <style:table-cell-properties fo:background-color="#f2f2f2" fo:padding-left="0.078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2.E5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.A6" style:family="table-cell">
      <style:table-cell-properties fo:background-color="#f2f2f2" fo:padding-left="0.0785in" fo:padding-right="0.075in" fo:padding-top="0in" fo:padding-bottom="0in" fo:border="0.5pt solid #00000a">
        <style:background-image/>
      </style:table-cell-properties>
    </style:style>
    <style:style style:name="Table2.A7" style:family="table-cell">
      <style:table-cell-properties fo:background-color="#f2f2f2" fo:padding-left="0.0785in" fo:padding-right="0.075in" fo:padding-top="0in" fo:padding-bottom="0in" fo:border="0.5pt solid #00000a">
        <style:background-image/>
      </style:table-cell-properties>
    </style:style>
    <style:style style:name="Table2.A8" style:family="table-cell">
      <style:table-cell-properties fo:background-color="#f2f2f2" fo:padding-left="0.0785in" fo:padding-right="0.075in" fo:padding-top="0in" fo:padding-bottom="0in" fo:border="0.5pt solid #00000a">
        <style:background-image/>
      </style:table-cell-properties>
    </style:style>
    <style:style style:name="Table2.9" style:family="table-row">
      <style:table-row-properties style:min-row-height="0.2993in" fo:keep-together="auto"/>
    </style:style>
    <style:style style:name="Table2.A9" style:family="table-cell">
      <style:table-cell-properties fo:background-color="#f2f2f2" fo:padding-left="0.0785in" fo:padding-right="0.075in" fo:padding-top="0in" fo:padding-bottom="0in" fo:border="0.5pt solid #00000a">
        <style:background-image/>
      </style:table-cell-properties>
    </style:style>
    <style:style style:name="Table2.10" style:family="table-row">
      <style:table-row-properties style:min-row-height="0.2354in" fo:keep-together="auto"/>
    </style:style>
    <style:style style:name="Table2.B10" style:family="table-cell">
      <style:table-cell-properties style:vertical-align="middle" fo:background-color="#ffffff" fo:padding-left="0.0785in" fo:padding-right="0.075in" fo:padding-top="0in" fo:padding-bottom="0in" fo:border-left="0.5pt solid #00000a" fo:border-right="0.5pt solid #00000a" fo:border-top="0.5pt solid #00000a" fo:border-bottom="none">
        <style:background-image/>
      </style:table-cell-properties>
    </style:style>
    <style:style style:name="Table2.11" style:family="table-row">
      <style:table-row-properties style:min-row-height="0.234in" fo:keep-together="auto"/>
    </style:style>
    <style:style style:name="Table2.A11" style:family="table-cell">
      <style:table-cell-properties style:vertical-align="middle" fo:background-color="#f2f2f2" fo:padding-left="0.0785in" fo:padding-right="0.075in" fo:padding-top="0in" fo:padding-bottom="0in" fo:border-left="0.5pt solid #00000a" fo:border-right="0.5pt solid #00000a" fo:border-top="none" fo:border-bottom="none">
        <style:background-image/>
      </style:table-cell-properties>
    </style:style>
    <style:style style:name="Table2.13" style:family="table-row">
      <style:table-row-properties style:min-row-height="0.2896in" fo:keep-together="auto"/>
    </style:style>
    <style:style style:name="Table2.14" style:family="table-row">
      <style:table-row-properties style:min-row-height="0.2882in" fo:keep-together="auto"/>
    </style:style>
    <style:style style:name="Table2.A15" style:family="table-cell">
      <style:table-cell-properties style:vertical-align="middle" fo:background-color="#f2f2f2" fo:padding-left="0.078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3" style:family="table">
      <style:table-properties style:width="9.2299in" fo:margin-top="0in" fo:margin-bottom="0in" table:align="center" style:writing-mode="lr-tb"/>
    </style:style>
    <style:style style:name="Table3.A" style:family="table-column">
      <style:table-column-properties style:column-width="2.1813in"/>
    </style:style>
    <style:style style:name="Table3.B" style:family="table-column">
      <style:table-column-properties style:column-width="6.0042in"/>
    </style:style>
    <style:style style:name="Table3.C" style:family="table-column">
      <style:table-column-properties style:column-width="1.0444in"/>
    </style:style>
    <style:style style:name="Table3.1" style:family="table-row">
      <style:table-row-properties style:min-row-height="0.1181in" fo:keep-together="auto"/>
    </style:style>
    <style:style style:name="Table3.A1" style:family="table-cell">
      <style:table-cell-properties fo:background-color="#ffcccc" fo:padding-left="0.0785in" fo:padding-right="0.075in" fo:padding-top="0in" fo:padding-bottom="0in" fo:border="0.5pt solid #00000a">
        <style:background-image/>
      </style:table-cell-properties>
    </style:style>
    <style:style style:name="Table3.2" style:family="table-row">
      <style:table-row-properties style:min-row-height="0.4139in" fo:keep-together="auto"/>
    </style:style>
    <style:style style:name="Table3.A2" style:family="table-cell">
      <style:table-cell-properties style:vertical-align="middle" fo:background-color="#f2f2f2" fo:padding-left="0.0785in" fo:padding-right="0.075in" fo:padding-top="0in" fo:padding-bottom="0in" fo:border="0.5pt solid #00000a">
        <style:background-image/>
      </style:table-cell-properties>
    </style:style>
    <style:style style:name="Table3.B2" style:family="table-cell">
      <style:table-cell-properties style:vertical-align="middle"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3.3" style:family="table-row">
      <style:table-row-properties style:min-row-height="0.4882in" fo:keep-together="auto"/>
    </style:style>
    <style:style style:name="Table3.4" style:family="table-row">
      <style:table-row-properties style:min-row-height="0.4847in" fo:keep-together="auto"/>
    </style:style>
    <style:style style:name="Table3.5" style:family="table-row">
      <style:table-row-properties style:min-row-height="0.2875in" fo:keep-together="auto"/>
    </style:style>
    <style:style style:name="Table3.A6" style:family="table-cell">
      <style:table-cell-properties style:vertical-align="middle" fo:background-color="#f2f2f2" fo:padding-left="0.0785in" fo:padding-right="0.075in" fo:padding-top="0in" fo:padding-bottom="0in" fo:border-left="0.5pt solid #00000a" fo:border-right="0.5pt solid #00000a" fo:border-top="0.5pt solid #00000a" fo:border-bottom="none">
        <style:background-image/>
      </style:table-cell-properties>
    </style:style>
    <style:style style:name="Table3.A8" style:family="table-cell">
      <style:table-cell-properties style:vertical-align="middle" fo:background-color="#f2f2f2" fo:padding-left="0.078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4" style:family="table">
      <style:table-properties style:width="9.2299in" fo:margin-top="0in" fo:margin-bottom="0in" fo:break-before="page" table:align="center" style:writing-mode="lr-tb"/>
    </style:style>
    <style:style style:name="Table4.A" style:family="table-column">
      <style:table-column-properties style:column-width="1.6493in"/>
    </style:style>
    <style:style style:name="Table4.B" style:family="table-column">
      <style:table-column-properties style:column-width="2.8944in"/>
    </style:style>
    <style:style style:name="Table4.C" style:family="table-column">
      <style:table-column-properties style:column-width="4.6861in"/>
    </style:style>
    <style:style style:name="Table4.1" style:family="table-row">
      <style:table-row-properties style:min-row-height="0.3854in" fo:keep-together="auto"/>
    </style:style>
    <style:style style:name="Table4.A1" style:family="table-cell">
      <style:table-cell-properties style:vertical-align="middle" fo:background-color="#dbe5f1" fo:padding-left="0.0785in" fo:padding-right="0.075in" fo:padding-top="0in" fo:padding-bottom="0in" fo:border="0.5pt solid #00000a">
        <style:background-image/>
      </style:table-cell-properties>
    </style:style>
    <style:style style:name="Table4.2" style:family="table-row">
      <style:table-row-properties style:min-row-height="2.0472in" fo:keep-together="auto"/>
    </style:style>
    <style:style style:name="Table4.A2" style:family="table-cell">
      <style:table-cell-properties style:vertical-align="middle" fo:background-color="#f2f2f2" fo:padding-left="0.0785in" fo:padding-right="0.075in" fo:padding-top="0in" fo:padding-bottom="0in" fo:border="0.5pt solid #00000a">
        <style:background-image/>
      </style:table-cell-properties>
    </style:style>
    <style:style style:name="Table4.C2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4.3" style:family="table-row">
      <style:table-row-properties style:min-row-height="2.059in" fo:keep-together="auto"/>
    </style:style>
    <style:style style:name="Table4.A3" style:family="table-cell">
      <style:table-cell-properties style:vertical-align="middle" fo:background-color="#f2f2f2" fo:padding-left="0.0785in" fo:padding-right="0.075in" fo:padding-top="0in" fo:padding-bottom="0in" fo:border-left="0.5pt solid #00000a" fo:border-right="0.5pt solid #00000a" fo:border-top="0.5pt solid #00000a" fo:border-bottom="none">
        <style:background-image/>
      </style:table-cell-properties>
    </style:style>
    <style:style style:name="Table4.C3" style:family="table-cell">
      <style:table-cell-properties fo:background-color="#ffffff" fo:padding-left="0.0785in" fo:padding-right="0.075in" fo:padding-top="0in" fo:padding-bottom="0in" fo:border-left="0.5pt solid #00000a" fo:border-right="0.5pt solid #00000a" fo:border-top="0.5pt solid #00000a" fo:border-bottom="none">
        <style:background-image/>
      </style:table-cell-properties>
    </style:style>
    <style:style style:name="Table4.C4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4.5" style:family="table-row">
      <style:table-row-properties style:min-row-height="1.9688in" fo:keep-together="auto"/>
    </style:style>
    <style:style style:name="Table4.C5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4.C6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4.C7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4.8" style:family="table-row">
      <style:table-row-properties style:row-height="0.4139in" fo:keep-together="auto"/>
    </style:style>
    <style:style style:name="Table4.A8" style:family="table-cell">
      <style:table-cell-properties style:vertical-align="middle" fo:background-color="#ffcccc" fo:padding-left="0.0785in" fo:padding-right="0.075in" fo:padding-top="0in" fo:padding-bottom="0in" fo:border="0.5pt solid #00000a">
        <style:background-image/>
      </style:table-cell-properties>
    </style:style>
    <style:style style:name="Table4.10" style:family="table-row">
      <style:table-row-properties style:min-row-height="2.7563in" fo:keep-together="auto"/>
    </style:style>
    <style:style style:name="Table4.C10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4.11" style:family="table-row">
      <style:table-row-properties style:min-row-height="2.6368in" fo:keep-together="auto"/>
    </style:style>
    <style:style style:name="Table4.C11" style:family="table-cell">
      <style:table-cell-properties style:vertical-align="middle"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5" style:family="table">
      <style:table-properties style:width="10.2375in" fo:margin-top="0in" fo:margin-bottom="0in" table:align="center" style:writing-mode="lr-tb"/>
    </style:style>
    <style:style style:name="Table5.A" style:family="table-column">
      <style:table-column-properties style:column-width="0.4826in"/>
    </style:style>
    <style:style style:name="Table5.B" style:family="table-column">
      <style:table-column-properties style:column-width="2.3458in"/>
    </style:style>
    <style:style style:name="Table5.C" style:family="table-column">
      <style:table-column-properties style:column-width="0.4472in"/>
    </style:style>
    <style:style style:name="Table5.D" style:family="table-column">
      <style:table-column-properties style:column-width="0.4486in"/>
    </style:style>
    <style:style style:name="Table5.E" style:family="table-column">
      <style:table-column-properties style:column-width="0.3799in"/>
    </style:style>
    <style:style style:name="Table5.F" style:family="table-column">
      <style:table-column-properties style:column-width="0.3778in"/>
    </style:style>
    <style:style style:name="Table5.I" style:family="table-column">
      <style:table-column-properties style:column-width="0.4361in"/>
    </style:style>
    <style:style style:name="Table5.J" style:family="table-column">
      <style:table-column-properties style:column-width="0.4889in"/>
    </style:style>
    <style:style style:name="Table5.K" style:family="table-column">
      <style:table-column-properties style:column-width="0.3688in"/>
    </style:style>
    <style:style style:name="Table5.L" style:family="table-column">
      <style:table-column-properties style:column-width="1.9757in"/>
    </style:style>
    <style:style style:name="Table5.M" style:family="table-column">
      <style:table-column-properties style:column-width="1.7299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background-color="#dbe5f1" fo:padding-left="0.0785in" fo:padding-right="0.075in" fo:padding-top="0in" fo:padding-bottom="0in" fo:border="0.5pt solid #00000a">
        <style:background-image/>
      </style:table-cell-properties>
    </style:style>
    <style:style style:name="Table5.2" style:family="table-row">
      <style:table-row-properties style:min-row-height="0.2375in" fo:keep-together="auto"/>
    </style:style>
    <style:style style:name="Table5.A2" style:family="table-cell">
      <style:table-cell-properties style:vertical-align="middle" fo:background-color="#ffcccc" fo:padding-left="0.0785in" fo:padding-right="0.075in" fo:padding-top="0in" fo:padding-bottom="0in" fo:border="0.5pt solid #00000a">
        <style:background-image/>
      </style:table-cell-properties>
    </style:style>
    <style:style style:name="Table5.A3" style:family="table-cell">
      <style:table-cell-properties style:vertical-align="middle" fo:background-color="#f2f2f2" fo:padding-left="0.0785in" fo:padding-right="0.075in" fo:padding-top="0in" fo:padding-bottom="0in" fo:border="0.5pt solid #00000a">
        <style:background-image/>
      </style:table-cell-properties>
    </style:style>
    <style:style style:name="Table5.A4" style:family="table-cell">
      <style:table-cell-properties fo:background-color="#f2dbdb" fo:padding-left="0.0785in" fo:padding-right="0.075in" fo:padding-top="0in" fo:padding-bottom="0in" fo:border="0.5pt solid #00000a">
        <style:background-image/>
      </style:table-cell-properties>
    </style:style>
    <style:style style:name="Table5.B4" style:family="table-cell">
      <style:table-cell-properties fo:background-color="#f2dbdb" fo:padding-left="0.0785in" fo:padding-right="0.075in" fo:padding-top="0in" fo:padding-bottom="0in" fo:border="0.5pt solid #00000a">
        <style:background-image/>
      </style:table-cell-properties>
    </style:style>
    <style:style style:name="Table5.C4" style:family="table-cell">
      <style:table-cell-properties fo:background-color="#f2dbdb" fo:padding-left="0.0785in" fo:padding-right="0.075in" fo:padding-top="0in" fo:padding-bottom="0in" fo:border="0.5pt solid #00000a">
        <style:background-image/>
      </style:table-cell-properties>
    </style:style>
    <style:style style:name="Table5.D4" style:family="table-cell">
      <style:table-cell-properties fo:background-color="#f2dbdb" fo:padding-left="0.0785in" fo:padding-right="0.075in" fo:padding-top="0in" fo:padding-bottom="0in" fo:border="0.5pt solid #00000a">
        <style:background-image/>
      </style:table-cell-properties>
    </style:style>
    <style:style style:name="Table5.E4" style:family="table-cell">
      <style:table-cell-properties fo:background-color="#f2dbdb" fo:padding-left="0.0785in" fo:padding-right="0.075in" fo:padding-top="0in" fo:padding-bottom="0in" fo:border="0.5pt solid #00000a">
        <style:background-image/>
      </style:table-cell-properties>
    </style:style>
    <style:style style:name="Table5.F4" style:family="table-cell">
      <style:table-cell-properties fo:background-color="#f2dbdb" fo:padding-left="0.0785in" fo:padding-right="0.075in" fo:padding-top="0in" fo:padding-bottom="0in" fo:border="0.5pt solid #00000a">
        <style:background-image/>
      </style:table-cell-properties>
    </style:style>
    <style:style style:name="Table5.G4" style:family="table-cell">
      <style:table-cell-properties fo:background-color="#f2dbdb" fo:padding-left="0.0785in" fo:padding-right="0.075in" fo:padding-top="0in" fo:padding-bottom="0in" fo:border="0.5pt solid #00000a">
        <style:background-image/>
      </style:table-cell-properties>
    </style:style>
    <style:style style:name="Table5.H4" style:family="table-cell">
      <style:table-cell-properties fo:background-color="#f2dbdb" fo:padding-left="0.0785in" fo:padding-right="0.075in" fo:padding-top="0in" fo:padding-bottom="0in" fo:border="0.5pt solid #00000a">
        <style:background-image/>
      </style:table-cell-properties>
    </style:style>
    <style:style style:name="Table5.I4" style:family="table-cell">
      <style:table-cell-properties fo:background-color="#f2dbdb" fo:padding-left="0.0785in" fo:padding-right="0.075in" fo:padding-top="0in" fo:padding-bottom="0in" fo:border="0.5pt solid #00000a">
        <style:background-image/>
      </style:table-cell-properties>
    </style:style>
    <style:style style:name="Table5.J4" style:family="table-cell">
      <style:table-cell-properties fo:background-color="#f2dbdb" fo:padding-left="0.0785in" fo:padding-right="0.075in" fo:padding-top="0in" fo:padding-bottom="0in" fo:border="0.5pt solid #00000a">
        <style:background-image/>
      </style:table-cell-properties>
    </style:style>
    <style:style style:name="Table5.K4" style:family="table-cell">
      <style:table-cell-properties fo:background-color="#f2dbdb" fo:padding-left="0.0785in" fo:padding-right="0.075in" fo:padding-top="0in" fo:padding-bottom="0in" fo:border="0.5pt solid #00000a">
        <style:background-image/>
      </style:table-cell-properties>
    </style:style>
    <style:style style:name="Table5.L4" style:family="table-cell">
      <style:table-cell-properties fo:background-color="#f2dbdb" fo:padding-left="0.0785in" fo:padding-right="0.075in" fo:padding-top="0in" fo:padding-bottom="0in" fo:border="0.5pt solid #00000a">
        <style:background-image/>
      </style:table-cell-properties>
    </style:style>
    <style:style style:name="Table5.M4" style:family="table-cell">
      <style:table-cell-properties fo:background-color="#f2dbdb" fo:padding-left="0.0785in" fo:padding-right="0.075in" fo:padding-top="0in" fo:padding-bottom="0in" fo:border="0.5pt solid #00000a">
        <style:background-image/>
      </style:table-cell-properties>
    </style:style>
    <style:style style:name="Table5.A5" style:family="table-cell">
      <style:table-cell-properties fo:background-color="#f2f2f2" fo:padding-left="0.0785in" fo:padding-right="0.075in" fo:padding-top="0in" fo:padding-bottom="0in" fo:border="0.5pt solid #00000a">
        <style:background-image/>
      </style:table-cell-properties>
    </style:style>
    <style:style style:name="Table5.M5" style:family="table-cell">
      <style:table-cell-properties fo:background-color="#f2f2f2" fo:padding-left="0.0785in" fo:padding-right="0.075in" fo:padding-top="0in" fo:padding-bottom="0in" fo:border="0.5pt solid #00000a">
        <style:background-image/>
      </style:table-cell-properties>
    </style:style>
    <style:style style:name="Table5.A6" style:family="table-cell">
      <style:table-cell-properties style:vertical-align="middle"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5.M6" style:family="table-cell">
      <style:table-cell-properties fo:padding-left="0.0785in" fo:padding-right="0.075in" fo:padding-top="0in" fo:padding-bottom="0in" fo:border="0.5pt solid #00000a"/>
    </style:style>
    <style:style style:name="Table5.M7" style:family="table-cell">
      <style:table-cell-properties fo:padding-left="0.0785in" fo:padding-right="0.075in" fo:padding-top="0in" fo:padding-bottom="0in" fo:border="0.5pt solid #00000a"/>
    </style:style>
    <style:style style:name="Table5.M8" style:family="table-cell">
      <style:table-cell-properties fo:padding-left="0.0785in" fo:padding-right="0.075in" fo:padding-top="0in" fo:padding-bottom="0in" fo:border="0.5pt solid #00000a"/>
    </style:style>
    <style:style style:name="Table5.M9" style:family="table-cell">
      <style:table-cell-properties fo:padding-left="0.0785in" fo:padding-right="0.075in" fo:padding-top="0in" fo:padding-bottom="0in" fo:border="0.5pt solid #00000a"/>
    </style:style>
    <style:style style:name="Table5.A10" style:family="table-cell">
      <style:table-cell-properties fo:background-color="#f2f2f2" fo:padding-left="0.0785in" fo:padding-right="0.075in" fo:padding-top="0in" fo:padding-bottom="0in" fo:border="0.5pt solid #00000a">
        <style:background-image/>
      </style:table-cell-properties>
    </style:style>
    <style:style style:name="Table5.M10" style:family="table-cell">
      <style:table-cell-properties fo:background-color="#f2f2f2" fo:padding-left="0.0785in" fo:padding-right="0.075in" fo:padding-top="0in" fo:padding-bottom="0in" fo:border="0.5pt solid #00000a">
        <style:background-image/>
      </style:table-cell-properties>
    </style:style>
    <style:style style:name="Table5.M11" style:family="table-cell">
      <style:table-cell-properties fo:padding-left="0.0785in" fo:padding-right="0.075in" fo:padding-top="0in" fo:padding-bottom="0in" fo:border="0.5pt solid #00000a"/>
    </style:style>
    <style:style style:name="Table5.M12" style:family="table-cell">
      <style:table-cell-properties fo:padding-left="0.0785in" fo:padding-right="0.075in" fo:padding-top="0in" fo:padding-bottom="0in" fo:border="0.5pt solid #00000a"/>
    </style:style>
    <style:style style:name="Table5.M13" style:family="table-cell">
      <style:table-cell-properties fo:padding-left="0.0785in" fo:padding-right="0.075in" fo:padding-top="0in" fo:padding-bottom="0in" fo:border="0.5pt solid #00000a"/>
    </style:style>
    <style:style style:name="Table5.M14" style:family="table-cell">
      <style:table-cell-properties fo:padding-left="0.0785in" fo:padding-right="0.075in" fo:padding-top="0in" fo:padding-bottom="0in" fo:border="0.5pt solid #00000a"/>
    </style:style>
    <style:style style:name="Table5.A15" style:family="table-cell">
      <style:table-cell-properties fo:background-color="#f2f2f2" fo:padding-left="0.0785in" fo:padding-right="0.075in" fo:padding-top="0in" fo:padding-bottom="0in" fo:border="0.5pt solid #00000a">
        <style:background-image/>
      </style:table-cell-properties>
    </style:style>
    <style:style style:name="Table5.M15" style:family="table-cell">
      <style:table-cell-properties fo:background-color="#f2f2f2" fo:padding-left="0.0785in" fo:padding-right="0.075in" fo:padding-top="0in" fo:padding-bottom="0in" fo:border="0.5pt solid #00000a">
        <style:background-image/>
      </style:table-cell-properties>
    </style:style>
    <style:style style:name="Table5.M16" style:family="table-cell">
      <style:table-cell-properties fo:padding-left="0.0785in" fo:padding-right="0.075in" fo:padding-top="0in" fo:padding-bottom="0in" fo:border="0.5pt solid #00000a"/>
    </style:style>
    <style:style style:name="Table5.M17" style:family="table-cell">
      <style:table-cell-properties fo:padding-left="0.0785in" fo:padding-right="0.075in" fo:padding-top="0in" fo:padding-bottom="0in" fo:border="0.5pt solid #00000a"/>
    </style:style>
    <style:style style:name="Table5.M18" style:family="table-cell">
      <style:table-cell-properties fo:padding-left="0.0785in" fo:padding-right="0.075in" fo:padding-top="0in" fo:padding-bottom="0in" fo:border="0.5pt solid #00000a"/>
    </style:style>
    <style:style style:name="Table5.M19" style:family="table-cell">
      <style:table-cell-properties fo:padding-left="0.0785in" fo:padding-right="0.075in" fo:padding-top="0in" fo:padding-bottom="0in" fo:border="0.5pt solid #00000a"/>
    </style:style>
    <style:style style:name="Table5.A20" style:family="table-cell">
      <style:table-cell-properties fo:background-color="#f2f2f2" fo:padding-left="0.0785in" fo:padding-right="0.075in" fo:padding-top="0in" fo:padding-bottom="0in" fo:border="0.5pt solid #00000a">
        <style:background-image/>
      </style:table-cell-properties>
    </style:style>
    <style:style style:name="Table5.M20" style:family="table-cell">
      <style:table-cell-properties fo:background-color="#f2f2f2" fo:padding-left="0.0785in" fo:padding-right="0.075in" fo:padding-top="0in" fo:padding-bottom="0in" fo:border="0.5pt solid #00000a">
        <style:background-image/>
      </style:table-cell-properties>
    </style:style>
    <style:style style:name="Table5.M21" style:family="table-cell">
      <style:table-cell-properties fo:padding-left="0.0785in" fo:padding-right="0.075in" fo:padding-top="0in" fo:padding-bottom="0in" fo:border="0.5pt solid #00000a"/>
    </style:style>
    <style:style style:name="Table5.M22" style:family="table-cell">
      <style:table-cell-properties fo:padding-left="0.0785in" fo:padding-right="0.075in" fo:padding-top="0in" fo:padding-bottom="0in" fo:border="0.5pt solid #00000a"/>
    </style:style>
    <style:style style:name="Table5.M23" style:family="table-cell">
      <style:table-cell-properties fo:padding-left="0.0785in" fo:padding-right="0.075in" fo:padding-top="0in" fo:padding-bottom="0in" fo:border="0.5pt solid #00000a"/>
    </style:style>
    <style:style style:name="Table5.M24" style:family="table-cell">
      <style:table-cell-properties fo:padding-left="0.0785in" fo:padding-right="0.075in" fo:padding-top="0in" fo:padding-bottom="0in" fo:border="0.5pt solid #00000a"/>
    </style:style>
    <style:style style:name="Table6" style:family="table">
      <style:table-properties style:width="9.2299in" fo:margin-left="-0.0785in" fo:margin-top="0in" fo:margin-bottom="0in" table:align="left" style:writing-mode="lr-tb"/>
    </style:style>
    <style:style style:name="Table6.A" style:family="table-column">
      <style:table-column-properties style:column-width="4.5042in"/>
    </style:style>
    <style:style style:name="Table6.B" style:family="table-column">
      <style:table-column-properties style:column-width="4.725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background-color="#ffcccc" fo:padding-left="0.0785in" fo:padding-right="0.075in" fo:padding-top="0in" fo:padding-bottom="0in" fo:border="0.5pt solid #00000a">
        <style:background-image/>
      </style:table-cell-properties>
    </style:style>
    <style:style style:name="Table6.2" style:family="table-row">
      <style:table-row-properties style:min-row-height="0.3306in" fo:keep-together="auto"/>
    </style:style>
    <style:style style:name="Table6.A2" style:family="table-cell">
      <style:table-cell-properties style:vertical-align="middle" fo:background-color="#f2f2f2" fo:padding-left="0.0785in" fo:padding-right="0.075in" fo:padding-top="0in" fo:padding-bottom="0in" fo:border="0.5pt solid #00000a">
        <style:background-image/>
      </style:table-cell-properties>
    </style:style>
    <style:style style:name="Table6.B2" style:family="table-cell">
      <style:table-cell-properties style:vertical-align="middle"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7" style:family="table">
      <style:table-properties style:width="9.2299in" fo:margin-left="-0.0785in" fo:margin-top="0in" fo:margin-bottom="0in" table:align="left" style:writing-mode="lr-tb"/>
    </style:style>
    <style:style style:name="Table7.A" style:family="table-column">
      <style:table-column-properties style:column-width="4.5042in"/>
    </style:style>
    <style:style style:name="Table7.B" style:family="table-column">
      <style:table-column-properties style:column-width="2.3618in"/>
    </style:style>
    <style:style style:name="Table7.C" style:family="table-column">
      <style:table-column-properties style:column-width="2.3639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background-color="#ffcccc" fo:padding-left="0.0785in" fo:padding-right="0.075in" fo:padding-top="0in" fo:padding-bottom="0in" fo:border="0.5pt solid #00000a">
        <style:background-image/>
      </style:table-cell-properties>
    </style:style>
    <style:style style:name="Table7.A2" style:family="table-cell">
      <style:table-cell-properties style:vertical-align="middle" fo:background-color="#f2f2f2" fo:padding-left="0.0785in" fo:padding-right="0.075in" fo:padding-top="0in" fo:padding-bottom="0in" fo:border="0.5pt solid #00000a">
        <style:background-image/>
      </style:table-cell-properties>
    </style:style>
    <style:style style:name="Table7.B2" style:family="table-cell">
      <style:table-cell-properties style:vertical-align="middle"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8" style:family="table">
      <style:table-properties style:width="9.2396in" fo:margin-top="0in" fo:margin-bottom="0in" table:align="center" style:writing-mode="lr-tb"/>
    </style:style>
    <style:style style:name="Table8.A" style:family="table-column">
      <style:table-column-properties style:column-width="3.0729in"/>
    </style:style>
    <style:style style:name="Table8.B" style:family="table-column">
      <style:table-column-properties style:column-width="3.0819in"/>
    </style:style>
    <style:style style:name="Table8.C" style:family="table-column">
      <style:table-column-properties style:column-width="3.0847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background-color="#ffcccc" fo:padding-left="0.0785in" fo:padding-right="0.075in" fo:padding-top="0in" fo:padding-bottom="0in" fo:border="0.5pt solid #00000a">
        <style:background-image/>
      </style:table-cell-properties>
    </style:style>
    <style:style style:name="Table8.A2" style:family="table-cell">
      <style:table-cell-properties style:vertical-align="middle" fo:background-color="#f2f2f2" fo:padding-left="0.0785in" fo:padding-right="0.075in" fo:padding-top="0in" fo:padding-bottom="0in" fo:border="0.5pt solid #00000a">
        <style:background-image/>
      </style:table-cell-properties>
    </style:style>
    <style:style style:name="Table8.B2" style:family="table-cell">
      <style:table-cell-properties style:vertical-align="middle"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8.B5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8.B6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8.B7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8.B8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9" style:family="table">
      <style:table-properties style:width="9.15in" fo:margin-left="-0.0785in" fo:margin-top="0in" fo:margin-bottom="0in" table:align="left" style:writing-mode="lr-tb"/>
    </style:style>
    <style:style style:name="Table9.A" style:family="table-column">
      <style:table-column-properties style:column-width="1.8396in"/>
    </style:style>
    <style:style style:name="Table9.B" style:family="table-column">
      <style:table-column-properties style:column-width="1.9069in"/>
    </style:style>
    <style:style style:name="Table9.C" style:family="table-column">
      <style:table-column-properties style:column-width="1.9493in"/>
    </style:style>
    <style:style style:name="Table9.D" style:family="table-column">
      <style:table-column-properties style:column-width="1.7257in"/>
    </style:style>
    <style:style style:name="Table9.E" style:family="table-column">
      <style:table-column-properties style:column-width="1.7285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middle" fo:background-color="#ffcccc" fo:padding-left="0.0785in" fo:padding-right="0.075in" fo:padding-top="0in" fo:padding-bottom="0in" fo:border="0.5pt solid #00000a">
        <style:background-image/>
      </style:table-cell-properties>
    </style:style>
    <style:style style:name="Table9.A2" style:family="table-cell">
      <style:table-cell-properties style:vertical-align="middle" fo:background-color="#f2f2f2" fo:padding-left="0.0785in" fo:padding-right="0.075in" fo:padding-top="0in" fo:padding-bottom="0in" fo:border="0.5pt solid #00000a">
        <style:background-image/>
      </style:table-cell-properties>
    </style:style>
    <style:style style:name="Table9.3" style:family="table-row">
      <style:table-row-properties style:min-row-height="0.2479in" fo:keep-together="auto"/>
    </style:style>
    <style:style style:name="Table9.A3" style:family="table-cell">
      <style:table-cell-properties style:vertical-align="middle" fo:background-color="#dbe5f1" fo:padding-left="0.0785in" fo:padding-right="0.075in" fo:padding-top="0in" fo:padding-bottom="0in" fo:border="0.5pt solid #00000a">
        <style:background-image/>
      </style:table-cell-properties>
    </style:style>
    <style:style style:name="Table9.A4" style:family="table-cell">
      <style:table-cell-properties style:vertical-align="middle"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9.D4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9.E4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9.D5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9.E5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9.D6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9.E6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9.D7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9.E7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9.D8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9.E8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9.D9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9.E9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9.D10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9.E10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9.D11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9.E11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9.D12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9.E12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9.D13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9.E13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9.D14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9.E14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9.D15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9.E15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9.D16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9.E16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9.D17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9.E17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9.D18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9.E18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9.D19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9.E19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9.D20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9.E20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9.D22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9.E22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9.D23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9.E23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9.D24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9.E24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9.D25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9.E25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9.D26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9.E26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10" style:family="table">
      <style:table-properties style:width="9.15in" fo:margin-left="-0.0785in" fo:margin-top="0in" fo:margin-bottom="0in" table:align="left" style:writing-mode="lr-tb"/>
    </style:style>
    <style:style style:name="Table10.A" style:family="table-column">
      <style:table-column-properties style:column-width="2.6208in"/>
    </style:style>
    <style:style style:name="Table10.B" style:family="table-column">
      <style:table-column-properties style:column-width="6.5285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middle" fo:background-color="#ffcccc" fo:padding-left="0.0785in" fo:padding-right="0.075in" fo:padding-top="0in" fo:padding-bottom="0in" fo:border="0.5pt solid #00000a">
        <style:background-image/>
      </style:table-cell-properties>
    </style:style>
    <style:style style:name="Table10.A2" style:family="table-cell">
      <style:table-cell-properties style:vertical-align="middle" fo:background-color="#dbe5f1" fo:padding-left="0.0785in" fo:padding-right="0.075in" fo:padding-top="0in" fo:padding-bottom="0in" fo:border="0.5pt solid #00000a">
        <style:background-image/>
      </style:table-cell-properties>
    </style:style>
    <style:style style:name="Table10.A3" style:family="table-cell">
      <style:table-cell-properties style:vertical-align="middle" fo:background-color="#f2f2f2" fo:padding-left="0.0785in" fo:padding-right="0.075in" fo:padding-top="0in" fo:padding-bottom="0in" fo:border="0.5pt solid #00000a">
        <style:background-image/>
      </style:table-cell-properties>
    </style:style>
    <style:style style:name="Table10.B3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10.B4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11" style:family="table">
      <style:table-properties style:width="9.1285in" fo:margin-left="-0.0785in" fo:margin-top="0in" fo:margin-bottom="0in" table:align="left" style:writing-mode="lr-tb"/>
    </style:style>
    <style:style style:name="Table11.A" style:family="table-column">
      <style:table-column-properties style:column-width="2.6104in"/>
    </style:style>
    <style:style style:name="Table11.B" style:family="table-column">
      <style:table-column-properties style:column-width="6.5174in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#ffcccc" fo:padding-left="0.0785in" fo:padding-right="0.075in" fo:padding-top="0in" fo:padding-bottom="0in" fo:border="0.5pt solid #00000a">
        <style:background-image/>
      </style:table-cell-properties>
    </style:style>
    <style:style style:name="Table11.A2" style:family="table-cell">
      <style:table-cell-properties style:vertical-align="middle" fo:background-color="#dbe5f1" fo:padding-left="0.0785in" fo:padding-right="0.075in" fo:padding-top="0in" fo:padding-bottom="0in" fo:border="0.5pt solid #00000a">
        <style:background-image/>
      </style:table-cell-properties>
    </style:style>
    <style:style style:name="Table11.3" style:family="table-row">
      <style:table-row-properties style:min-row-height="1.0875in" fo:keep-together="auto"/>
    </style:style>
    <style:style style:name="Table11.A3" style:family="table-cell">
      <style:table-cell-properties style:vertical-align="middle" fo:background-color="#f2f2f2" fo:padding-left="0.0785in" fo:padding-right="0.075in" fo:padding-top="0in" fo:padding-bottom="0in" fo:border="0.5pt solid #00000a">
        <style:background-image/>
      </style:table-cell-properties>
    </style:style>
    <style:style style:name="Table11.B3" style:family="table-cell">
      <style:table-cell-properties style:vertical-align="middle"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1.4" style:family="table-row">
      <style:table-row-properties style:min-row-height="1.234in" fo:keep-together="auto"/>
    </style:style>
    <style:style style:name="Table11.6" style:family="table-row">
      <style:table-row-properties style:min-row-height="1.0556in" fo:keep-together="auto"/>
    </style:style>
    <style:style style:name="Table12" style:family="table">
      <style:table-properties style:width="9.15in" fo:margin-top="0in" fo:margin-bottom="0in" table:align="center" style:writing-mode="lr-tb"/>
    </style:style>
    <style:style style:name="Table12.A" style:family="table-column">
      <style:table-column-properties style:column-width="2.6035in"/>
    </style:style>
    <style:style style:name="Table12.B" style:family="table-column">
      <style:table-column-properties style:column-width="6.5458in"/>
    </style:style>
    <style:style style:name="Table12.1" style:family="table-row">
      <style:table-row-properties fo:keep-together="auto"/>
    </style:style>
    <style:style style:name="Table12.A1" style:family="table-cell">
      <style:table-cell-properties fo:background-color="#ffcccc" fo:padding-left="0.0785in" fo:padding-right="0.075in" fo:padding-top="0in" fo:padding-bottom="0in" fo:border="0.5pt solid #00000a">
        <style:background-image/>
      </style:table-cell-properties>
    </style:style>
    <style:style style:name="Table12.A2" style:family="table-cell">
      <style:table-cell-properties style:vertical-align="middle" fo:background-color="#dbe5f1" fo:padding-left="0.0785in" fo:padding-right="0.075in" fo:padding-top="0in" fo:padding-bottom="0in" fo:border="0.5pt solid #00000a">
        <style:background-image/>
      </style:table-cell-properties>
    </style:style>
    <style:style style:name="Table12.3" style:family="table-row">
      <style:table-row-properties style:min-row-height="0.9639in" fo:keep-together="auto"/>
    </style:style>
    <style:style style:name="Table12.A3" style:family="table-cell">
      <style:table-cell-properties style:vertical-align="middle" fo:background-color="#f2f2f2" fo:padding-left="0.0785in" fo:padding-right="0.075in" fo:padding-top="0in" fo:padding-bottom="0in" fo:border="0.5pt solid #00000a">
        <style:background-image/>
      </style:table-cell-properties>
    </style:style>
    <style:style style:name="Table12.B3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2.4" style:family="table-row">
      <style:table-row-properties style:min-row-height="0.6264in" fo:keep-together="auto"/>
    </style:style>
    <style:style style:name="Table12.A4" style:family="table-cell">
      <style:table-cell-properties fo:background-color="#f2f2f2" fo:padding-left="0.0785in" fo:padding-right="0.075in" fo:padding-top="0in" fo:padding-bottom="0in" fo:border="0.5pt solid #00000a">
        <style:background-image/>
      </style:table-cell-properties>
    </style:style>
    <style:style style:name="Table12.B4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2.6" style:family="table-row">
      <style:table-row-properties style:min-row-height="1.1243in" fo:keep-together="auto"/>
    </style:style>
    <style:style style:name="Table12.B6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2.7" style:family="table-row">
      <style:table-row-properties style:min-row-height="1.1021in" fo:keep-together="auto"/>
    </style:style>
    <style:style style:name="Table12.B7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3" style:family="table">
      <style:table-properties style:width="9.15in" fo:margin-top="0in" fo:margin-bottom="0in" table:align="center" style:writing-mode="lr-tb"/>
    </style:style>
    <style:style style:name="Table13.A" style:family="table-column">
      <style:table-column-properties style:column-width="2.5444in"/>
    </style:style>
    <style:style style:name="Table13.B" style:family="table-column">
      <style:table-column-properties style:column-width="6.6049in"/>
    </style:style>
    <style:style style:name="Table13.1" style:family="table-row">
      <style:table-row-properties fo:keep-together="auto"/>
    </style:style>
    <style:style style:name="Table13.A1" style:family="table-cell">
      <style:table-cell-properties fo:background-color="#ffcccc" fo:padding-left="0.0785in" fo:padding-right="0.075in" fo:padding-top="0in" fo:padding-bottom="0in" fo:border="0.5pt solid #00000a">
        <style:background-image/>
      </style:table-cell-properties>
    </style:style>
    <style:style style:name="Table13.A2" style:family="table-cell">
      <style:table-cell-properties style:vertical-align="middle" fo:background-color="#dbe5f1" fo:padding-left="0.0785in" fo:padding-right="0.075in" fo:padding-top="0in" fo:padding-bottom="0in" fo:border="0.5pt solid #00000a">
        <style:background-image/>
      </style:table-cell-properties>
    </style:style>
    <style:style style:name="Table13.3" style:family="table-row">
      <style:table-row-properties style:min-row-height="1.575in" fo:keep-together="auto"/>
    </style:style>
    <style:style style:name="Table13.A3" style:family="table-cell">
      <style:table-cell-properties style:vertical-align="middle" fo:background-color="#f2f2f2" fo:padding-left="0.0785in" fo:padding-right="0.075in" fo:padding-top="0in" fo:padding-bottom="0in" fo:border="0.5pt solid #00000a">
        <style:background-image/>
      </style:table-cell-properties>
    </style:style>
    <style:style style:name="Table13.B3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3.B5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4" style:family="table">
      <style:table-properties style:width="8.9965in" fo:margin-top="0in" fo:margin-bottom="0in" table:align="center" style:writing-mode="lr-tb"/>
    </style:style>
    <style:style style:name="Table14.A" style:family="table-column">
      <style:table-column-properties style:column-width="2.4083in"/>
    </style:style>
    <style:style style:name="Table14.B" style:family="table-column">
      <style:table-column-properties style:column-width="6.5875in"/>
    </style:style>
    <style:style style:name="Table14.1" style:family="table-row">
      <style:table-row-properties fo:keep-together="auto"/>
    </style:style>
    <style:style style:name="Table14.A1" style:family="table-cell">
      <style:table-cell-properties fo:background-color="#ffcccc" fo:padding-left="0.0785in" fo:padding-right="0.075in" fo:padding-top="0in" fo:padding-bottom="0in" fo:border="0.5pt solid #00000a">
        <style:background-image/>
      </style:table-cell-properties>
    </style:style>
    <style:style style:name="Table14.2" style:family="table-row">
      <style:table-row-properties style:min-row-height="0.3139in" fo:keep-together="auto"/>
    </style:style>
    <style:style style:name="Table14.A2" style:family="table-cell">
      <style:table-cell-properties style:vertical-align="middle" fo:background-color="#dbe5f1" fo:padding-left="0.0785in" fo:padding-right="0.075in" fo:padding-top="0in" fo:padding-bottom="0in" fo:border="0.5pt solid #00000a">
        <style:background-image/>
      </style:table-cell-properties>
    </style:style>
    <style:style style:name="Table14.3" style:family="table-row">
      <style:table-row-properties style:min-row-height="1.0514in" fo:keep-together="auto"/>
    </style:style>
    <style:style style:name="Table14.A3" style:family="table-cell">
      <style:table-cell-properties style:vertical-align="middle" fo:background-color="#f2f2f2" fo:padding-left="0.0785in" fo:padding-right="0.075in" fo:padding-top="0in" fo:padding-bottom="0in" fo:border="0.5pt solid #00000a">
        <style:background-image/>
      </style:table-cell-properties>
    </style:style>
    <style:style style:name="Table14.B3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4.4" style:family="table-row">
      <style:table-row-properties style:min-row-height="0.9389in" fo:keep-together="auto"/>
    </style:style>
    <style:style style:name="Table14.B4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4.6" style:family="table-row">
      <style:table-row-properties style:min-row-height="1.1813in" fo:keep-together="auto"/>
    </style:style>
    <style:style style:name="Table14.B6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5" style:family="table">
      <style:table-properties style:width="8.9368in" fo:margin-top="0in" fo:margin-bottom="0in" table:align="center" style:writing-mode="lr-tb"/>
    </style:style>
    <style:style style:name="Table15.A" style:family="table-column">
      <style:table-column-properties style:column-width="2.4035in"/>
    </style:style>
    <style:style style:name="Table15.B" style:family="table-column">
      <style:table-column-properties style:column-width="6.5326in"/>
    </style:style>
    <style:style style:name="Table15.1" style:family="table-row">
      <style:table-row-properties fo:keep-together="auto"/>
    </style:style>
    <style:style style:name="Table15.A1" style:family="table-cell">
      <style:table-cell-properties fo:background-color="#ffcccc" fo:padding-left="0.0785in" fo:padding-right="0.075in" fo:padding-top="0in" fo:padding-bottom="0in" fo:border="0.5pt solid #00000a">
        <style:background-image/>
      </style:table-cell-properties>
    </style:style>
    <style:style style:name="Table15.A2" style:family="table-cell">
      <style:table-cell-properties style:vertical-align="middle" fo:background-color="#dbe5f1" fo:padding-left="0.0785in" fo:padding-right="0.075in" fo:padding-top="0in" fo:padding-bottom="0in" fo:border="0.5pt solid #00000a">
        <style:background-image/>
      </style:table-cell-properties>
    </style:style>
    <style:style style:name="Table15.3" style:family="table-row">
      <style:table-row-properties style:min-row-height="0.7875in" fo:keep-together="auto"/>
    </style:style>
    <style:style style:name="Table15.A3" style:family="table-cell">
      <style:table-cell-properties style:vertical-align="middle" fo:background-color="#f2f2f2" fo:padding-left="0.0785in" fo:padding-right="0.075in" fo:padding-top="0in" fo:padding-bottom="0in" fo:border="0.5pt solid #00000a">
        <style:background-image/>
      </style:table-cell-properties>
    </style:style>
    <style:style style:name="Table15.B3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6" style:family="table">
      <style:table-properties style:width="9.2299in" fo:margin-left="-0.0785in" fo:margin-top="0in" fo:margin-bottom="0in" table:align="left" style:writing-mode="lr-tb"/>
    </style:style>
    <style:style style:name="Table16.A" style:family="table-column">
      <style:table-column-properties style:column-width="4.5042in"/>
    </style:style>
    <style:style style:name="Table16.B" style:family="table-column">
      <style:table-column-properties style:column-width="4.725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middle" fo:background-color="#ffcccc" fo:padding-left="0.0785in" fo:padding-right="0.075in" fo:padding-top="0in" fo:padding-bottom="0in" fo:border="0.5pt solid #00000a">
        <style:background-image/>
      </style:table-cell-properties>
    </style:style>
    <style:style style:name="Table16.2" style:family="table-row">
      <style:table-row-properties style:min-row-height="0.3306in" fo:keep-together="auto"/>
    </style:style>
    <style:style style:name="Table16.A2" style:family="table-cell">
      <style:table-cell-properties style:vertical-align="middle" fo:background-color="#f2f2f2" fo:padding-left="0.0785in" fo:padding-right="0.075in" fo:padding-top="0in" fo:padding-bottom="0in" fo:border="0.5pt solid #00000a">
        <style:background-image/>
      </style:table-cell-properties>
    </style:style>
    <style:style style:name="Table16.B2" style:family="table-cell">
      <style:table-cell-properties style:vertical-align="middle"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7" style:family="table">
      <style:table-properties style:width="9.2299in" fo:margin-left="-0.0785in" fo:margin-top="0in" fo:margin-bottom="0in" table:align="left" style:writing-mode="lr-tb"/>
    </style:style>
    <style:style style:name="Table17.A" style:family="table-column">
      <style:table-column-properties style:column-width="2.1361in"/>
    </style:style>
    <style:style style:name="Table17.B" style:family="table-column">
      <style:table-column-properties style:column-width="7.0931in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middle" fo:background-color="#ffcccc" fo:padding-left="0.0785in" fo:padding-right="0.075in" fo:padding-top="0in" fo:padding-bottom="0in" fo:border="0.5pt solid #00000a">
        <style:background-image/>
      </style:table-cell-properties>
    </style:style>
    <style:style style:name="Table17.A2" style:family="table-cell">
      <style:table-cell-properties style:vertical-align="middle"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7.A3" style:family="table-cell">
      <style:table-cell-properties style:vertical-align="middle" fo:background-color="#f2f2f2" fo:padding-left="0.0785in" fo:padding-right="0.075in" fo:padding-top="0in" fo:padding-bottom="0in" fo:border="0.5pt solid #00000a">
        <style:background-image/>
      </style:table-cell-properties>
    </style:style>
    <style:style style:name="Table17.5" style:family="table-row">
      <style:table-row-properties style:min-row-height="0.0556in" fo:keep-together="auto"/>
    </style:style>
    <style:style style:name="Table18" style:family="table">
      <style:table-properties style:width="9.1313in" fo:margin-left="-0.0785in" fo:margin-top="0in" fo:margin-bottom="0in" table:align="left" style:writing-mode="lr-tb"/>
    </style:style>
    <style:style style:name="Table18.A" style:family="table-column">
      <style:table-column-properties style:column-width="8.3431in"/>
    </style:style>
    <style:style style:name="Table18.B" style:family="table-column">
      <style:table-column-properties style:column-width="0.7875in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middle" fo:background-color="#ffcccc" fo:padding-left="0.0785in" fo:padding-right="0.075in" fo:padding-top="0in" fo:padding-bottom="0in" fo:border="0.5pt solid #00000a">
        <style:background-image/>
      </style:table-cell-properties>
    </style:style>
    <style:style style:name="Table18.A2" style:family="table-cell">
      <style:table-cell-properties style:vertical-align="middle" fo:background-color="#dbe5f1" fo:padding-left="0.0785in" fo:padding-right="0.075in" fo:padding-top="0in" fo:padding-bottom="0in" fo:border="0.5pt solid #00000a">
        <style:background-image/>
      </style:table-cell-properties>
    </style:style>
    <style:style style:name="Table18.A3" style:family="table-cell">
      <style:table-cell-properties style:vertical-align="middle"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8.7" style:family="table-row">
      <style:table-row-properties style:min-row-height="0.0556in" fo:keep-together="auto"/>
    </style:style>
    <style:style style:name="Table19" style:family="table">
      <style:table-properties style:width="9.1313in" fo:margin-left="-0.0785in" fo:margin-top="0in" fo:margin-bottom="0in" table:align="left" style:writing-mode="lr-tb"/>
    </style:style>
    <style:style style:name="Table19.A" style:family="table-column">
      <style:table-column-properties style:column-width="9.1313in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middle" fo:background-color="#ffcccc" fo:padding-left="0.0785in" fo:padding-right="0.075in" fo:padding-top="0in" fo:padding-bottom="0in" fo:border="0.5pt solid #00000a">
        <style:background-image/>
      </style:table-cell-properties>
    </style:style>
    <style:style style:name="Table19.A2" style:family="table-cell">
      <style:table-cell-properties style:vertical-align="middle"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8pt" fo:language="sr" fo:country="RS" fo:font-weight="bold" style:font-size-asian="18pt" style:font-weight-asian="bold" style:font-weight-complex="bold"/>
    </style:style>
    <style:style style:name="P2" style:family="paragraph" style:parent-style-name="Standard">
      <style:text-properties fo:language="sr" fo:country="RS"/>
    </style:style>
    <style:style style:name="P3" style:family="paragraph" style:parent-style-name="Standard">
      <style:paragraph-properties fo:text-align="center" style:justify-single-word="false"/>
      <style:text-properties fo:language="sr" fo:country="RS"/>
    </style:style>
    <style:style style:name="P4" style:family="paragraph" style:parent-style-name="Standard">
      <style:text-properties fo:language="sr" fo:country="RS" style:font-weight-complex="bold"/>
    </style:style>
    <style:style style:name="P5" style:family="paragraph" style:parent-style-name="Standard">
      <style:text-properties fo:language="sr" fo:country="RS" officeooo:rsid="001d25c6" officeooo:paragraph-rsid="001d25c6" style:font-weight-complex="bold"/>
    </style:style>
    <style:style style:name="P6" style:family="paragraph" style:parent-style-name="Standard">
      <style:paragraph-properties fo:text-align="justify" style:justify-single-word="false"/>
      <style:text-properties fo:language="sr" fo:country="RS" fo:font-weight="bold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language="sr" fo:country="RS"/>
    </style:style>
    <style:style style:name="P8" style:family="paragraph" style:parent-style-name="Standard">
      <style:text-properties fo:language="sr" fo:country="RS" officeooo:rsid="001d25c6" officeooo:paragraph-rsid="001d25c6"/>
    </style:style>
    <style:style style:name="P9" style:family="paragraph" style:parent-style-name="Standard">
      <style:text-properties fo:language="sr" fo:country="RS" officeooo:rsid="001e097a" officeooo:paragraph-rsid="001e097a"/>
    </style:style>
    <style:style style:name="P10" style:family="paragraph" style:parent-style-name="Standard">
      <style:paragraph-properties fo:text-align="justify" style:justify-single-word="false"/>
      <style:text-properties style:rfc-language-tag="sr-Latn-RS" fo:language="sr" fo:script="Latn" fo:country="RS" fo:font-weight="bold" style:font-weight-asian="bold" style:font-weight-complex="bold"/>
    </style:style>
    <style:style style:name="P11" style:family="paragraph" style:parent-style-name="Standard" style:list-style-name="WWNum24"/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 style:list-style-name="WWNum24">
      <style:paragraph-properties fo:text-align="justify" style:justify-single-word="false"/>
    </style:style>
    <style:style style:name="P14" style:family="paragraph" style:parent-style-name="Standard">
      <style:text-properties fo:font-size="11pt" fo:language="sr" fo:country="RS" style:font-size-asian="11pt" style:font-size-complex="11pt" style:font-weight-complex="bold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paragraph-properties fo:text-align="end" style:justify-single-word="false"/>
    </style:style>
    <style:style style:name="P17" style:family="paragraph" style:parent-style-name="Standard">
      <style:paragraph-properties fo:margin-top="0.1665in" fo:margin-bottom="0.1665in" style:contextual-spacing="false" fo:text-align="center" style:justify-single-word="false"/>
    </style:style>
    <style:style style:name="P18" style:family="paragraph" style:parent-style-name="Standard">
      <style:paragraph-properties fo:margin-top="0.1665in" fo:margin-bottom="0.1665in" style:contextual-spacing="false"/>
      <style:text-properties fo:language="sr" fo:country="RS" officeooo:rsid="001d25c6" officeooo:paragraph-rsid="001d25c6" style:font-size-complex="16pt" style:font-weight-complex="bold"/>
    </style:style>
    <style:style style:name="P19" style:family="paragraph" style:parent-style-name="Standard">
      <style:paragraph-properties fo:margin-top="0.1665in" fo:margin-bottom="0.1665in" style:contextual-spacing="false"/>
      <style:text-properties fo:language="sr" fo:country="RS" officeooo:rsid="001c365b" officeooo:paragraph-rsid="001c365b" style:language-asian="en" style:country-asian="US" style:font-size-complex="16pt" style:font-weight-complex="bold"/>
    </style:style>
    <style:style style:name="P20" style:family="paragraph" style:parent-style-name="Standard">
      <style:paragraph-properties fo:margin-top="0.0835in" fo:margin-bottom="0.0835in" style:contextual-spacing="false"/>
    </style:style>
    <style:style style:name="P21" style:family="paragraph" style:parent-style-name="Standard">
      <style:paragraph-properties fo:margin-top="0.0835in" fo:margin-bottom="0.0835in" style:contextual-spacing="false" fo:text-align="center" style:justify-single-word="false"/>
    </style:style>
    <style:style style:name="P22" style:family="paragraph" style:parent-style-name="Standard">
      <style:paragraph-properties fo:margin-top="0.0835in" fo:margin-bottom="0.0835in" style:contextual-spacing="false"/>
      <style:text-properties fo:language="sr" fo:country="RS"/>
    </style:style>
    <style:style style:name="P23" style:family="paragraph" style:parent-style-name="Standard">
      <style:paragraph-properties fo:margin-top="0.0835in" fo:margin-bottom="0.0835in" style:contextual-spacing="false"/>
      <style:text-properties fo:language="sr" fo:country="RS" style:font-weight-complex="bold"/>
    </style:style>
    <style:style style:name="P24" style:family="paragraph" style:parent-style-name="Standard">
      <style:paragraph-properties fo:margin-top="0.0835in" fo:margin-bottom="0.0835in" style:contextual-spacing="false"/>
      <style:text-properties fo:language="sr" fo:country="RS" officeooo:rsid="001d25c6" officeooo:paragraph-rsid="001d25c6" style:font-weight-complex="bold"/>
    </style:style>
    <style:style style:name="P25" style:family="paragraph" style:parent-style-name="Standard">
      <style:paragraph-properties fo:margin-top="0.0835in" fo:margin-bottom="0.0835in" style:contextual-spacing="false"/>
      <style:text-properties fo:language="sr" fo:country="RS" fo:font-weight="bold" style:font-weight-asian="bold" style:font-weight-complex="bold"/>
    </style:style>
    <style:style style:name="P26" style:family="paragraph" style:parent-style-name="Standard">
      <style:paragraph-properties fo:margin-top="0.0835in" fo:margin-bottom="0.0835in" style:contextual-spacing="false"/>
      <style:text-properties style:rfc-language-tag="sr-Latn-RS" fo:language="sr" fo:script="Latn" fo:country="RS" style:font-weight-complex="bold"/>
    </style:style>
    <style:style style:name="P27" style:family="paragraph" style:parent-style-name="Standard">
      <style:paragraph-properties fo:margin-top="0.0835in" fo:margin-bottom="0.0835in" style:contextual-spacing="false" fo:text-align="justify" style:justify-single-word="false"/>
    </style:style>
    <style:style style:name="P28" style:family="paragraph" style:parent-style-name="Standard">
      <style:paragraph-properties fo:margin-top="0.0835in" fo:margin-bottom="0.0835in" style:contextual-spacing="false" fo:text-align="end" style:justify-single-word="false"/>
    </style:style>
    <style:style style:name="P29" style:family="paragraph" style:parent-style-name="Standard">
      <style:paragraph-properties fo:margin-top="0.0835in" fo:margin-bottom="0in" style:contextual-spacing="false"/>
    </style:style>
    <style:style style:name="P30" style:family="paragraph" style:parent-style-name="Standard">
      <style:paragraph-properties fo:margin-top="0.0835in" fo:margin-bottom="0in" style:contextual-spacing="false"/>
      <style:text-properties fo:language="sr" fo:country="RS" fo:font-weight="bold" style:font-weight-asian="bold" style:font-weight-complex="bold"/>
    </style:style>
    <style:style style:name="P31" style:family="paragraph" style:parent-style-name="Standard">
      <style:paragraph-properties fo:margin-top="0in" fo:margin-bottom="0.0835in" style:contextual-spacing="false"/>
    </style:style>
    <style:style style:name="P32" style:family="paragraph" style:parent-style-name="Standard">
      <style:paragraph-properties fo:margin-top="0.0417in" fo:margin-bottom="0.0417in" style:contextual-spacing="false"/>
    </style:style>
    <style:style style:name="P33" style:family="paragraph" style:parent-style-name="Standard">
      <style:paragraph-properties fo:margin-top="0.0417in" fo:margin-bottom="0.0417in" style:contextual-spacing="false" fo:text-align="center" style:justify-single-word="false"/>
    </style:style>
    <style:style style:name="P34" style:family="paragraph" style:parent-style-name="Standard">
      <style:paragraph-properties fo:margin-top="0.0417in" fo:margin-bottom="0.0417in" style:contextual-spacing="false" fo:text-align="justify" style:justify-single-word="false"/>
    </style:style>
    <style:style style:name="P35" style:family="paragraph" style:parent-style-name="Standard" style:list-style-name="WWNum18">
      <style:paragraph-properties fo:margin-top="0.0417in" fo:margin-bottom="0.0417in" style:contextual-spacing="false" fo:text-align="justify" style:justify-single-word="false"/>
    </style:style>
    <style:style style:name="P36" style:family="paragraph" style:parent-style-name="Standard" style:list-style-name="WWNum21">
      <style:paragraph-properties fo:margin-top="0.0417in" fo:margin-bottom="0.0417in" style:contextual-spacing="false" fo:text-align="justify" style:justify-single-word="false"/>
    </style:style>
    <style:style style:name="P37" style:family="paragraph" style:parent-style-name="Standard">
      <style:paragraph-properties fo:margin-top="0.0417in" fo:margin-bottom="0.0417in" style:contextual-spacing="false"/>
      <style:text-properties fo:language="sr" fo:country="RS"/>
    </style:style>
    <style:style style:name="P38" style:family="paragraph" style:parent-style-name="Standard">
      <style:paragraph-properties fo:margin-top="0.0138in" fo:margin-bottom="0.0138in" style:contextual-spacing="false" fo:text-align="center" style:justify-single-word="false"/>
    </style:style>
    <style:style style:name="P39" style:family="paragraph" style:parent-style-name="Standard">
      <style:paragraph-properties fo:margin-top="0.0138in" fo:margin-bottom="0.0138in" style:contextual-spacing="false" fo:text-align="center" style:justify-single-word="false"/>
      <style:text-properties fo:language="sr" fo:country="RS" style:font-weight-complex="bold"/>
    </style:style>
    <style:style style:name="P40" style:family="paragraph" style:parent-style-name="Standard">
      <style:paragraph-properties fo:margin-top="0.0138in" fo:margin-bottom="0.0138in" style:contextual-spacing="false" fo:text-align="center" style:justify-single-word="false"/>
      <style:text-properties fo:language="sr" fo:country="RS" fo:font-weight="bold" style:font-weight-asian="bold" style:font-weight-complex="bold"/>
    </style:style>
    <style:style style:name="P41" style:family="paragraph" style:parent-style-name="Standard">
      <style:paragraph-properties fo:margin-top="0.0138in" fo:margin-bottom="0.0138in" style:contextual-spacing="false" fo:text-align="justify" style:justify-single-word="false"/>
      <style:text-properties fo:language="sr" fo:country="RS" fo:font-weight="bold" style:font-weight-asian="bold" style:font-weight-complex="bold"/>
    </style:style>
    <style:style style:name="P42" style:family="paragraph" style:parent-style-name="Standard">
      <style:paragraph-properties fo:margin-top="0.0209in" fo:margin-bottom="0.0209in" style:contextual-spacing="false"/>
    </style:style>
    <style:style style:name="P43" style:family="paragraph" style:parent-style-name="Standard">
      <style:paragraph-properties fo:margin-top="0.0209in" fo:margin-bottom="0.0209in" style:contextual-spacing="false"/>
      <style:text-properties fo:language="sr" fo:country="RS" fo:font-weight="bold" style:font-weight-asian="bold" style:font-weight-complex="bold"/>
    </style:style>
    <style:style style:name="P44" style:family="paragraph" style:parent-style-name="Standard">
      <style:paragraph-properties fo:margin-top="0.0209in" fo:margin-bottom="0.0209in" style:contextual-spacing="false"/>
      <style:text-properties fo:language="sr" fo:country="RS" fo:font-weight="bold" officeooo:rsid="001f7173" officeooo:paragraph-rsid="001f7173" style:font-weight-asian="bold" style:font-weight-complex="bold"/>
    </style:style>
    <style:style style:name="P45" style:family="paragraph" style:parent-style-name="Standard">
      <style:paragraph-properties fo:margin-top="0.0209in" fo:margin-bottom="0.0209in" style:contextual-spacing="false" fo:text-align="center" style:justify-single-word="false"/>
      <style:text-properties fo:language="sr" fo:country="RS" fo:font-weight="bold" style:font-weight-asian="bold"/>
    </style:style>
    <style:style style:name="P46" style:family="paragraph" style:parent-style-name="Standard">
      <style:paragraph-properties fo:margin-top="0.0209in" fo:margin-bottom="0.0209in" style:contextual-spacing="false"/>
      <style:text-properties fo:language="sr" fo:country="RS" style:font-weight-complex="bold"/>
    </style:style>
    <style:style style:name="P47" style:family="paragraph" style:parent-style-name="Standard">
      <style:paragraph-properties fo:margin-top="0.0209in" fo:margin-bottom="0.0209in" style:contextual-spacing="false" fo:text-align="center" style:justify-single-word="false"/>
      <style:text-properties fo:language="sr" fo:country="RS"/>
    </style:style>
    <style:style style:name="P48" style:family="paragraph" style:parent-style-name="Standard">
      <style:paragraph-properties fo:margin-top="0.0209in" fo:margin-bottom="0.0209in" style:contextual-spacing="false" fo:text-align="end" style:justify-single-word="false"/>
    </style:style>
    <style:style style:name="P49" style:family="paragraph" style:parent-style-name="Standard">
      <style:paragraph-properties fo:margin-top="0.0209in" fo:margin-bottom="0.0209in" style:contextual-spacing="false"/>
      <style:text-properties fo:font-size="11pt" fo:language="sr" fo:country="RS" style:font-size-asian="11pt" style:font-size-complex="11pt" style:font-weight-complex="bold"/>
    </style:style>
    <style:style style:name="P50" style:family="paragraph" style:parent-style-name="Standard">
      <style:paragraph-properties fo:margin-top="0.0209in" fo:margin-bottom="0.0209in" style:contextual-spacing="false"/>
      <style:text-properties fo:font-size="11pt" fo:language="sr" fo:country="RS" officeooo:rsid="001f7173" officeooo:paragraph-rsid="001f7173" style:font-size-asian="11pt" style:font-size-complex="11pt" style:font-weight-complex="bold"/>
    </style:style>
    <style:style style:name="P51" style:family="paragraph" style:parent-style-name="Standard">
      <style:paragraph-properties fo:margin-top="0.0209in" fo:margin-bottom="0.0209in" style:contextual-spacing="false" fo:text-align="center" style:justify-single-word="false"/>
    </style:style>
    <style:style style:name="P52" style:family="paragraph" style:parent-style-name="Standard">
      <style:paragraph-properties fo:break-before="page"/>
    </style:style>
    <style:style style:name="P53" style:family="paragraph" style:parent-style-name="Standard">
      <style:paragraph-properties fo:break-before="page"/>
      <style:text-properties fo:language="sr" fo:country="RS"/>
    </style:style>
    <style:style style:name="P54" style:family="paragraph" style:parent-style-name="Standard" style:master-page-name="First_20_Page">
      <style:paragraph-properties style:page-number="auto"/>
      <style:text-properties fo:font-size="18pt" fo:language="sr" fo:country="RS" fo:font-weight="bold" style:font-size-asian="18pt" style:font-weight-asian="bold" style:font-weight-complex="bold"/>
    </style:style>
    <style:style style:name="P55" style:family="paragraph" style:parent-style-name="Standard">
      <style:paragraph-properties fo:margin-top="0in" fo:margin-bottom="0.0417in" style:contextual-spacing="false"/>
    </style:style>
    <style:style style:name="P56" style:family="paragraph" style:parent-style-name="Standard">
      <style:paragraph-properties fo:margin-top="0in" fo:margin-bottom="0.0417in" style:contextual-spacing="false" fo:text-align="center" style:justify-single-word="false"/>
    </style:style>
    <style:style style:name="P57" style:family="paragraph" style:parent-style-name="Standard">
      <style:paragraph-properties fo:margin-top="0in" fo:margin-bottom="0.0417in" style:contextual-spacing="false"/>
      <style:text-properties fo:language="sr" fo:country="RS"/>
    </style:style>
    <style:style style:name="P58" style:family="paragraph" style:parent-style-name="Standard">
      <style:paragraph-properties fo:margin-left="0in" fo:margin-right="0in" fo:text-align="end" style:justify-single-word="false" fo:text-indent="0.5in" style:auto-text-indent="false"/>
    </style:style>
    <style:style style:name="P59" style:family="paragraph" style:parent-style-name="Text_20_body">
      <style:paragraph-properties fo:margin-top="0.0417in" fo:margin-bottom="0.0417in" style:contextual-spacing="false"/>
    </style:style>
    <style:style style:name="P60" style:family="paragraph" style:parent-style-name="Text_20_body" style:list-style-name="WWNum18">
      <style:paragraph-properties fo:margin-top="0.0417in" fo:margin-bottom="0.0417in" style:contextual-spacing="false"/>
    </style:style>
    <style:style style:name="P61" style:family="paragraph" style:parent-style-name="Footnote" style:master-page-name="Converted2">
      <style:paragraph-properties style:page-number="auto"/>
    </style:style>
    <style:style style:name="P62" style:family="paragraph" style:parent-style-name="Footnote" style:master-page-name="Converted4">
      <style:paragraph-properties style:page-number="auto"/>
    </style:style>
    <style:style style:name="P63" style:family="paragraph" style:parent-style-name="Footer">
      <style:paragraph-properties fo:margin-top="0.0835in" fo:margin-bottom="0.0835in" style:contextual-spacing="false">
        <style:tab-stops/>
      </style:paragraph-properties>
    </style:style>
    <style:style style:name="P64" style:family="paragraph" style:parent-style-name="Footer">
      <style:paragraph-properties fo:margin-top="0.0835in" fo:margin-bottom="0.0835in" style:contextual-spacing="false">
        <style:tab-stops>
          <style:tab-stop style:position="0.5in"/>
          <style:tab-stop style:position="3.2661in" style:type="center"/>
          <style:tab-stop style:position="6.5319in" style:type="right"/>
        </style:tab-stops>
      </style:paragraph-properties>
    </style:style>
    <style:style style:name="P65" style:family="paragraph" style:parent-style-name="Footer">
      <style:paragraph-properties fo:padding="0in" fo:border="none"/>
    </style:style>
    <style:style style:name="P66" style:family="paragraph" style:parent-style-name="Footer">
      <style:paragraph-properties fo:margin-left="0in" fo:margin-right="0.25in" fo:text-align="end" style:justify-single-word="false" fo:text-indent="0in" style:auto-text-indent="false"/>
    </style:style>
    <style:style style:name="P67" style:family="paragraph" style:parent-style-name="Header">
      <style:paragraph-properties fo:text-align="center" style:justify-single-word="false"/>
      <style:text-properties fo:color="#a6a6a6" fo:language="sr" fo:country="CS" style:font-weight-complex="bold"/>
    </style:style>
    <style:style style:name="P68" style:family="paragraph" style:parent-style-name="Body_20_Text_20_3">
      <style:paragraph-properties fo:margin-top="0.0835in" fo:margin-bottom="0.0835in" style:contextual-spacing="false"/>
    </style:style>
    <style:style style:name="P69" style:family="paragraph" style:parent-style-name="List_20_Paragraph">
      <style:paragraph-properties fo:text-align="center" style:justify-single-word="false"/>
    </style:style>
    <style:style style:name="P70" style:family="paragraph" style:parent-style-name="List_20_Paragraph" style:list-style-name="WWNum40">
      <style:paragraph-properties fo:text-align="center" style:justify-single-word="false"/>
    </style:style>
    <style:style style:name="P71" style:family="paragraph" style:parent-style-name="List_20_Paragraph" style:list-style-name="WWNum39">
      <style:paragraph-properties fo:text-align="center" style:justify-single-word="false"/>
    </style:style>
    <style:style style:name="P72" style:family="paragraph" style:parent-style-name="List_20_Paragraph" style:list-style-name="WWNum32">
      <style:paragraph-properties fo:margin-top="0.0835in" fo:margin-bottom="0.0835in" style:contextual-spacing="true" fo:text-align="center" style:justify-single-word="false"/>
    </style:style>
    <style:style style:name="T1" style:family="text">
      <style:text-properties fo:font-size="16pt" fo:language="sr" fo:country="RS" fo:font-weight="bold" style:font-size-asian="16pt" style:font-weight-asian="bold" style:font-size-complex="16pt" style:font-weight-complex="bold"/>
    </style:style>
    <style:style style:name="T2" style:family="text">
      <style:text-properties fo:font-size="16pt" fo:language="sr" fo:country="RS" style:font-size-asian="16pt" style:font-size-complex="16pt"/>
    </style:style>
    <style:style style:name="T3" style:family="text">
      <style:text-properties fo:language="sr" fo:country="RS"/>
    </style:style>
    <style:style style:name="T4" style:family="text">
      <style:text-properties fo:language="sr" fo:country="RS" fo:font-weight="bold" style:font-weight-asian="bold"/>
    </style:style>
    <style:style style:name="T5" style:family="text">
      <style:text-properties fo:language="sr" fo:country="RS" fo:font-weight="bold" style:font-weight-asian="bold" style:font-weight-complex="bold"/>
    </style:style>
    <style:style style:name="T6" style:family="text">
      <style:text-properties fo:language="sr" fo:country="RS" fo:font-weight="bold" style:font-weight-asian="bold" style:font-size-complex="11pt" style:font-weight-complex="bold"/>
    </style:style>
    <style:style style:name="T7" style:family="text">
      <style:text-properties fo:language="sr" fo:country="RS" style:font-weight-complex="bold"/>
    </style:style>
    <style:style style:name="T8" style:family="text">
      <style:text-properties fo:font-size="12pt" fo:language="sr" fo:country="RS" style:font-size-asian="12pt" style:font-size-complex="11pt"/>
    </style:style>
    <style:style style:name="T9" style:family="text">
      <style:text-properties fo:font-size="12pt" style:rfc-language-tag="sr-Latn-RS" fo:language="sr" fo:script="Latn" fo:country="RS" style:font-size-asian="12pt" style:font-size-complex="11pt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11pt" fo:language="sr" fo:country="RS" fo:font-weight="bold" style:font-size-asian="11pt" style:font-weight-asian="bold" style:font-size-complex="11pt" style:font-weight-complex="bold"/>
    </style:style>
    <style:style style:name="T12" style:family="text">
      <style:text-properties fo:font-size="11pt" fo:language="sr" fo:country="RS" style:font-size-asian="11pt"/>
    </style:style>
    <style:style style:name="T13" style:family="text">
      <style:text-properties fo:font-size="11pt" fo:language="sr" fo:country="RS" style:font-size-asian="11pt" style:font-size-complex="11pt"/>
    </style:style>
    <style:style style:name="T14" style:family="text">
      <style:text-properties fo:font-size="11pt" fo:language="sr" fo:country="RS" style:font-size-asian="11pt" style:font-size-complex="11pt" style:font-weight-complex="bold"/>
    </style:style>
    <style:style style:name="T15" style:family="text">
      <style:text-properties fo:font-size="11pt" fo:language="sr" fo:country="RS" style:font-size-asian="11pt" style:font-weight-complex="bold"/>
    </style:style>
    <style:style style:name="T16" style:family="text">
      <style:text-properties fo:font-size="11pt" style:rfc-language-tag="sr-Latn-RS" fo:language="sr" fo:script="Latn" fo:country="RS" style:font-size-asian="11pt" style:font-size-complex="11pt"/>
    </style:style>
    <style:style style:name="T17" style:family="text">
      <style:text-properties style:rfc-language-tag="sr-Latn-RS" fo:language="sr" fo:script="Latn" fo:country="RS"/>
    </style:style>
    <style:style style:name="T18" style:family="text">
      <style:text-properties style:rfc-language-tag="sr-Latn-RS" fo:language="sr" fo:script="Latn" fo:country="RS" fo:font-weight="bold" style:font-weight-asian="bold" style:font-weight-complex="bold"/>
    </style:style>
    <style:style style:name="T19" style:family="text">
      <style:text-properties style:rfc-language-tag="sr-Latn-RS" fo:language="sr" fo:script="Latn" fo:country="RS" fo:font-weight="bold" style:font-weight-asian="bold" style:font-size-complex="11pt" style:font-weight-complex="bold"/>
    </style:style>
    <style:style style:name="T20" style:family="text">
      <style:text-properties style:rfc-language-tag="sr-Latn-RS" fo:language="sr" fo:script="Latn" fo:country="RS" style:font-weight-complex="bold"/>
    </style:style>
    <style:style style:name="T21" style:family="text">
      <style:text-properties style:rfc-language-tag="sr-Latn-RS" fo:language="sr" fo:script="Latn" fo:country="RS" style:font-size-complex="11pt" style:font-weight-complex="bold"/>
    </style:style>
    <style:style style:name="T22" style:family="text">
      <style:text-properties fo:font-size="9pt" fo:language="sr" fo:country="RS" fo:font-weight="bold" style:font-size-asian="9pt" style:font-weight-asian="bold" style:font-size-complex="9pt" style:font-weight-complex="bold"/>
    </style:style>
    <style:style style:name="T23" style:family="text">
      <style:text-properties officeooo:rsid="001e097a"/>
    </style:style>
    <style:style style:name="T24" style:family="text">
      <style:text-properties officeooo:rsid="001e29f9"/>
    </style:style>
    <style:style style:name="T25" style:family="text"/>
    <style:style style:name="fr1" style:family="graphic" style:parent-style-name="Frame">
      <style:graphic-properties fo:margin-left="-0.0008in" fo:margin-right="-0.0008in" fo:margin-top="0in" fo:margin-bottom="0in" style:wrap="dynamic" style:number-wrapped-paragraphs="no-limit" style:vertical-pos="from-top" style:vertical-rel="paragraph" style:horizontal-pos="right" style:horizontal-rel="page-content" fo:background-color="#ffffff" style:background-transparency="100%" fo:padding="0in" fo:border="non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/>
      <text:p text:style-name="P1"/>
      <text:p text:style-name="P1"/>
      <text:p text:style-name="P1"/>
      <text:p text:style-name="P1"/>
      <text:p text:style-name="P3"/>
      <text:p text:style-name="P3"/>
      <text:p text:style-name="P2"/>
      <text:p text:style-name="P2"/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7"><text:span text:style-name="T1">ПРЕДЛОГ ПРОГРАМА</text:span>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63"><text:span text:style-name="T5">Назив подносиоца предлога програма</text:span></text:p>
          </table:table-cell>
          <table:table-cell table:style-name="Table1.B2" office:value-type="string">
            <text:p text:style-name="P19">Ања Букуров</text:p>
          </table:table-cell>
        </table:table-row>
        <table:table-row table:style-name="Table1.1">
          <table:table-cell table:style-name="Table1.A2" office:value-type="string">
            <text:p text:style-name="P20"><text:span text:style-name="T5">Назив програма</text:span></text:p>
          </table:table-cell>
          <table:table-cell table:style-name="Table1.B2" office:value-type="string">
            <text:p text:style-name="P18">Електронска платформа за учење објектно-оријентисаног програмирања</text:p>
          </table:table-cell>
        </table:table-row>
      </table:table>
      <text:p text:style-name="P3"/>
      <text:p text:style-name="P3"/>
      <text:p text:style-name="P3"/>
      <text:p text:style-name="P2"/>
      <text:p text:style-name="P3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5" office:value-type="string">
            <text:p text:style-name="P21"><text:span text:style-name="T5">ОСНОВНИ ПОДАЦИ О ПОДНОСИОЦУ ПРОГРАМА</text:span><text:span text:style-name="T5"><text:note text:id="ftn1" text:note-class="footnote"><text:note-citation>1</text:note-citation><text:note-body><text:p text:style-name="P61"><text:span text:style-name="footnote_20_reference"/> <text:span text:style-name="T8">Форма Обрасца 1 се не сме мењати</text:span><text:span text:style-name="T9">.</text:span></text:p></text:note-body></text:note></text:span>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2.2">
          <table:table-cell table:style-name="Table2.A2" office:value-type="string">
            <text:p text:style-name="P20"><text:span text:style-name="T5">Назив подносиоца предлога програма</text:span></text:p>
          </table:table-cell>
          <table:table-cell table:style-name="Table2.B2" table:number-columns-spanned="4" office:value-type="string">
            <text:p text:style-name="P23"/>
          </table:table-cell>
          <table:covered-table-cell/>
          <table:covered-table-cell/>
          <table:covered-table-cell/>
        </table:table-row>
        <table:table-row table:style-name="Table2.3">
          <table:table-cell table:style-name="Table2.A3" table:number-rows-spanned="3" office:value-type="string">
            <text:p text:style-name="P20"><text:span text:style-name="T5">Правна форма</text:span><text:span text:style-name="T5"><text:note text:id="ftn2" text:note-class="footnote"><text:note-citation>2</text:note-citation><text:note-body><text:p text:style-name="P62"><text:span text:style-name="footnote_20_reference"><text:span text:style-name="T10"/></text:span><text:span text:style-name="T10"> </text:span><text:span text:style-name="T8">Колоне се попуњавају тако што се два пута кликне на коцку и изабере опција: </text:span><text:span text:style-name="T9">checked</text:span><text:span text:style-name="T8">, а потом кликне ОК.</text:span></text:p></text:note-body></text:note></text:span></text:p>
          </table:table-cell>
          <table:table-cell table:style-name="Table2.B2" table:number-columns-spanned="3" office:value-type="string">
            <text:p text:style-name="P20"><text:span text:style-name="T7">Удружење</text:span></text:p>
          </table:table-cell>
          <table:covered-table-cell/>
          <table:covered-table-cell/>
          <table:table-cell table:style-name="Table2.E3" office:value-type="string">
            <text:p text:style-name="P21"><field:fieldmark text:name="__Fieldmark__40_400366551" field:type="vnd.oasis.opendocument.field.FORMCHECKBOX"><field:param field:name="Checkbox_Checked" field:value="true"/></field:fieldmark></text:p>
          </table:table-cell>
        </table:table-row>
        <table:table-row table:style-name="Table2.4">
          <table:covered-table-cell/>
          <table:table-cell table:style-name="Table2.B2" table:number-columns-spanned="3" office:value-type="string">
            <text:p text:style-name="P20"><text:span text:style-name="T7">Задужбина</text:span></text:p>
          </table:table-cell>
          <table:covered-table-cell/>
          <table:covered-table-cell/>
          <table:table-cell table:style-name="Table2.E4" office:value-type="string">
            <text:p text:style-name="P21"><field:fieldmark text:name="__Fieldmark__43_400366551" field:type="vnd.oasis.opendocument.field.FORMCHECKBOX"/></text:p>
          </table:table-cell>
        </table:table-row>
        <table:table-row table:style-name="Table2.4">
          <table:covered-table-cell/>
          <table:table-cell table:style-name="Table2.B2" table:number-columns-spanned="3" office:value-type="string">
            <text:p text:style-name="P20"><text:span text:style-name="T7">Фондација</text:span></text:p>
          </table:table-cell>
          <table:covered-table-cell/>
          <table:covered-table-cell/>
          <table:table-cell table:style-name="Table2.E5" office:value-type="string">
            <text:p text:style-name="P21"><field:fieldmark text:name="__Fieldmark__46_400366551" field:type="vnd.oasis.opendocument.field.FORMCHECKBOX"/></text:p>
          </table:table-cell>
        </table:table-row>
        <table:table-row table:style-name="Table2.1">
          <table:table-cell table:style-name="Table2.A6" office:value-type="string">
            <text:p text:style-name="P20"><text:span text:style-name="T5">Матични број</text:span></text:p>
          </table:table-cell>
          <table:table-cell table:style-name="Table2.B2" table:number-columns-spanned="4" office:value-type="string">
            <text:p text:style-name="P23"/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7" office:value-type="string">
            <text:p text:style-name="P20"><text:span text:style-name="T5">ПИБ</text:span></text:p>
          </table:table-cell>
          <table:table-cell table:style-name="Table2.B2" table:number-columns-spanned="4" office:value-type="string">
            <text:p text:style-name="P23"/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8" office:value-type="string">
            <text:p text:style-name="P29"><text:span text:style-name="T5">Адреса </text:span></text:p>
            <text:p text:style-name="P31"><text:span text:style-name="T5">(улица и број, место)</text:span></text:p>
          </table:table-cell>
          <table:table-cell table:style-name="Table2.B2" table:number-columns-spanned="4" office:value-type="string">
            <text:p text:style-name="P23"/>
          </table:table-cell>
          <table:covered-table-cell/>
          <table:covered-table-cell/>
          <table:covered-table-cell/>
        </table:table-row>
        <table:table-row table:style-name="Table2.9">
          <table:table-cell table:style-name="Table2.A9" office:value-type="string">
            <text:p text:style-name="Standard"><text:span text:style-name="T5">Телефон/факс</text:span><text:span text:style-name="T18">/</text:span><text:span text:style-name="T5"> e-mail адреса</text:span></text:p>
          </table:table-cell>
          <table:table-cell table:style-name="Table2.B2" office:value-type="string">
            <text:p text:style-name="P4"/>
          </table:table-cell>
          <table:table-cell table:style-name="Table2.B2" office:value-type="string">
            <text:p text:style-name="P4"/>
          </table:table-cell>
          <table:table-cell table:style-name="Table2.B2" table:number-columns-spanned="2" office:value-type="string">
            <text:p text:style-name="P4"/>
          </table:table-cell>
          <table:covered-table-cell/>
        </table:table-row>
        <table:table-row table:style-name="Table2.10">
          <table:table-cell table:style-name="Table2.A3" table:number-rows-spanned="3" office:value-type="string">
            <text:p text:style-name="P29"><text:span text:style-name="T5">Овлашћено лице (удружења/задужбине/</text:span></text:p>
            <text:p text:style-name="P31"><text:span text:style-name="T5">фондације)</text:span></text:p>
          </table:table-cell>
          <table:table-cell table:style-name="Table2.B10" office:value-type="string">
            <text:p text:style-name="P20"><text:span text:style-name="T7">Име и презиме</text:span></text:p>
          </table:table-cell>
          <table:table-cell table:style-name="Table2.B2" table:number-columns-spanned="3" office:value-type="string">
            <text:p text:style-name="P23"/>
          </table:table-cell>
          <table:covered-table-cell/>
          <table:covered-table-cell/>
        </table:table-row>
        <table:table-row table:style-name="Table2.11">
          <table:covered-table-cell/>
          <table:table-cell table:style-name="Table2.B10" office:value-type="string">
            <text:p text:style-name="P20"><text:span text:style-name="T7">Телефон</text:span></text:p>
          </table:table-cell>
          <table:table-cell table:style-name="Table2.B2" table:number-columns-spanned="3" office:value-type="string">
            <text:p text:style-name="P23"/>
          </table:table-cell>
          <table:covered-table-cell/>
          <table:covered-table-cell/>
        </table:table-row>
        <table:table-row table:style-name="Table2.11">
          <table:covered-table-cell/>
          <table:table-cell table:style-name="Table2.B10" office:value-type="string">
            <text:p text:style-name="P20"><text:span text:style-name="T20">E</text:span><text:span text:style-name="T7">-mail адреса</text:span></text:p>
          </table:table-cell>
          <table:table-cell table:style-name="Table2.B2" table:number-columns-spanned="3" office:value-type="string">
            <text:p text:style-name="P23"/>
          </table:table-cell>
          <table:covered-table-cell/>
          <table:covered-table-cell/>
        </table:table-row>
        <table:table-row table:style-name="Table2.13">
          <table:table-cell table:style-name="Table2.A3" table:number-rows-spanned="3" office:value-type="string">
            <text:p text:style-name="P29"><text:span text:style-name="T5">Контакт особа за реализацију програма</text:span></text:p>
          </table:table-cell>
          <table:table-cell table:style-name="Table2.B2" office:value-type="string">
            <text:p text:style-name="P20"><text:span text:style-name="T7">Име и презиме</text:span></text:p>
          </table:table-cell>
          <table:table-cell table:style-name="Table2.B2" table:number-columns-spanned="3" office:value-type="string">
            <text:p text:style-name="P26"/>
          </table:table-cell>
          <table:covered-table-cell/>
          <table:covered-table-cell/>
        </table:table-row>
        <table:table-row table:style-name="Table2.14">
          <table:covered-table-cell/>
          <table:table-cell table:style-name="Table2.B2" office:value-type="string">
            <text:p text:style-name="P20"><text:span text:style-name="T7">Телефон</text:span></text:p>
          </table:table-cell>
          <table:table-cell table:style-name="Table2.B2" table:number-columns-spanned="3" office:value-type="string">
            <text:p text:style-name="P26"/>
          </table:table-cell>
          <table:covered-table-cell/>
          <table:covered-table-cell/>
        </table:table-row>
        <table:table-row table:style-name="Table2.14">
          <table:covered-table-cell/>
          <table:table-cell table:style-name="Table2.B2" office:value-type="string">
            <text:p text:style-name="P20"><text:span text:style-name="T20">E</text:span><text:span text:style-name="T7">-mail адреса</text:span></text:p>
          </table:table-cell>
          <table:table-cell table:style-name="Table2.B2" table:number-columns-spanned="3" office:value-type="string">
            <text:p text:style-name="P26"/>
          </table:table-cell>
          <table:covered-table-cell/>
          <table:covered-table-cell/>
        </table:table-row>
      </table:table>
      <text:p text:style-name="P6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3" office:value-type="string">
            <text:list xml:id="list3783875521241449757" text:style-name="WWNum32">
              <text:list-item>
                <text:p text:style-name="P72"><text:span text:style-name="T6">РЕФЕРЕНЦЕ ПРОГРАМА</text:span></text:p>
              </text:list-item>
            </text:list>
          </table:table-cell>
          <table:covered-table-cell/>
          <table:covered-table-cell/>
        </table:table-row>
        <text:soft-page-break/>
        <table:table-row table:style-name="Table3.2">
          <table:table-cell table:style-name="Table3.A2" office:value-type="string">
            <text:p text:style-name="P20"><text:span text:style-name="T6">Назив програма</text:span></text:p>
          </table:table-cell>
          <table:table-cell table:style-name="Table3.B2" table:number-columns-spanned="2" office:value-type="string">
            <text:p text:style-name="P18">Електронска платформа за учење објектно-оријентисаног програмирања</text:p>
          </table:table-cell>
          <table:covered-table-cell/>
        </table:table-row>
        <table:table-row table:style-name="Table3.3">
          <table:table-cell table:style-name="Table3.A2" office:value-type="string">
            <text:p text:style-name="P20"><text:span text:style-name="T6">Локација/локације програмских активности</text:span></text:p>
          </table:table-cell>
          <table:table-cell table:style-name="Table3.B2" table:number-columns-spanned="2" office:value-type="string">
            <text:p text:style-name="P23"/>
          </table:table-cell>
          <table:covered-table-cell/>
        </table:table-row>
        <table:table-row table:style-name="Table3.4">
          <table:table-cell table:style-name="Table3.A2" office:value-type="string">
            <text:p text:style-name="P20"><text:span text:style-name="T5">Дужина трајања програма</text:span></text:p>
          </table:table-cell>
          <table:table-cell table:style-name="Table3.B2" table:number-columns-spanned="2" office:value-type="string">
            <text:p text:style-name="P23"/>
          </table:table-cell>
          <table:covered-table-cell/>
        </table:table-row>
        <table:table-row table:style-name="Table3.5">
          <table:table-cell table:style-name="Table3.A2" office:value-type="string">
            <text:p text:style-name="P29"><text:span text:style-name="T5">Циљна група / </text:span></text:p>
            <text:p text:style-name="P20"><text:span text:style-name="T5">циљне групе </text:span></text:p>
          </table:table-cell>
          <table:table-cell table:style-name="Table3.B2" table:number-columns-spanned="2" office:value-type="string">
            <text:p text:style-name="P24">Средњошколци и студенти</text:p>
          </table:table-cell>
          <table:covered-table-cell/>
        </table:table-row>
        <table:table-row table:style-name="Table3.5">
          <table:table-cell table:style-name="Table3.A6" office:value-type="string">
            <text:p text:style-name="P31"><text:span text:style-name="T5">Број лица из циљне групе</text:span></text:p>
          </table:table-cell>
          <table:table-cell table:style-name="Table3.B2" table:number-columns-spanned="2" office:value-type="string">
            <text:p text:style-name="P22"/>
          </table:table-cell>
          <table:covered-table-cell/>
        </table:table-row>
        <table:table-row table:style-name="Table3.5">
          <table:table-cell table:style-name="Table3.A6" table:number-rows-spanned="2" office:value-type="string">
            <text:p text:style-name="P20"><text:span text:style-name="T5">Област у којој се реализује програм</text:span></text:p>
          </table:table-cell>
          <table:table-cell table:style-name="Table3.B2" office:value-type="string">
            <text:p text:style-name="P27"><text:span text:style-name="T3">1.1 Тржиште</text:span></text:p>
          </table:table-cell>
          <table:table-cell table:style-name="Table3.B2" office:value-type="string">
            <text:p text:style-name="P21"><field:fieldmark text:name="__Fieldmark__161_400366551" field:type="vnd.oasis.opendocument.field.FORMCHECKBOX"/></text:p>
          </table:table-cell>
        </table:table-row>
        <table:table-row table:style-name="Table3.5">
          <table:covered-table-cell/>
          <table:table-cell table:style-name="Table3.B2" office:value-type="string">
            <text:p text:style-name="P27"><text:span text:style-name="T3">2.1 Евалуатори</text:span><text:bookmark text:name="_GoBack"/></text:p>
          </table:table-cell>
          <table:table-cell table:style-name="Table3.B2" office:value-type="string">
            <text:p text:style-name="P21"><field:fieldmark text:name="__Fieldmark__167_400366551" field:type="vnd.oasis.opendocument.field.FORMCHECKBOX"/></text:p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 table:style-name="Table4.1">
            <table:table-cell table:style-name="Table4.A1" table:number-columns-spanned="3" office:value-type="string">
              <text:p text:style-name="P21"><text:span text:style-name="T5">ОПИС ПРОГРАМА</text:span></text:p>
            </table:table-cell>
            <table:covered-table-cell/>
            <table:covered-table-cell/>
          </table:table-row>
        </table:table-header-rows>
        <table:table-row table:style-name="Table4.2">
          <table:table-cell table:style-name="Table4.A2" office:value-type="string">
            <text:p text:style-name="P20"><text:span text:style-name="T5">Опис тренутног стања у коме се налази циљна група и проблема са којима се суочава</text:span></text:p>
          </table:table-cell>
          <table:table-cell table:style-name="Table4.A2" office:value-type="string">
            <text:p text:style-name="P20"><text:span text:style-name="T13">Опишите стање у којем се циљна група налази и <text:s/>прикажите статистичке податке, уколико их поседујете.</text:span></text:p>
            <text:p text:style-name="P20"><text:span text:style-name="T13">Опишите проблеме са којима се циљна група суочава и потребе групе које произилазе из тих проблема, као и важност решавања наведених проблема.</text:span></text:p>
          </table:table-cell>
          <table:table-cell table:style-name="Table4.C2" office:value-type="string">
            <text:p text:style-name="P4"/>
            <text:p text:style-name="P5">Објекто-оријентисана парадигма је данас веома заступљена у софтверском инжињерству. Међутим, у средњим школама није посвећено довољно пажње том домену. На <text:span text:style-name="T23">факултетима су <text:s/>По</text:span>требно је студентима и средњошколцима обезбедити што боље услове за учење, као и заинтересовати их занимљивим и приступачним програмом наставе. <text:s/></text:p>
            <text:p text:style-name="P5"/>
            <text:p text:style-name="P5"/>
          </table:table-cell>
        </table:table-row>
        <table:table-row table:style-name="Table4.3">
          <table:table-cell table:style-name="Table4.A3" office:value-type="string">
            <text:p text:style-name="P20"><text:span text:style-name="T5">Кључне активности и очекивани резултати</text:span></text:p>
          </table:table-cell>
          <table:table-cell table:style-name="Table4.A3" office:value-type="string">
            <text:p text:style-name="P20"><text:span text:style-name="T13">Опис програма треба да прикаже све главне делове програма у неколико реченица по следећем редоследу: </text:span></text:p>
            <text:list xml:id="list1506115285944690791" text:style-name="WWNum24">
              <text:list-item>
                <text:p text:style-name="P11"><text:span text:style-name="T13">кључне активности које ће се реализовати и које за циљ имају решавање проблема циљне групе;</text:span></text:p>
              </text:list-item>
              <text:list-item>
                <text:p text:style-name="P11"><text:span text:style-name="T13">у случају израде видео продукције, дати детаљни опис сценарија и</text:span></text:p>
              </text:list-item>
              <text:list-item>
                <text:p text:style-name="P11"><text:span text:style-name="T13">очекивани резултати који ће се остварити реализацијом активности, односно програма.</text:span></text:p>
              </text:list-item>
            </text:list>
          </table:table-cell>
          <table:table-cell table:style-name="Table4.C3" office:value-type="string">
            <text:p text:style-name="P2"/>
            <text:p text:style-name="P8">Потребно је унајмити стручне људе из ове области који ће сумирати најважније концепте <text:span text:style-name="T23">објекто-оријентисане парадигме. Потом је потребно припремити материјале на основу претходно осмишљеног садржаја курса. На крају је потребно припремити видео презентације као и тестове за проверу знања на крају сваке обрађене <text:s/>целине.</text:span></text:p>
            <text:p text:style-name="P9">Упоредо са материјалима, припрема се платформа за реализацију програма. Она треба да омогући корисницима једноставан приступ свим материјалима, да води евиденцију одслушаних часова као и полаганих тестова као и <text:span text:style-name="T24">да омогући </text:span>комуникацију са стручним особљем.</text:p>
            <text:p text:style-name="P9"/>
          </table:table-cell>
        </table:table-row>
        <text:soft-page-break/>
        <table:table-row table:style-name="Table4.2">
          <table:table-cell table:style-name="Table4.A2" office:value-type="string">
            <text:p text:style-name="P32"><text:span text:style-name="T5">Одрживост и могућност даљег развијања програма</text:span></text:p>
          </table:table-cell>
          <table:table-cell table:style-name="Table4.A2" office:value-type="string">
            <text:p text:style-name="P12"><text:span text:style-name="T13">Уколико планирате наставак реализације програма након престанка пружања финансијске подршке Министарства, наведите план одрживости програма који ће обухватити: планиране изворе финансирања, учешће корисника у трошковима програма, учешће јединица локалне самоуправе, донатора и слично.</text:span></text:p>
          </table:table-cell>
          <table:table-cell table:style-name="Table4.C4" office:value-type="string">
            <text:p text:style-name="P2"/>
            <text:p text:style-name="P2"/>
          </table:table-cell>
        </table:table-row>
        <table:table-row table:style-name="Table4.5">
          <table:table-cell table:style-name="Table4.A2" office:value-type="string">
            <text:p text:style-name="Standard"><text:span text:style-name="T5">Предуслови</text:span></text:p>
          </table:table-cell>
          <table:table-cell table:style-name="Table4.A2" office:value-type="string">
            <text:p text:style-name="P12"><text:span text:style-name="T13">Опишите предуслове без чијег испуњења није могуће отпочети са програмом (нпр. протокол о сарадњи, обезбеђење подршке <text:s/>локалне самоуправе, и сл.). </text:span></text:p>
          </table:table-cell>
          <table:table-cell table:style-name="Table4.C5" office:value-type="string">
            <text:p text:style-name="P2"/>
            <text:p text:style-name="P2"/>
          </table:table-cell>
        </table:table-row>
        <table:table-row table:style-name="Table4.5">
          <table:table-cell table:style-name="Table4.A2" office:value-type="string">
            <text:p text:style-name="Standard"><text:span text:style-name="T5">Ризици</text:span></text:p>
          </table:table-cell>
          <table:table-cell table:style-name="Table4.A2" office:value-type="string">
            <text:p text:style-name="P12"><text:span text:style-name="T12">Наведите могуће ризике које предвиђате и који могу омести предложену реализацију активности. Они могу бити повезани са циљним групама (неодобравање родитеља, незаинтересованост корисника и сл.), али се могу тицати и ширег окружења (нпр. неодобравање локалних власти и сл).</text:span></text:p>
          </table:table-cell>
          <table:table-cell table:style-name="Table4.C6" office:value-type="string">
            <text:p text:style-name="P2"/>
          </table:table-cell>
        </table:table-row>
        <text:soft-page-break/>
        <table:table-row table:style-name="Table4.5">
          <table:table-cell table:style-name="Table4.A2" office:value-type="string">
            <text:p text:style-name="Standard"><text:span text:style-name="T5">Праћење и процена постигнућа (мониторинг и евалуација)</text:span></text:p>
          </table:table-cell>
          <table:table-cell table:style-name="Table4.A2" office:value-type="string">
            <text:p text:style-name="P12"><text:span text:style-name="T12">Изложите начин на који ћете вршити интерни мониторинг и евалуацију програма. </text:span></text:p>
          </table:table-cell>
          <table:table-cell table:style-name="Table4.C7" office:value-type="string">
            <text:p text:style-name="P2"/>
          </table:table-cell>
        </table:table-row>
        <table:table-row table:style-name="Table4.8">
          <table:table-cell table:style-name="Table4.A8" table:number-columns-spanned="3" office:value-type="string">
            <text:list xml:id="list225151783370020" text:continue-list="list3783875521241449757" text:style-name="WWNum32">
              <text:list-item>
                <text:p text:style-name="P72"><text:span text:style-name="T5">ЦИЉЕВИ ПРОГРАМА</text:span></text:p>
              </text:list-item>
            </text:list>
          </table:table-cell>
          <table:covered-table-cell/>
          <table:covered-table-cell/>
        </table:table-row>
        <table:table-row table:style-name="Table4.8">
          <table:table-cell table:style-name="Table4.A1" table:number-columns-spanned="3" office:value-type="string">
            <text:p text:style-name="P21"><text:span text:style-name="T5">ОПШТИ ЦИЉ И ПОСЕБНИ ЦИЉЕВИ ПРОГРАМА</text:span></text:p>
          </table:table-cell>
          <table:covered-table-cell/>
          <table:covered-table-cell/>
        </table:table-row>
        <table:table-row table:style-name="Table4.10">
          <table:table-cell table:style-name="Table4.A2" office:value-type="string">
            <text:p text:style-name="P20"><text:span text:style-name="T5">Општи циљ програма</text:span></text:p>
          </table:table-cell>
          <table:table-cell table:style-name="Table4.A2" office:value-type="string">
            <text:p text:style-name="P68"><text:span text:style-name="T14">Под општим циљем се подразумева пожељна друштвена промена или утицај који ће програм имати на циљну групу и средину у којој се спроводи.</text:span></text:p>
            <text:p text:style-name="P27"><text:span text:style-name="T13">Он објашњава зашто је програм важан за друштво, у смислу </text:span><text:span text:style-name="T14">директне и индиректне <text:s/>користи</text:span><text:span text:style-name="T13"> за крајње кориснике и шире користи за друге групе. </text:span></text:p>
          </table:table-cell>
          <table:table-cell table:style-name="Table4.C10" office:value-type="string">
            <text:p text:style-name="P2"/>
          </table:table-cell>
        </table:table-row>
        <text:soft-page-break/>
        <table:table-row table:style-name="Table4.11">
          <table:table-cell table:style-name="Table4.A2" office:value-type="string">
            <text:p text:style-name="P20"><text:span text:style-name="T5">Посебни циљеви програма</text:span></text:p>
          </table:table-cell>
          <table:table-cell table:style-name="Table4.A2" office:value-type="string">
            <text:p text:style-name="P12"><text:span text:style-name="T14">Посебни циљ треба да доведе до решења проблема који су препознати у оквиру конкретне циљне групе и мора бити:</text:span></text:p>
            <text:list xml:id="list225151482713733" text:continue-list="list1506115285944690791" text:style-name="WWNum24">
              <text:list-item>
                <text:p text:style-name="P13"><text:span text:style-name="T14">Реалан – може се реализовати у оквиру трајања програма и са расположивим људским и материјалним ресурсима</text:span></text:p>
              </text:list-item>
              <text:list-item>
                <text:p text:style-name="P13"><text:span text:style-name="T14">Специфичан – јасно је дефинисан и његово остварење се може приписати самом програму, а не неким другим утицајима</text:span></text:p>
              </text:list-item>
              <text:list-item>
                <text:p text:style-name="P13"><text:span text:style-name="T14">Мерљив – може се измерити.</text:span></text:p>
              </text:list-item>
            </text:list>
          </table:table-cell>
          <table:table-cell table:style-name="Table4.C11" office:value-type="string">
            <text:p text:style-name="P7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 table:number-columns-repeated="3"/>
        <table:table-column table:style-name="Table5.I"/>
        <table:table-column table:style-name="Table5.J"/>
        <table:table-column table:style-name="Table5.K"/>
        <table:table-column table:style-name="Table5.L"/>
        <table:table-column table:style-name="Table5.M"/>
        <table:table-header-rows>
          <table:table-row table:style-name="Table5.1">
            <table:table-cell table:style-name="Table5.A1" table:number-columns-spanned="13" office:value-type="string">
              <text:p text:style-name="P21"><text:span text:style-name="T5">ПОСЕБНИ УСЛОВИ ЗА САДРЖАЈ ПРОГРАМА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2">
            <table:table-cell table:style-name="Table5.A2" table:number-columns-spanned="13" office:value-type="string">
              <text:p text:style-name="P21"><text:span text:style-name="T5">Активности и резултати програма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5.1">
            <table:table-cell table:style-name="Table5.A3" office:value-type="string">
              <text:p text:style-name="P38"><text:span text:style-name="T5">Р.Б.</text:span></text:p>
            </table:table-cell>
            <table:table-cell table:style-name="Table5.A3" office:value-type="string">
              <text:p text:style-name="P38"><text:span text:style-name="T5">Групе активности и </text:span></text:p>
              <text:p text:style-name="P38"><text:span text:style-name="T5">појединачне активности</text:span></text:p>
            </table:table-cell>
            <table:table-cell table:style-name="Table5.A3" table:number-columns-spanned="9" office:value-type="string">
              <text:p text:style-name="P38"><text:span text:style-name="T5">Месеци реализације </text:span></text:p>
              <text:p text:style-name="P38"><text:span text:style-name="T22">(не представљају календарске месеце)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5.A3" office:value-type="string">
              <text:p text:style-name="P38"><text:span text:style-name="T5">Очекивани резултати</text:span></text:p>
            </table:table-cell>
            <table:table-cell table:style-name="Table5.A3" office:value-type="string">
              <text:p text:style-name="P38"><text:span text:style-name="T5">Индикатори</text:span></text:p>
            </table:table-cell>
          </table:table-row>
          <table:table-row table:style-name="Table5.1">
            <table:table-cell table:style-name="Table5.A4" office:value-type="string">
              <text:p text:style-name="P39"/>
            </table:table-cell>
            <table:table-cell table:style-name="Table5.B4" office:value-type="string">
              <text:p text:style-name="P40"/>
            </table:table-cell>
            <table:table-cell table:style-name="Table5.C4" office:value-type="string">
              <text:p text:style-name="P38"><text:span text:style-name="T4">I</text:span></text:p>
            </table:table-cell>
            <table:table-cell table:style-name="Table5.D4" office:value-type="string">
              <text:p text:style-name="P38"><text:span text:style-name="T4">II</text:span></text:p>
            </table:table-cell>
            <table:table-cell table:style-name="Table5.E4" office:value-type="string">
              <text:p text:style-name="P38"><text:span text:style-name="T4">III</text:span></text:p>
            </table:table-cell>
            <table:table-cell table:style-name="Table5.F4" office:value-type="string">
              <text:p text:style-name="P38"><text:span text:style-name="T4">IV</text:span></text:p>
            </table:table-cell>
            <table:table-cell table:style-name="Table5.G4" office:value-type="string">
              <text:p text:style-name="P38"><text:span text:style-name="T4">V</text:span></text:p>
            </table:table-cell>
            <table:table-cell table:style-name="Table5.H4" office:value-type="string">
              <text:p text:style-name="P38"><text:span text:style-name="T4">VI</text:span></text:p>
            </table:table-cell>
            <table:table-cell table:style-name="Table5.I4" office:value-type="string">
              <text:p text:style-name="P38"><text:span text:style-name="T4">VII</text:span></text:p>
            </table:table-cell>
            <table:table-cell table:style-name="Table5.J4" office:value-type="string">
              <text:p text:style-name="P38"><text:span text:style-name="T4">VIII</text:span></text:p>
            </table:table-cell>
            <table:table-cell table:style-name="Table5.K4" office:value-type="string">
              <text:p text:style-name="P38"><text:span text:style-name="T4">IX</text:span></text:p>
            </table:table-cell>
            <table:table-cell table:style-name="Table5.L4" office:value-type="string">
              <text:p text:style-name="P41"/>
            </table:table-cell>
            <table:table-cell table:style-name="Table5.M4" office:value-type="string">
              <text:p text:style-name="P41"/>
            </table:table-cell>
          </table:table-row>
        </table:table-header-rows>
        <table:table-row table:style-name="Table5.1">
          <table:table-cell table:style-name="Table5.A5" office:value-type="string">
            <text:p text:style-name="P42"><text:span text:style-name="T5">1.</text:span></text:p>
          </table:table-cell>
          <table:table-cell table:style-name="Table5.A3" office:value-type="string">
            <text:p text:style-name="P44">Окупљање стручног кадра</text:p>
          </table:table-cell>
          <table:table-cell table:style-name="Table5.A3" office:value-type="string">
            <text:p text:style-name="P45"/>
          </table:table-cell>
          <table:table-cell table:style-name="Table5.A3" office:value-type="string">
            <text:p text:style-name="P45"/>
          </table:table-cell>
          <table:table-cell table:style-name="Table5.A3" office:value-type="string">
            <text:p text:style-name="P45"/>
          </table:table-cell>
          <table:table-cell table:style-name="Table5.A3" office:value-type="string">
            <text:p text:style-name="P45"/>
          </table:table-cell>
          <table:table-cell table:style-name="Table5.A3" office:value-type="string">
            <text:p text:style-name="P45"/>
          </table:table-cell>
          <table:table-cell table:style-name="Table5.A3" office:value-type="string">
            <text:p text:style-name="P45"/>
          </table:table-cell>
          <table:table-cell table:style-name="Table5.A3" office:value-type="string">
            <text:p text:style-name="P45"/>
          </table:table-cell>
          <table:table-cell table:style-name="Table5.A3" office:value-type="string">
            <text:p text:style-name="P45"/>
          </table:table-cell>
          <table:table-cell table:style-name="Table5.A3" office:value-type="string">
            <text:p text:style-name="P45"/>
          </table:table-cell>
          <table:table-cell table:style-name="Table5.A3" office:value-type="string">
            <text:p text:style-name="P43"/>
          </table:table-cell>
          <table:table-cell table:style-name="Table5.M5" office:value-type="string">
            <text:p text:style-name="P43"/>
          </table:table-cell>
        </table:table-row>
        <table:table-row table:style-name="Table5.1">
          <table:table-cell table:style-name="Table5.A6" office:value-type="string">
            <text:p text:style-name="P48"><text:span text:style-name="T7">1.1</text:span></text:p>
          </table:table-cell>
          <table:table-cell table:style-name="Table5.A6" office:value-type="string">
            <text:p text:style-name="P50">Окупљање стручних људи за објектно-оријентисано програмрање</text:p>
          </table:table-cell>
          <table:table-cell table:style-name="Table5.A6" office:value-type="string">
            <text:p text:style-name="P51"><field:fieldmark text:name="__Fieldmark__363_400366551" field:type="vnd.oasis.opendocument.field.FORMCHECKBOX"><field:param field:name="Checkbox_Checked" field:value="true"/></field:fieldmark></text:p>
          </table:table-cell>
          <table:table-cell table:style-name="Table5.A6" office:value-type="string">
            <text:p text:style-name="P51"><field:fieldmark text:name="__Fieldmark__365_400366551" field:type="vnd.oasis.opendocument.field.FORMCHECKBOX"/></text:p>
          </table:table-cell>
          <table:table-cell table:style-name="Table5.A6" office:value-type="string">
            <text:p text:style-name="P51"><field:fieldmark text:name="__Fieldmark__367_400366551" field:type="vnd.oasis.opendocument.field.FORMCHECKBOX"/></text:p>
          </table:table-cell>
          <table:table-cell table:style-name="Table5.A6" office:value-type="string">
            <text:p text:style-name="P51"><field:fieldmark text:name="__Fieldmark__369_400366551" field:type="vnd.oasis.opendocument.field.FORMCHECKBOX"/></text:p>
          </table:table-cell>
          <table:table-cell table:style-name="Table5.A6" office:value-type="string">
            <text:p text:style-name="P51"><field:fieldmark text:name="__Fieldmark__371_400366551" field:type="vnd.oasis.opendocument.field.FORMCHECKBOX"/></text:p>
          </table:table-cell>
          <table:table-cell table:style-name="Table5.A6" office:value-type="string">
            <text:p text:style-name="P51"><field:fieldmark text:name="__Fieldmark__373_400366551" field:type="vnd.oasis.opendocument.field.FORMCHECKBOX"/></text:p>
          </table:table-cell>
          <table:table-cell table:style-name="Table5.A6" office:value-type="string">
            <text:p text:style-name="P51"><field:fieldmark text:name="__Fieldmark__375_400366551" field:type="vnd.oasis.opendocument.field.FORMCHECKBOX"/></text:p>
          </table:table-cell>
          <table:table-cell table:style-name="Table5.A6" office:value-type="string">
            <text:p text:style-name="P51"><field:fieldmark text:name="__Fieldmark__377_400366551" field:type="vnd.oasis.opendocument.field.FORMCHECKBOX"/></text:p>
          </table:table-cell>
          <table:table-cell table:style-name="Table5.A6" office:value-type="string">
            <text:p text:style-name="P51"><field:fieldmark text:name="__Fieldmark__379_400366551" field:type="vnd.oasis.opendocument.field.FORMCHECKBOX"/></text:p>
          </table:table-cell>
          <table:table-cell table:style-name="Table5.A6" office:value-type="string">
            <text:p text:style-name="P49"/>
          </table:table-cell>
          <table:table-cell table:style-name="Table5.M6" office:value-type="string">
            <text:p text:style-name="P49"/>
          </table:table-cell>
        </table:table-row>
        <table:table-row table:style-name="Table5.1">
          <table:table-cell table:style-name="Table5.A6" office:value-type="string">
            <text:p text:style-name="P48"><text:span text:style-name="T7">1.2</text:span></text:p>
          </table:table-cell>
          <table:table-cell table:style-name="Table5.A6" office:value-type="string">
            <text:p text:style-name="P50">Окупљање стручних људи за израду платформе </text:p>
          </table:table-cell>
          <table:table-cell table:style-name="Table5.A6" office:value-type="string">
            <text:p text:style-name="P51"><field:fieldmark text:name="__Fieldmark__382_400366551" field:type="vnd.oasis.opendocument.field.FORMCHECKBOX"><field:param field:name="Checkbox_Checked" field:value="true"/></field:fieldmark></text:p>
          </table:table-cell>
          <table:table-cell table:style-name="Table5.A6" office:value-type="string">
            <text:p text:style-name="P51"><field:fieldmark text:name="__Fieldmark__384_400366551" field:type="vnd.oasis.opendocument.field.FORMCHECKBOX"/></text:p>
          </table:table-cell>
          <table:table-cell table:style-name="Table5.A6" office:value-type="string">
            <text:p text:style-name="P51"><field:fieldmark text:name="__Fieldmark__386_400366551" field:type="vnd.oasis.opendocument.field.FORMCHECKBOX"/></text:p>
          </table:table-cell>
          <table:table-cell table:style-name="Table5.A6" office:value-type="string">
            <text:p text:style-name="P51"><field:fieldmark text:name="__Fieldmark__388_400366551" field:type="vnd.oasis.opendocument.field.FORMCHECKBOX"/></text:p>
          </table:table-cell>
          <table:table-cell table:style-name="Table5.A6" office:value-type="string">
            <text:p text:style-name="P51"><field:fieldmark text:name="__Fieldmark__390_400366551" field:type="vnd.oasis.opendocument.field.FORMCHECKBOX"/></text:p>
          </table:table-cell>
          <table:table-cell table:style-name="Table5.A6" office:value-type="string">
            <text:p text:style-name="P51"><field:fieldmark text:name="__Fieldmark__392_400366551" field:type="vnd.oasis.opendocument.field.FORMCHECKBOX"/></text:p>
          </table:table-cell>
          <table:table-cell table:style-name="Table5.A6" office:value-type="string">
            <text:p text:style-name="P51"><field:fieldmark text:name="__Fieldmark__394_400366551" field:type="vnd.oasis.opendocument.field.FORMCHECKBOX"/></text:p>
          </table:table-cell>
          <table:table-cell table:style-name="Table5.A6" office:value-type="string">
            <text:p text:style-name="P51"><field:fieldmark text:name="__Fieldmark__396_400366551" field:type="vnd.oasis.opendocument.field.FORMCHECKBOX"/></text:p>
          </table:table-cell>
          <table:table-cell table:style-name="Table5.A6" office:value-type="string">
            <text:p text:style-name="P51"><field:fieldmark text:name="__Fieldmark__398_400366551" field:type="vnd.oasis.opendocument.field.FORMCHECKBOX"/></text:p>
          </table:table-cell>
          <table:table-cell table:style-name="Table5.A6" office:value-type="string">
            <text:p text:style-name="P49"/>
          </table:table-cell>
          <table:table-cell table:style-name="Table5.M7" office:value-type="string">
            <text:p text:style-name="P49"/>
          </table:table-cell>
        </table:table-row>
        <table:table-row table:style-name="Table5.1">
          <table:table-cell table:style-name="Table5.A6" office:value-type="string">
            <text:p text:style-name="P48"><text:span text:style-name="T7">1.3</text:span></text:p>
          </table:table-cell>
          <table:table-cell table:style-name="Table5.A6" office:value-type="string">
            <text:p text:style-name="P50">Окупљљање искусних предавача</text:p>
          </table:table-cell>
          <table:table-cell table:style-name="Table5.A6" office:value-type="string">
            <text:p text:style-name="P51"><field:fieldmark text:name="__Fieldmark__401_400366551" field:type="vnd.oasis.opendocument.field.FORMCHECKBOX"><field:param field:name="Checkbox_Checked" field:value="true"/></field:fieldmark></text:p>
          </table:table-cell>
          <table:table-cell table:style-name="Table5.A6" office:value-type="string">
            <text:p text:style-name="P51"><field:fieldmark text:name="__Fieldmark__403_400366551" field:type="vnd.oasis.opendocument.field.FORMCHECKBOX"/></text:p>
          </table:table-cell>
          <table:table-cell table:style-name="Table5.A6" office:value-type="string">
            <text:p text:style-name="P51"><field:fieldmark text:name="__Fieldmark__405_400366551" field:type="vnd.oasis.opendocument.field.FORMCHECKBOX"/></text:p>
          </table:table-cell>
          <table:table-cell table:style-name="Table5.A6" office:value-type="string">
            <text:p text:style-name="P51"><field:fieldmark text:name="__Fieldmark__407_400366551" field:type="vnd.oasis.opendocument.field.FORMCHECKBOX"/></text:p>
          </table:table-cell>
          <table:table-cell table:style-name="Table5.A6" office:value-type="string">
            <text:p text:style-name="P51"><field:fieldmark text:name="__Fieldmark__409_400366551" field:type="vnd.oasis.opendocument.field.FORMCHECKBOX"/></text:p>
          </table:table-cell>
          <table:table-cell table:style-name="Table5.A6" office:value-type="string">
            <text:p text:style-name="P51"><field:fieldmark text:name="__Fieldmark__411_400366551" field:type="vnd.oasis.opendocument.field.FORMCHECKBOX"/></text:p>
          </table:table-cell>
          <table:table-cell table:style-name="Table5.A6" office:value-type="string">
            <text:p text:style-name="P51"><field:fieldmark text:name="__Fieldmark__413_400366551" field:type="vnd.oasis.opendocument.field.FORMCHECKBOX"/></text:p>
          </table:table-cell>
          <table:table-cell table:style-name="Table5.A6" office:value-type="string">
            <text:p text:style-name="P51"><field:fieldmark text:name="__Fieldmark__415_400366551" field:type="vnd.oasis.opendocument.field.FORMCHECKBOX"/></text:p>
          </table:table-cell>
          <table:table-cell table:style-name="Table5.A6" office:value-type="string">
            <text:p text:style-name="P51"><field:fieldmark text:name="__Fieldmark__417_400366551" field:type="vnd.oasis.opendocument.field.FORMCHECKBOX"/></text:p>
          </table:table-cell>
          <table:table-cell table:style-name="Table5.A6" office:value-type="string">
            <text:p text:style-name="P49"/>
          </table:table-cell>
          <table:table-cell table:style-name="Table5.M8" office:value-type="string">
            <text:p text:style-name="P49"/>
          </table:table-cell>
        </table:table-row>
        <table:table-row table:style-name="Table5.1">
          <table:table-cell table:style-name="Table5.A6" office:value-type="string">
            <text:p text:style-name="P48"><text:span text:style-name="T7">1.4</text:span></text:p>
          </table:table-cell>
          <table:table-cell table:style-name="Table5.A6" office:value-type="string">
            <text:p text:style-name="P49"/>
          </table:table-cell>
          <table:table-cell table:style-name="Table5.A6" office:value-type="string">
            <text:p text:style-name="P51"><field:fieldmark text:name="__Fieldmark__420_400366551" field:type="vnd.oasis.opendocument.field.FORMCHECKBOX"/></text:p>
          </table:table-cell>
          <table:table-cell table:style-name="Table5.A6" office:value-type="string">
            <text:p text:style-name="P51"><field:fieldmark text:name="__Fieldmark__422_400366551" field:type="vnd.oasis.opendocument.field.FORMCHECKBOX"/></text:p>
          </table:table-cell>
          <table:table-cell table:style-name="Table5.A6" office:value-type="string">
            <text:p text:style-name="P51"><field:fieldmark text:name="__Fieldmark__424_400366551" field:type="vnd.oasis.opendocument.field.FORMCHECKBOX"/></text:p>
          </table:table-cell>
          <table:table-cell table:style-name="Table5.A6" office:value-type="string">
            <text:p text:style-name="P51"><field:fieldmark text:name="__Fieldmark__426_400366551" field:type="vnd.oasis.opendocument.field.FORMCHECKBOX"/></text:p>
          </table:table-cell>
          <table:table-cell table:style-name="Table5.A6" office:value-type="string">
            <text:p text:style-name="P51"><field:fieldmark text:name="__Fieldmark__428_400366551" field:type="vnd.oasis.opendocument.field.FORMCHECKBOX"/></text:p>
          </table:table-cell>
          <table:table-cell table:style-name="Table5.A6" office:value-type="string">
            <text:p text:style-name="P51"><field:fieldmark text:name="__Fieldmark__430_400366551" field:type="vnd.oasis.opendocument.field.FORMCHECKBOX"/></text:p>
          </table:table-cell>
          <table:table-cell table:style-name="Table5.A6" office:value-type="string">
            <text:p text:style-name="P51"><field:fieldmark text:name="__Fieldmark__432_400366551" field:type="vnd.oasis.opendocument.field.FORMCHECKBOX"/></text:p>
          </table:table-cell>
          <table:table-cell table:style-name="Table5.A6" office:value-type="string">
            <text:p text:style-name="P51"><field:fieldmark text:name="__Fieldmark__434_400366551" field:type="vnd.oasis.opendocument.field.FORMCHECKBOX"/></text:p>
          </table:table-cell>
          <table:table-cell table:style-name="Table5.A6" office:value-type="string">
            <text:p text:style-name="P51"><field:fieldmark text:name="__Fieldmark__436_400366551" field:type="vnd.oasis.opendocument.field.FORMCHECKBOX"/></text:p>
          </table:table-cell>
          <table:table-cell table:style-name="Table5.A6" office:value-type="string">
            <text:p text:style-name="P49"/>
          </table:table-cell>
          <table:table-cell table:style-name="Table5.M9" office:value-type="string">
            <text:p text:style-name="P49"/>
          </table:table-cell>
        </table:table-row>
        <table:table-row table:style-name="Table5.1">
          <table:table-cell table:style-name="Table5.A10" office:value-type="string">
            <text:p text:style-name="P42"><text:span text:style-name="T5">2.</text:span></text:p>
          </table:table-cell>
          <table:table-cell table:style-name="Table5.A3" office:value-type="string">
            <text:p text:style-name="P44">Припрема материјала</text:p>
          </table:table-cell>
          <table:table-cell table:style-name="Table5.A3" office:value-type="string">
            <text:p text:style-name="P45"/>
          </table:table-cell>
          <table:table-cell table:style-name="Table5.A3" office:value-type="string">
            <text:p text:style-name="P45"/>
          </table:table-cell>
          <table:table-cell table:style-name="Table5.A3" office:value-type="string">
            <text:p text:style-name="P45"/>
          </table:table-cell>
          <table:table-cell table:style-name="Table5.A3" office:value-type="string">
            <text:p text:style-name="P45"/>
          </table:table-cell>
          <table:table-cell table:style-name="Table5.A3" office:value-type="string">
            <text:p text:style-name="P45"/>
          </table:table-cell>
          <table:table-cell table:style-name="Table5.A3" office:value-type="string">
            <text:p text:style-name="P45"/>
          </table:table-cell>
          <table:table-cell table:style-name="Table5.A3" office:value-type="string">
            <text:p text:style-name="P45"/>
          </table:table-cell>
          <table:table-cell table:style-name="Table5.A3" office:value-type="string">
            <text:p text:style-name="P45"/>
          </table:table-cell>
          <table:table-cell table:style-name="Table5.A3" office:value-type="string">
            <text:p text:style-name="P45"/>
          </table:table-cell>
          <table:table-cell table:style-name="Table5.A3" office:value-type="string">
            <text:p text:style-name="P43"/>
          </table:table-cell>
          <table:table-cell table:style-name="Table5.M10" office:value-type="string">
            <text:p text:style-name="P43"/>
          </table:table-cell>
        </table:table-row>
        <table:table-row table:style-name="Table5.1">
          <table:table-cell table:style-name="Table5.A6" office:value-type="string">
            <text:p text:style-name="P48"><text:span text:style-name="T7">2.1</text:span></text:p>
          </table:table-cell>
          <table:table-cell table:style-name="Table5.A6" office:value-type="string">
            <text:p text:style-name="P50">Одређивање области изучавања</text:p>
          </table:table-cell>
          <table:table-cell table:style-name="Table5.A6" office:value-type="string">
            <text:p text:style-name="P51"><field:fieldmark text:name="__Fieldmark__440_400366551" field:type="vnd.oasis.opendocument.field.FORMCHECKBOX"><field:param field:name="Checkbox_Checked" field:value="true"/></field:fieldmark></text:p>
          </table:table-cell>
          <table:table-cell table:style-name="Table5.A6" office:value-type="string">
            <text:p text:style-name="P51"><field:fieldmark text:name="__Fieldmark__442_400366551" field:type="vnd.oasis.opendocument.field.FORMCHECKBOX"/></text:p>
          </table:table-cell>
          <table:table-cell table:style-name="Table5.A6" office:value-type="string">
            <text:p text:style-name="P51"><field:fieldmark text:name="__Fieldmark__444_400366551" field:type="vnd.oasis.opendocument.field.FORMCHECKBOX"/></text:p>
          </table:table-cell>
          <table:table-cell table:style-name="Table5.A6" office:value-type="string">
            <text:p text:style-name="P51"><field:fieldmark text:name="__Fieldmark__446_400366551" field:type="vnd.oasis.opendocument.field.FORMCHECKBOX"/></text:p>
          </table:table-cell>
          <table:table-cell table:style-name="Table5.A6" office:value-type="string">
            <text:p text:style-name="P51"><field:fieldmark text:name="__Fieldmark__448_400366551" field:type="vnd.oasis.opendocument.field.FORMCHECKBOX"/></text:p>
          </table:table-cell>
          <table:table-cell table:style-name="Table5.A6" office:value-type="string">
            <text:p text:style-name="P51"><field:fieldmark text:name="__Fieldmark__450_400366551" field:type="vnd.oasis.opendocument.field.FORMCHECKBOX"/></text:p>
          </table:table-cell>
          <table:table-cell table:style-name="Table5.A6" office:value-type="string">
            <text:p text:style-name="P51"><field:fieldmark text:name="__Fieldmark__452_400366551" field:type="vnd.oasis.opendocument.field.FORMCHECKBOX"/></text:p>
          </table:table-cell>
          <table:table-cell table:style-name="Table5.A6" office:value-type="string">
            <text:p text:style-name="P51"><field:fieldmark text:name="__Fieldmark__454_400366551" field:type="vnd.oasis.opendocument.field.FORMCHECKBOX"/></text:p>
          </table:table-cell>
          <table:table-cell table:style-name="Table5.A6" office:value-type="string">
            <text:p text:style-name="P51"><field:fieldmark text:name="__Fieldmark__456_400366551" field:type="vnd.oasis.opendocument.field.FORMCHECKBOX"/></text:p>
          </table:table-cell>
          <table:table-cell table:style-name="Table5.A6" office:value-type="string">
            <text:p text:style-name="P49"/>
          </table:table-cell>
          <table:table-cell table:style-name="Table5.M11" office:value-type="string">
            <text:p text:style-name="P49"/>
          </table:table-cell>
        </table:table-row>
        <table:table-row table:style-name="Table5.1">
          <table:table-cell table:style-name="Table5.A6" office:value-type="string">
            <text:p text:style-name="P48"><text:span text:style-name="T7">2.2</text:span></text:p>
          </table:table-cell>
          <table:table-cell table:style-name="Table5.A6" office:value-type="string">
            <text:p text:style-name="P50">Писање материјала који ће чинити теоријску основу и задатака који ће пратити курс</text:p>
          </table:table-cell>
          <table:table-cell table:style-name="Table5.A6" office:value-type="string">
            <text:p text:style-name="P51"><field:fieldmark text:name="__Fieldmark__459_400366551" field:type="vnd.oasis.opendocument.field.FORMCHECKBOX"/></text:p>
          </table:table-cell>
          <table:table-cell table:style-name="Table5.A6" office:value-type="string">
            <text:p text:style-name="P51"><field:fieldmark text:name="__Fieldmark__461_400366551" field:type="vnd.oasis.opendocument.field.FORMCHECKBOX"/></text:p>
          </table:table-cell>
          <table:table-cell table:style-name="Table5.A6" office:value-type="string">
            <text:p text:style-name="P51"><field:fieldmark text:name="__Fieldmark__463_400366551" field:type="vnd.oasis.opendocument.field.FORMCHECKBOX"><field:param field:name="Checkbox_Checked" field:value="false"/></field:fieldmark></text:p>
          </table:table-cell>
          <table:table-cell table:style-name="Table5.A6" office:value-type="string">
            <text:p text:style-name="P51"><field:fieldmark text:name="__Fieldmark__465_400366551" field:type="vnd.oasis.opendocument.field.FORMCHECKBOX"><field:param field:name="Checkbox_Checked" field:value="false"/></field:fieldmark></text:p>
          </table:table-cell>
          <table:table-cell table:style-name="Table5.A6" office:value-type="string">
            <text:p text:style-name="P51"><field:fieldmark text:name="__Fieldmark__467_400366551" field:type="vnd.oasis.opendocument.field.FORMCHECKBOX"><field:param field:name="Checkbox_Checked" field:value="true"/></field:fieldmark></text:p>
          </table:table-cell>
          <table:table-cell table:style-name="Table5.A6" office:value-type="string">
            <text:p text:style-name="P51"><field:fieldmark text:name="__Fieldmark__469_400366551" field:type="vnd.oasis.opendocument.field.FORMCHECKBOX"/></text:p>
          </table:table-cell>
          <table:table-cell table:style-name="Table5.A6" office:value-type="string">
            <text:p text:style-name="P51"><field:fieldmark text:name="__Fieldmark__471_400366551" field:type="vnd.oasis.opendocument.field.FORMCHECKBOX"/></text:p>
          </table:table-cell>
          <table:table-cell table:style-name="Table5.A6" office:value-type="string">
            <text:p text:style-name="P51"><field:fieldmark text:name="__Fieldmark__473_400366551" field:type="vnd.oasis.opendocument.field.FORMCHECKBOX"/></text:p>
          </table:table-cell>
          <table:table-cell table:style-name="Table5.A6" office:value-type="string">
            <text:p text:style-name="P51"><field:fieldmark text:name="__Fieldmark__475_400366551" field:type="vnd.oasis.opendocument.field.FORMCHECKBOX"/></text:p>
          </table:table-cell>
          <table:table-cell table:style-name="Table5.A6" office:value-type="string">
            <text:p text:style-name="P49"/>
          </table:table-cell>
          <table:table-cell table:style-name="Table5.M12" office:value-type="string">
            <text:p text:style-name="P49"/>
          </table:table-cell>
        </table:table-row>
        <table:table-row table:style-name="Table5.1">
          <table:table-cell table:style-name="Table5.A6" office:value-type="string">
            <text:p text:style-name="P48"><text:span text:style-name="T7">2.3</text:span></text:p>
          </table:table-cell>
          <table:table-cell table:style-name="Table5.A6" office:value-type="string">
            <text:p text:style-name="P50">Писање теоријских и практичних тестова</text:p>
          </table:table-cell>
          <table:table-cell table:style-name="Table5.A6" office:value-type="string">
            <text:p text:style-name="P51"><field:fieldmark text:name="__Fieldmark__478_400366551" field:type="vnd.oasis.opendocument.field.FORMCHECKBOX"/></text:p>
          </table:table-cell>
          <table:table-cell table:style-name="Table5.A6" office:value-type="string">
            <text:p text:style-name="P51"><field:fieldmark text:name="__Fieldmark__480_400366551" field:type="vnd.oasis.opendocument.field.FORMCHECKBOX"/></text:p>
          </table:table-cell>
          <table:table-cell table:style-name="Table5.A6" office:value-type="string">
            <text:p text:style-name="P51"><field:fieldmark text:name="__Fieldmark__482_400366551" field:type="vnd.oasis.opendocument.field.FORMCHECKBOX"><field:param field:name="Checkbox_Checked" field:value="true"/></field:fieldmark></text:p>
          </table:table-cell>
          <table:table-cell table:style-name="Table5.A6" office:value-type="string">
            <text:p text:style-name="P51"><field:fieldmark text:name="__Fieldmark__484_400366551" field:type="vnd.oasis.opendocument.field.FORMCHECKBOX"><field:param field:name="Checkbox_Checked" field:value="false"/></field:fieldmark></text:p>
          </table:table-cell>
          <table:table-cell table:style-name="Table5.A6" office:value-type="string">
            <text:p text:style-name="P51"><field:fieldmark text:name="__Fieldmark__486_400366551" field:type="vnd.oasis.opendocument.field.FORMCHECKBOX"/></text:p>
          </table:table-cell>
          <table:table-cell table:style-name="Table5.A6" office:value-type="string">
            <text:p text:style-name="P51"><field:fieldmark text:name="__Fieldmark__488_400366551" field:type="vnd.oasis.opendocument.field.FORMCHECKBOX"/></text:p>
          </table:table-cell>
          <table:table-cell table:style-name="Table5.A6" office:value-type="string">
            <text:p text:style-name="P51"><field:fieldmark text:name="__Fieldmark__490_400366551" field:type="vnd.oasis.opendocument.field.FORMCHECKBOX"/></text:p>
          </table:table-cell>
          <table:table-cell table:style-name="Table5.A6" office:value-type="string">
            <text:p text:style-name="P51"><field:fieldmark text:name="__Fieldmark__492_400366551" field:type="vnd.oasis.opendocument.field.FORMCHECKBOX"/></text:p>
          </table:table-cell>
          <table:table-cell table:style-name="Table5.A6" office:value-type="string">
            <text:p text:style-name="P51"><field:fieldmark text:name="__Fieldmark__494_400366551" field:type="vnd.oasis.opendocument.field.FORMCHECKBOX"/></text:p>
          </table:table-cell>
          <table:table-cell table:style-name="Table5.A6" office:value-type="string">
            <text:p text:style-name="P49"/>
          </table:table-cell>
          <table:table-cell table:style-name="Table5.M13" office:value-type="string">
            <text:p text:style-name="P49"/>
          </table:table-cell>
        </table:table-row>
        <table:table-row table:style-name="Table5.1">
          <table:table-cell table:style-name="Table5.A6" office:value-type="string">
            <text:p text:style-name="P48"><text:span text:style-name="T7">2.4</text:span></text:p>
          </table:table-cell>
          <table:table-cell table:style-name="Table5.A6" office:value-type="string">
            <text:p text:style-name="P50">Снимање видео презентација по областима</text:p>
          </table:table-cell>
          <table:table-cell table:style-name="Table5.A6" office:value-type="string">
            <text:p text:style-name="P51"><field:fieldmark text:name="__Fieldmark__497_400366551" field:type="vnd.oasis.opendocument.field.FORMCHECKBOX"/></text:p>
          </table:table-cell>
          <table:table-cell table:style-name="Table5.A6" office:value-type="string">
            <text:p text:style-name="P51"><field:fieldmark text:name="__Fieldmark__499_400366551" field:type="vnd.oasis.opendocument.field.FORMCHECKBOX"><field:param field:name="Checkbox_Checked" field:value="true"/></field:fieldmark></text:p>
          </table:table-cell>
          <table:table-cell table:style-name="Table5.A6" office:value-type="string">
            <text:p text:style-name="P51"><field:fieldmark text:name="__Fieldmark__501_400366551" field:type="vnd.oasis.opendocument.field.FORMCHECKBOX"><field:param field:name="Checkbox_Checked" field:value="false"/></field:fieldmark></text:p>
          </table:table-cell>
          <table:table-cell table:style-name="Table5.A6" office:value-type="string">
            <text:p text:style-name="P51"><field:fieldmark text:name="__Fieldmark__503_400366551" field:type="vnd.oasis.opendocument.field.FORMCHECKBOX"/></text:p>
          </table:table-cell>
          <table:table-cell table:style-name="Table5.A6" office:value-type="string">
            <text:p text:style-name="P51"><field:fieldmark text:name="__Fieldmark__505_400366551" field:type="vnd.oasis.opendocument.field.FORMCHECKBOX"/></text:p>
          </table:table-cell>
          <table:table-cell table:style-name="Table5.A6" office:value-type="string">
            <text:p text:style-name="P51"><field:fieldmark text:name="__Fieldmark__507_400366551" field:type="vnd.oasis.opendocument.field.FORMCHECKBOX"/></text:p>
          </table:table-cell>
          <table:table-cell table:style-name="Table5.A6" office:value-type="string">
            <text:p text:style-name="P51"><field:fieldmark text:name="__Fieldmark__509_400366551" field:type="vnd.oasis.opendocument.field.FORMCHECKBOX"/></text:p>
          </table:table-cell>
          <table:table-cell table:style-name="Table5.A6" office:value-type="string">
            <text:p text:style-name="P51"><field:fieldmark text:name="__Fieldmark__511_400366551" field:type="vnd.oasis.opendocument.field.FORMCHECKBOX"/></text:p>
          </table:table-cell>
          <table:table-cell table:style-name="Table5.A6" office:value-type="string">
            <text:p text:style-name="P51"><field:fieldmark text:name="__Fieldmark__513_400366551" field:type="vnd.oasis.opendocument.field.FORMCHECKBOX"/></text:p>
          </table:table-cell>
          <table:table-cell table:style-name="Table5.A6" office:value-type="string">
            <text:p text:style-name="P49"/>
          </table:table-cell>
          <table:table-cell table:style-name="Table5.M14" office:value-type="string">
            <text:p text:style-name="P49"/>
          </table:table-cell>
        </table:table-row>
        <table:table-row table:style-name="Table5.1">
          <table:table-cell table:style-name="Table5.A15" office:value-type="string">
            <text:p text:style-name="P42"><text:span text:style-name="T5">3.</text:span></text:p>
          </table:table-cell>
          <table:table-cell table:style-name="Table5.A3" office:value-type="string">
            <text:p text:style-name="P44">Израда платформе</text:p>
          </table:table-cell>
          <table:table-cell table:style-name="Table5.A3" office:value-type="string">
            <text:p text:style-name="P47"/>
          </table:table-cell>
          <table:table-cell table:style-name="Table5.A3" office:value-type="string">
            <text:p text:style-name="P47"/>
          </table:table-cell>
          <table:table-cell table:style-name="Table5.A3" office:value-type="string">
            <text:p text:style-name="P47"/>
          </table:table-cell>
          <table:table-cell table:style-name="Table5.A3" office:value-type="string">
            <text:p text:style-name="P47"/>
          </table:table-cell>
          <table:table-cell table:style-name="Table5.A3" office:value-type="string">
            <text:p text:style-name="P47"/>
          </table:table-cell>
          <table:table-cell table:style-name="Table5.A3" office:value-type="string">
            <text:p text:style-name="P47"/>
          </table:table-cell>
          <table:table-cell table:style-name="Table5.A3" office:value-type="string">
            <text:p text:style-name="P47"/>
          </table:table-cell>
          <table:table-cell table:style-name="Table5.A3" office:value-type="string">
            <text:p text:style-name="P47"/>
          </table:table-cell>
          <table:table-cell table:style-name="Table5.A3" office:value-type="string">
            <text:p text:style-name="P47"/>
          </table:table-cell>
          <table:table-cell table:style-name="Table5.A3" office:value-type="string">
            <text:p text:style-name="P46"/>
          </table:table-cell>
          <table:table-cell table:style-name="Table5.M15" office:value-type="string">
            <text:p text:style-name="P46"/>
          </table:table-cell>
        </table:table-row>
        <table:table-row table:style-name="Table5.1">
          <table:table-cell table:style-name="Table5.A6" office:value-type="string">
            <text:p text:style-name="P48"><text:span text:style-name="T7">3.1</text:span></text:p>
          </table:table-cell>
          <table:table-cell table:style-name="Table5.A6" office:value-type="string">
            <text:p text:style-name="P50">Израда frontend-а</text:p>
          </table:table-cell>
          <table:table-cell table:style-name="Table5.A6" office:value-type="string">
            <text:p text:style-name="P51"><field:fieldmark text:name="__Fieldmark__517_400366551" field:type="vnd.oasis.opendocument.field.FORMCHECKBOX"><field:param field:name="Checkbox_Checked" field:value="true"/></field:fieldmark></text:p>
          </table:table-cell>
          <table:table-cell table:style-name="Table5.A6" office:value-type="string">
            <text:p text:style-name="P51"><field:fieldmark text:name="__Fieldmark__519_400366551" field:type="vnd.oasis.opendocument.field.FORMCHECKBOX"/></text:p>
          </table:table-cell>
          <table:table-cell table:style-name="Table5.A6" office:value-type="string">
            <text:p text:style-name="P51"><field:fieldmark text:name="__Fieldmark__521_400366551" field:type="vnd.oasis.opendocument.field.FORMCHECKBOX"/></text:p>
          </table:table-cell>
          <table:table-cell table:style-name="Table5.A6" office:value-type="string">
            <text:p text:style-name="P51"><field:fieldmark text:name="__Fieldmark__523_400366551" field:type="vnd.oasis.opendocument.field.FORMCHECKBOX"/></text:p>
          </table:table-cell>
          <table:table-cell table:style-name="Table5.A6" office:value-type="string">
            <text:p text:style-name="P51"><field:fieldmark text:name="__Fieldmark__525_400366551" field:type="vnd.oasis.opendocument.field.FORMCHECKBOX"/></text:p>
          </table:table-cell>
          <table:table-cell table:style-name="Table5.A6" office:value-type="string">
            <text:p text:style-name="P51"><field:fieldmark text:name="__Fieldmark__527_400366551" field:type="vnd.oasis.opendocument.field.FORMCHECKBOX"/></text:p>
          </table:table-cell>
          <table:table-cell table:style-name="Table5.A6" office:value-type="string">
            <text:p text:style-name="P51"><field:fieldmark text:name="__Fieldmark__529_400366551" field:type="vnd.oasis.opendocument.field.FORMCHECKBOX"/></text:p>
          </table:table-cell>
          <table:table-cell table:style-name="Table5.A6" office:value-type="string">
            <text:p text:style-name="P51"><field:fieldmark text:name="__Fieldmark__531_400366551" field:type="vnd.oasis.opendocument.field.FORMCHECKBOX"/></text:p>
          </table:table-cell>
          <table:table-cell table:style-name="Table5.A6" office:value-type="string">
            <text:p text:style-name="P51"><field:fieldmark text:name="__Fieldmark__533_400366551" field:type="vnd.oasis.opendocument.field.FORMCHECKBOX"/></text:p>
          </table:table-cell>
          <table:table-cell table:style-name="Table5.A6" office:value-type="string">
            <text:p text:style-name="P49"/>
          </table:table-cell>
          <table:table-cell table:style-name="Table5.M16" office:value-type="string">
            <text:p text:style-name="P49"/>
          </table:table-cell>
        </table:table-row>
        <table:table-row table:style-name="Table5.1">
          <table:table-cell table:style-name="Table5.A6" office:value-type="string">
            <text:p text:style-name="P48"><text:span text:style-name="T7">3.2</text:span></text:p>
          </table:table-cell>
          <table:table-cell table:style-name="Table5.A6" office:value-type="string">
            <text:p text:style-name="P50">Израда backend-а</text:p>
          </table:table-cell>
          <table:table-cell table:style-name="Table5.A6" office:value-type="string">
            <text:p text:style-name="P51"><field:fieldmark text:name="__Fieldmark__536_400366551" field:type="vnd.oasis.opendocument.field.FORMCHECKBOX"><field:param field:name="Checkbox_Checked" field:value="true"/></field:fieldmark></text:p>
          </table:table-cell>
          <table:table-cell table:style-name="Table5.A6" office:value-type="string">
            <text:p text:style-name="P51"><field:fieldmark text:name="__Fieldmark__538_400366551" field:type="vnd.oasis.opendocument.field.FORMCHECKBOX"/></text:p>
          </table:table-cell>
          <table:table-cell table:style-name="Table5.A6" office:value-type="string">
            <text:p text:style-name="P51"><field:fieldmark text:name="__Fieldmark__540_400366551" field:type="vnd.oasis.opendocument.field.FORMCHECKBOX"/></text:p>
          </table:table-cell>
          <table:table-cell table:style-name="Table5.A6" office:value-type="string">
            <text:p text:style-name="P51"><field:fieldmark text:name="__Fieldmark__542_400366551" field:type="vnd.oasis.opendocument.field.FORMCHECKBOX"/></text:p>
          </table:table-cell>
          <table:table-cell table:style-name="Table5.A6" office:value-type="string">
            <text:p text:style-name="P51"><field:fieldmark text:name="__Fieldmark__544_400366551" field:type="vnd.oasis.opendocument.field.FORMCHECKBOX"/></text:p>
          </table:table-cell>
          <table:table-cell table:style-name="Table5.A6" office:value-type="string">
            <text:p text:style-name="P51"><field:fieldmark text:name="__Fieldmark__546_400366551" field:type="vnd.oasis.opendocument.field.FORMCHECKBOX"/></text:p>
          </table:table-cell>
          <table:table-cell table:style-name="Table5.A6" office:value-type="string">
            <text:p text:style-name="P51"><field:fieldmark text:name="__Fieldmark__548_400366551" field:type="vnd.oasis.opendocument.field.FORMCHECKBOX"/></text:p>
          </table:table-cell>
          <table:table-cell table:style-name="Table5.A6" office:value-type="string">
            <text:p text:style-name="P51"><field:fieldmark text:name="__Fieldmark__550_400366551" field:type="vnd.oasis.opendocument.field.FORMCHECKBOX"/></text:p>
          </table:table-cell>
          <table:table-cell table:style-name="Table5.A6" office:value-type="string">
            <text:p text:style-name="P51"><field:fieldmark text:name="__Fieldmark__552_400366551" field:type="vnd.oasis.opendocument.field.FORMCHECKBOX"/></text:p>
          </table:table-cell>
          <table:table-cell table:style-name="Table5.A6" office:value-type="string">
            <text:p text:style-name="P49"/>
          </table:table-cell>
          <table:table-cell table:style-name="Table5.M17" office:value-type="string">
            <text:p text:style-name="P49"/>
          </table:table-cell>
        </table:table-row>
        <table:table-row table:style-name="Table5.1">
          <table:table-cell table:style-name="Table5.A6" office:value-type="string">
            <text:p text:style-name="P48"><text:span text:style-name="T7">3.3</text:span></text:p>
          </table:table-cell>
          <table:table-cell table:style-name="Table5.A6" office:value-type="string">
            <text:p text:style-name="P49"/>
          </table:table-cell>
          <table:table-cell table:style-name="Table5.A6" office:value-type="string">
            <text:p text:style-name="P51"><field:fieldmark text:name="__Fieldmark__555_400366551" field:type="vnd.oasis.opendocument.field.FORMCHECKBOX"/></text:p>
          </table:table-cell>
          <table:table-cell table:style-name="Table5.A6" office:value-type="string">
            <text:p text:style-name="P51"><field:fieldmark text:name="__Fieldmark__557_400366551" field:type="vnd.oasis.opendocument.field.FORMCHECKBOX"/></text:p>
          </table:table-cell>
          <table:table-cell table:style-name="Table5.A6" office:value-type="string">
            <text:p text:style-name="P51"><field:fieldmark text:name="__Fieldmark__559_400366551" field:type="vnd.oasis.opendocument.field.FORMCHECKBOX"/></text:p>
          </table:table-cell>
          <table:table-cell table:style-name="Table5.A6" office:value-type="string">
            <text:p text:style-name="P51"><field:fieldmark text:name="__Fieldmark__561_400366551" field:type="vnd.oasis.opendocument.field.FORMCHECKBOX"/></text:p>
          </table:table-cell>
          <table:table-cell table:style-name="Table5.A6" office:value-type="string">
            <text:p text:style-name="P51"><field:fieldmark text:name="__Fieldmark__563_400366551" field:type="vnd.oasis.opendocument.field.FORMCHECKBOX"/></text:p>
          </table:table-cell>
          <table:table-cell table:style-name="Table5.A6" office:value-type="string">
            <text:p text:style-name="P51"><field:fieldmark text:name="__Fieldmark__565_400366551" field:type="vnd.oasis.opendocument.field.FORMCHECKBOX"/></text:p>
          </table:table-cell>
          <table:table-cell table:style-name="Table5.A6" office:value-type="string">
            <text:p text:style-name="P51"><field:fieldmark text:name="__Fieldmark__567_400366551" field:type="vnd.oasis.opendocument.field.FORMCHECKBOX"/></text:p>
          </table:table-cell>
          <table:table-cell table:style-name="Table5.A6" office:value-type="string">
            <text:p text:style-name="P51"><field:fieldmark text:name="__Fieldmark__569_400366551" field:type="vnd.oasis.opendocument.field.FORMCHECKBOX"/></text:p>
          </table:table-cell>
          <table:table-cell table:style-name="Table5.A6" office:value-type="string">
            <text:p text:style-name="P51"><field:fieldmark text:name="__Fieldmark__571_400366551" field:type="vnd.oasis.opendocument.field.FORMCHECKBOX"/></text:p>
          </table:table-cell>
          <table:table-cell table:style-name="Table5.A6" office:value-type="string">
            <text:p text:style-name="P49"/>
          </table:table-cell>
          <table:table-cell table:style-name="Table5.M18" office:value-type="string">
            <text:p text:style-name="P49"/>
          </table:table-cell>
        </table:table-row>
        <table:table-row table:style-name="Table5.1">
          <table:table-cell table:style-name="Table5.A6" office:value-type="string">
            <text:p text:style-name="P48"><text:span text:style-name="T7">3.4</text:span></text:p>
          </table:table-cell>
          <table:table-cell table:style-name="Table5.A6" office:value-type="string">
            <text:p text:style-name="P49"/>
          </table:table-cell>
          <table:table-cell table:style-name="Table5.A6" office:value-type="string">
            <text:p text:style-name="P51"><field:fieldmark text:name="__Fieldmark__574_400366551" field:type="vnd.oasis.opendocument.field.FORMCHECKBOX"/></text:p>
          </table:table-cell>
          <table:table-cell table:style-name="Table5.A6" office:value-type="string">
            <text:p text:style-name="P51"><field:fieldmark text:name="__Fieldmark__576_400366551" field:type="vnd.oasis.opendocument.field.FORMCHECKBOX"/></text:p>
          </table:table-cell>
          <table:table-cell table:style-name="Table5.A6" office:value-type="string">
            <text:p text:style-name="P51"><field:fieldmark text:name="__Fieldmark__578_400366551" field:type="vnd.oasis.opendocument.field.FORMCHECKBOX"/></text:p>
          </table:table-cell>
          <table:table-cell table:style-name="Table5.A6" office:value-type="string">
            <text:p text:style-name="P51"><field:fieldmark text:name="__Fieldmark__580_400366551" field:type="vnd.oasis.opendocument.field.FORMCHECKBOX"/></text:p>
          </table:table-cell>
          <table:table-cell table:style-name="Table5.A6" office:value-type="string">
            <text:p text:style-name="P51"><field:fieldmark text:name="__Fieldmark__582_400366551" field:type="vnd.oasis.opendocument.field.FORMCHECKBOX"/></text:p>
          </table:table-cell>
          <table:table-cell table:style-name="Table5.A6" office:value-type="string">
            <text:p text:style-name="P51"><field:fieldmark text:name="__Fieldmark__584_400366551" field:type="vnd.oasis.opendocument.field.FORMCHECKBOX"/></text:p>
          </table:table-cell>
          <table:table-cell table:style-name="Table5.A6" office:value-type="string">
            <text:p text:style-name="P51"><field:fieldmark text:name="__Fieldmark__586_400366551" field:type="vnd.oasis.opendocument.field.FORMCHECKBOX"/></text:p>
          </table:table-cell>
          <table:table-cell table:style-name="Table5.A6" office:value-type="string">
            <text:p text:style-name="P51"><field:fieldmark text:name="__Fieldmark__588_400366551" field:type="vnd.oasis.opendocument.field.FORMCHECKBOX"/></text:p>
          </table:table-cell>
          <table:table-cell table:style-name="Table5.A6" office:value-type="string">
            <text:p text:style-name="P51"><field:fieldmark text:name="__Fieldmark__590_400366551" field:type="vnd.oasis.opendocument.field.FORMCHECKBOX"/></text:p>
          </table:table-cell>
          <table:table-cell table:style-name="Table5.A6" office:value-type="string">
            <text:p text:style-name="P49"/>
          </table:table-cell>
          <table:table-cell table:style-name="Table5.M19" office:value-type="string">
            <text:p text:style-name="P49"/>
          </table:table-cell>
        </table:table-row>
        <table:table-row table:style-name="Table5.1">
          <table:table-cell table:style-name="Table5.A20" office:value-type="string">
            <text:p text:style-name="P42"><text:span text:style-name="T5">4.</text:span></text:p>
          </table:table-cell>
          <table:table-cell table:style-name="Table5.A3" office:value-type="string">
            <text:p text:style-name="P44">Рекламирање платформе</text:p>
          </table:table-cell>
          <table:table-cell table:style-name="Table5.A3" office:value-type="string">
            <text:p text:style-name="P45"/>
          </table:table-cell>
          <table:table-cell table:style-name="Table5.A3" office:value-type="string">
            <text:p text:style-name="P45"/>
          </table:table-cell>
          <table:table-cell table:style-name="Table5.A3" office:value-type="string">
            <text:p text:style-name="P45"/>
          </table:table-cell>
          <table:table-cell table:style-name="Table5.A3" office:value-type="string">
            <text:p text:style-name="P45"/>
          </table:table-cell>
          <table:table-cell table:style-name="Table5.A3" office:value-type="string">
            <text:p text:style-name="P45"/>
          </table:table-cell>
          <table:table-cell table:style-name="Table5.A3" office:value-type="string">
            <text:p text:style-name="P45"/>
          </table:table-cell>
          <table:table-cell table:style-name="Table5.A3" office:value-type="string">
            <text:p text:style-name="P45"/>
          </table:table-cell>
          <table:table-cell table:style-name="Table5.A3" office:value-type="string">
            <text:p text:style-name="P45"/>
          </table:table-cell>
          <table:table-cell table:style-name="Table5.A3" office:value-type="string">
            <text:p text:style-name="P45"/>
          </table:table-cell>
          <table:table-cell table:style-name="Table5.A3" office:value-type="string">
            <text:p text:style-name="P43"/>
          </table:table-cell>
          <table:table-cell table:style-name="Table5.M20" office:value-type="string">
            <text:p text:style-name="P43"/>
          </table:table-cell>
        </table:table-row>
        <table:table-row table:style-name="Table5.1">
          <table:table-cell table:style-name="Table5.A6" office:value-type="string">
            <text:p text:style-name="P48"><text:span text:style-name="T7">4.1</text:span></text:p>
          </table:table-cell>
          <table:table-cell table:style-name="Table5.A6" office:value-type="string">
            <text:p text:style-name="P49"/>
          </table:table-cell>
          <table:table-cell table:style-name="Table5.A6" office:value-type="string">
            <text:p text:style-name="P51"><field:fieldmark text:name="__Fieldmark__594_400366551" field:type="vnd.oasis.opendocument.field.FORMCHECKBOX"/></text:p>
          </table:table-cell>
          <table:table-cell table:style-name="Table5.A6" office:value-type="string">
            <text:p text:style-name="P51"><field:fieldmark text:name="__Fieldmark__596_400366551" field:type="vnd.oasis.opendocument.field.FORMCHECKBOX"/></text:p>
          </table:table-cell>
          <table:table-cell table:style-name="Table5.A6" office:value-type="string">
            <text:p text:style-name="P51"><field:fieldmark text:name="__Fieldmark__598_400366551" field:type="vnd.oasis.opendocument.field.FORMCHECKBOX"/></text:p>
          </table:table-cell>
          <table:table-cell table:style-name="Table5.A6" office:value-type="string">
            <text:p text:style-name="P51"><field:fieldmark text:name="__Fieldmark__600_400366551" field:type="vnd.oasis.opendocument.field.FORMCHECKBOX"/></text:p>
          </table:table-cell>
          <table:table-cell table:style-name="Table5.A6" office:value-type="string">
            <text:p text:style-name="P51"><field:fieldmark text:name="__Fieldmark__602_400366551" field:type="vnd.oasis.opendocument.field.FORMCHECKBOX"/></text:p>
          </table:table-cell>
          <table:table-cell table:style-name="Table5.A6" office:value-type="string">
            <text:p text:style-name="P51"><field:fieldmark text:name="__Fieldmark__604_400366551" field:type="vnd.oasis.opendocument.field.FORMCHECKBOX"/></text:p>
          </table:table-cell>
          <table:table-cell table:style-name="Table5.A6" office:value-type="string">
            <text:p text:style-name="P51"><field:fieldmark text:name="__Fieldmark__606_400366551" field:type="vnd.oasis.opendocument.field.FORMCHECKBOX"/></text:p>
          </table:table-cell>
          <table:table-cell table:style-name="Table5.A6" office:value-type="string">
            <text:p text:style-name="P51"><field:fieldmark text:name="__Fieldmark__608_400366551" field:type="vnd.oasis.opendocument.field.FORMCHECKBOX"/></text:p>
          </table:table-cell>
          <table:table-cell table:style-name="Table5.A6" office:value-type="string">
            <text:p text:style-name="P51"><field:fieldmark text:name="__Fieldmark__610_400366551" field:type="vnd.oasis.opendocument.field.FORMCHECKBOX"/></text:p>
          </table:table-cell>
          <table:table-cell table:style-name="Table5.A6" office:value-type="string">
            <text:p text:style-name="P49"/>
          </table:table-cell>
          <table:table-cell table:style-name="Table5.M21" office:value-type="string">
            <text:p text:style-name="P49"/>
          </table:table-cell>
        </table:table-row>
        <table:table-row table:style-name="Table5.1">
          <table:table-cell table:style-name="Table5.A6" office:value-type="string">
            <text:p text:style-name="P48"><text:span text:style-name="T7">4.2</text:span></text:p>
          </table:table-cell>
          <table:table-cell table:style-name="Table5.A6" office:value-type="string">
            <text:p text:style-name="P49"/>
          </table:table-cell>
          <table:table-cell table:style-name="Table5.A6" office:value-type="string">
            <text:p text:style-name="P51"><field:fieldmark text:name="__Fieldmark__613_400366551" field:type="vnd.oasis.opendocument.field.FORMCHECKBOX"/></text:p>
          </table:table-cell>
          <table:table-cell table:style-name="Table5.A6" office:value-type="string">
            <text:p text:style-name="P51"><field:fieldmark text:name="__Fieldmark__615_400366551" field:type="vnd.oasis.opendocument.field.FORMCHECKBOX"/></text:p>
          </table:table-cell>
          <table:table-cell table:style-name="Table5.A6" office:value-type="string">
            <text:p text:style-name="P51"><field:fieldmark text:name="__Fieldmark__617_400366551" field:type="vnd.oasis.opendocument.field.FORMCHECKBOX"/></text:p>
          </table:table-cell>
          <table:table-cell table:style-name="Table5.A6" office:value-type="string">
            <text:p text:style-name="P51"><field:fieldmark text:name="__Fieldmark__619_400366551" field:type="vnd.oasis.opendocument.field.FORMCHECKBOX"/></text:p>
          </table:table-cell>
          <table:table-cell table:style-name="Table5.A6" office:value-type="string">
            <text:p text:style-name="P51"><field:fieldmark text:name="__Fieldmark__621_400366551" field:type="vnd.oasis.opendocument.field.FORMCHECKBOX"/></text:p>
          </table:table-cell>
          <table:table-cell table:style-name="Table5.A6" office:value-type="string">
            <text:p text:style-name="P51"><field:fieldmark text:name="__Fieldmark__623_400366551" field:type="vnd.oasis.opendocument.field.FORMCHECKBOX"/></text:p>
          </table:table-cell>
          <table:table-cell table:style-name="Table5.A6" office:value-type="string">
            <text:p text:style-name="P51"><field:fieldmark text:name="__Fieldmark__625_400366551" field:type="vnd.oasis.opendocument.field.FORMCHECKBOX"/></text:p>
          </table:table-cell>
          <table:table-cell table:style-name="Table5.A6" office:value-type="string">
            <text:p text:style-name="P51"><field:fieldmark text:name="__Fieldmark__627_400366551" field:type="vnd.oasis.opendocument.field.FORMCHECKBOX"/></text:p>
          </table:table-cell>
          <table:table-cell table:style-name="Table5.A6" office:value-type="string">
            <text:p text:style-name="P51"><field:fieldmark text:name="__Fieldmark__629_400366551" field:type="vnd.oasis.opendocument.field.FORMCHECKBOX"/></text:p>
          </table:table-cell>
          <table:table-cell table:style-name="Table5.A6" office:value-type="string">
            <text:p text:style-name="P49"/>
          </table:table-cell>
          <table:table-cell table:style-name="Table5.M22" office:value-type="string">
            <text:p text:style-name="P49"/>
          </table:table-cell>
        </table:table-row>
        <text:soft-page-break/>
        <table:table-row table:style-name="Table5.1">
          <table:table-cell table:style-name="Table5.A6" office:value-type="string">
            <text:p text:style-name="P48"><text:span text:style-name="T7">4.3</text:span></text:p>
          </table:table-cell>
          <table:table-cell table:style-name="Table5.A6" office:value-type="string">
            <text:p text:style-name="P49"/>
          </table:table-cell>
          <table:table-cell table:style-name="Table5.A6" office:value-type="string">
            <text:p text:style-name="P51"><field:fieldmark text:name="__Fieldmark__632_400366551" field:type="vnd.oasis.opendocument.field.FORMCHECKBOX"/></text:p>
          </table:table-cell>
          <table:table-cell table:style-name="Table5.A6" office:value-type="string">
            <text:p text:style-name="P51"><field:fieldmark text:name="__Fieldmark__634_400366551" field:type="vnd.oasis.opendocument.field.FORMCHECKBOX"/></text:p>
          </table:table-cell>
          <table:table-cell table:style-name="Table5.A6" office:value-type="string">
            <text:p text:style-name="P51"><field:fieldmark text:name="__Fieldmark__636_400366551" field:type="vnd.oasis.opendocument.field.FORMCHECKBOX"/></text:p>
          </table:table-cell>
          <table:table-cell table:style-name="Table5.A6" office:value-type="string">
            <text:p text:style-name="P51"><field:fieldmark text:name="__Fieldmark__638_400366551" field:type="vnd.oasis.opendocument.field.FORMCHECKBOX"/></text:p>
          </table:table-cell>
          <table:table-cell table:style-name="Table5.A6" office:value-type="string">
            <text:p text:style-name="P51"><field:fieldmark text:name="__Fieldmark__640_400366551" field:type="vnd.oasis.opendocument.field.FORMCHECKBOX"/></text:p>
          </table:table-cell>
          <table:table-cell table:style-name="Table5.A6" office:value-type="string">
            <text:p text:style-name="P51"><field:fieldmark text:name="__Fieldmark__642_400366551" field:type="vnd.oasis.opendocument.field.FORMCHECKBOX"/></text:p>
          </table:table-cell>
          <table:table-cell table:style-name="Table5.A6" office:value-type="string">
            <text:p text:style-name="P51"><field:fieldmark text:name="__Fieldmark__644_400366551" field:type="vnd.oasis.opendocument.field.FORMCHECKBOX"/></text:p>
          </table:table-cell>
          <table:table-cell table:style-name="Table5.A6" office:value-type="string">
            <text:p text:style-name="P51"><field:fieldmark text:name="__Fieldmark__646_400366551" field:type="vnd.oasis.opendocument.field.FORMCHECKBOX"/></text:p>
          </table:table-cell>
          <table:table-cell table:style-name="Table5.A6" office:value-type="string">
            <text:p text:style-name="P51"><field:fieldmark text:name="__Fieldmark__648_400366551" field:type="vnd.oasis.opendocument.field.FORMCHECKBOX"/></text:p>
          </table:table-cell>
          <table:table-cell table:style-name="Table5.A6" office:value-type="string">
            <text:p text:style-name="P49"/>
          </table:table-cell>
          <table:table-cell table:style-name="Table5.M23" office:value-type="string">
            <text:p text:style-name="P49"/>
          </table:table-cell>
        </table:table-row>
        <table:table-row table:style-name="Table5.1">
          <table:table-cell table:style-name="Table5.A6" office:value-type="string">
            <text:p text:style-name="P48"><text:span text:style-name="T7">4.4</text:span></text:p>
          </table:table-cell>
          <table:table-cell table:style-name="Table5.A6" office:value-type="string">
            <text:p text:style-name="P49"/>
          </table:table-cell>
          <table:table-cell table:style-name="Table5.A6" office:value-type="string">
            <text:p text:style-name="P51"><field:fieldmark text:name="__Fieldmark__651_400366551" field:type="vnd.oasis.opendocument.field.FORMCHECKBOX"/></text:p>
          </table:table-cell>
          <table:table-cell table:style-name="Table5.A6" office:value-type="string">
            <text:p text:style-name="P51"><field:fieldmark text:name="__Fieldmark__653_400366551" field:type="vnd.oasis.opendocument.field.FORMCHECKBOX"/></text:p>
          </table:table-cell>
          <table:table-cell table:style-name="Table5.A6" office:value-type="string">
            <text:p text:style-name="P51"><field:fieldmark text:name="__Fieldmark__655_400366551" field:type="vnd.oasis.opendocument.field.FORMCHECKBOX"/></text:p>
          </table:table-cell>
          <table:table-cell table:style-name="Table5.A6" office:value-type="string">
            <text:p text:style-name="P51"><field:fieldmark text:name="__Fieldmark__657_400366551" field:type="vnd.oasis.opendocument.field.FORMCHECKBOX"/></text:p>
          </table:table-cell>
          <table:table-cell table:style-name="Table5.A6" office:value-type="string">
            <text:p text:style-name="P51"><field:fieldmark text:name="__Fieldmark__659_400366551" field:type="vnd.oasis.opendocument.field.FORMCHECKBOX"/></text:p>
          </table:table-cell>
          <table:table-cell table:style-name="Table5.A6" office:value-type="string">
            <text:p text:style-name="P51"><field:fieldmark text:name="__Fieldmark__661_400366551" field:type="vnd.oasis.opendocument.field.FORMCHECKBOX"/></text:p>
          </table:table-cell>
          <table:table-cell table:style-name="Table5.A6" office:value-type="string">
            <text:p text:style-name="P51"><field:fieldmark text:name="__Fieldmark__663_400366551" field:type="vnd.oasis.opendocument.field.FORMCHECKBOX"/></text:p>
          </table:table-cell>
          <table:table-cell table:style-name="Table5.A6" office:value-type="string">
            <text:p text:style-name="P51"><field:fieldmark text:name="__Fieldmark__665_400366551" field:type="vnd.oasis.opendocument.field.FORMCHECKBOX"/></text:p>
          </table:table-cell>
          <table:table-cell table:style-name="Table5.A6" office:value-type="string">
            <text:p text:style-name="P51"><field:fieldmark text:name="__Fieldmark__667_400366551" field:type="vnd.oasis.opendocument.field.FORMCHECKBOX"/></text:p>
          </table:table-cell>
          <table:table-cell table:style-name="Table5.A6" office:value-type="string">
            <text:p text:style-name="P49"/>
          </table:table-cell>
          <table:table-cell table:style-name="Table5.M24" office:value-type="string">
            <text:p text:style-name="P49"/>
          </table:table-cell>
        </table:table-row>
      </table:table>
      <text:p text:style-name="P2"/>
      <text:p text:style-name="P53"/>
      <text:p text:style-name="P2"/>
      <text:p text:style-name="P2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columns-spanned="2" office:value-type="string">
            <text:list xml:id="list225152932017871" text:continue-list="list225151783370020" text:style-name="WWNum32">
              <text:list-item>
                <text:p text:style-name="P72"><text:span text:style-name="T4">СУФИНАНСИРАЊЕ ПРОГРАМА ИЗ ДРУГИХ ИЗВОРА</text:span></text:p>
              </text:list-item>
            </text:list>
          </table:table-cell>
          <table:covered-table-cell/>
        </table:table-row>
        <table:table-row table:style-name="Table6.2">
          <table:table-cell table:style-name="Table6.A2" office:value-type="string">
            <text:p text:style-name="P20"><text:span text:style-name="T7">Сопствени приходи</text:span></text:p>
          </table:table-cell>
          <table:table-cell table:style-name="Table6.B2" office:value-type="string">
            <text:p text:style-name="P28"><text:span text:style-name="T3"><text:s/>динара</text:span></text:p>
          </table:table-cell>
        </table:table-row>
        <table:table-row table:style-name="Table6.1">
          <table:table-cell table:style-name="Table6.A2" office:value-type="string">
            <text:p text:style-name="P20"><text:span text:style-name="T7">Буџет регије или јединице локалне самоуправе</text:span></text:p>
          </table:table-cell>
          <table:table-cell table:style-name="Table6.B2" office:value-type="string">
            <text:p text:style-name="P28"><text:span text:style-name="T3"><text:s/>динара</text:span></text:p>
          </table:table-cell>
        </table:table-row>
        <table:table-row table:style-name="Table6.1">
          <table:table-cell table:style-name="Table6.A2" office:value-type="string">
            <text:p text:style-name="P20"><text:span text:style-name="T7">Фондови Европске уније, поклони, донације, легати кредити</text:span></text:p>
          </table:table-cell>
          <table:table-cell table:style-name="Table6.B2" office:value-type="string">
            <text:p text:style-name="P28"><text:span text:style-name="T3"><text:s/>динара</text:span></text:p>
          </table:table-cell>
        </table:table-row>
        <table:table-row table:style-name="Table6.1">
          <table:table-cell table:style-name="Table6.A2" office:value-type="string">
            <text:p text:style-name="P20"><text:span text:style-name="T7">Друго </text:span></text:p>
          </table:table-cell>
          <table:table-cell table:style-name="Table6.B2" office:value-type="string">
            <text:p text:style-name="P28"><text:span text:style-name="T3"><text:s/>динара</text:span></text:p>
          </table:table-cell>
        </table:table-row>
      </table:table>
      <text:p text:style-name="P2"/>
      <text:p text:style-name="P2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table:number-columns-spanned="3" office:value-type="string">
            <text:list xml:id="list225152985921718" text:continue-numbering="true" text:style-name="WWNum32">
              <text:list-item>
                <text:p text:style-name="P72"><text:span text:style-name="T4">ЗАКОНИТОСТ И ЕФИКАСНОСТ КОРИШЋЕЊА СРЕДСТАВА И ОДРЖИВОСТ РАНИЈИХ ПРОГРАМА</text:span></text:p>
              </text:list-item>
            </text:list>
          </table:table-cell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32"><text:span text:style-name="T7">Да ли су раније коришћена средства ERC?</text:span></text:p>
          </table:table-cell>
          <table:table-cell table:style-name="Table7.B2" office:value-type="string">
            <text:p text:style-name="P33"><text:span text:style-name="T3">ДА</text:span></text:p>
            <text:p text:style-name="P33"><field:fieldmark text:name="__Fieldmark__1268_400366551" field:type="vnd.oasis.opendocument.field.FORMCHECKBOX"/></text:p>
          </table:table-cell>
          <table:table-cell table:style-name="Table7.B2" office:value-type="string">
            <text:p text:style-name="P33"><text:span text:style-name="T3">НЕ</text:span></text:p>
            <text:p text:style-name="P33"><field:fieldmark text:name="__Fieldmark__1271_400366551" field:type="vnd.oasis.opendocument.field.FORMCHECKBOX"/></text:p>
          </table:table-cell>
        </table:table-row>
        <table:table-row table:style-name="Table7.1">
          <table:table-cell table:style-name="Table7.A2" office:value-type="string">
            <text:p text:style-name="P32"><text:span text:style-name="T7">Ако су коришћена средства, да ли је испуњена уговорна обавеза?</text:span></text:p>
          </table:table-cell>
          <table:table-cell table:style-name="Table7.B2" office:value-type="string">
            <text:p text:style-name="P33"><text:span text:style-name="T3">ДА</text:span></text:p>
            <text:p text:style-name="P33"><field:fieldmark text:name="__Fieldmark__1276_400366551" field:type="vnd.oasis.opendocument.field.FORMCHECKBOX"/></text:p>
          </table:table-cell>
          <table:table-cell table:style-name="Table7.B2" office:value-type="string">
            <text:p text:style-name="P33"><text:span text:style-name="T3">НЕ</text:span></text:p>
            <text:p text:style-name="P33"><field:fieldmark text:name="__Fieldmark__1279_400366551" field:type="vnd.oasis.opendocument.field.FORMCHECKBOX"/></text:p>
          </table:table-cell>
        </table:table-row>
      </table:table>
      <text:p text:style-name="Standard"/>
      <text:p text:style-name="P65"><text:span text:style-name="page_20_number"/></text:p>
      <text:p text:style-name="P52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table:number-columns-spanned="3" office:value-type="string">
            <text:p text:style-name="P21"><text:span text:style-name="T5">КАПАЦИТЕТИ И ПРЕТХОДНО ИСКУСТВО ПОДНОСИОЦА ПРОГРАМА*</text:span></text:p>
          </table:table-cell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20"><text:span text:style-name="T7">Назив програма/пројекта</text:span></text:p>
          </table:table-cell>
          <table:table-cell table:style-name="Table8.B2" table:number-columns-spanned="2" office:value-type="string">
            <text:p text:style-name="P25"/>
          </table:table-cell>
          <table:covered-table-cell/>
        </table:table-row>
        <table:table-row table:style-name="Table8.1">
          <table:table-cell table:style-name="Table8.A2" office:value-type="string">
            <text:p text:style-name="P20"><text:span text:style-name="T3">Локација на којој је програм/пројекат реализован и број лица која су била укључена у исти</text:span></text:p>
          </table:table-cell>
          <table:table-cell table:style-name="Table8.B2" office:value-type="string">
            <text:p text:style-name="P25"/>
          </table:table-cell>
          <table:table-cell table:style-name="Table8.B2" office:value-type="string">
            <text:p text:style-name="P25"/>
          </table:table-cell>
        </table:table-row>
        <table:table-row table:style-name="Table8.1">
          <table:table-cell table:style-name="Table8.A2" office:value-type="string">
            <text:p text:style-name="P20"><text:span text:style-name="T3">Кратак опис програма/пројекта</text:span></text:p>
          </table:table-cell>
          <table:table-cell table:style-name="Table8.B2" table:number-columns-spanned="2" office:value-type="string">
            <text:p text:style-name="P25"/>
          </table:table-cell>
          <table:covered-table-cell/>
        </table:table-row>
        <table:table-row table:style-name="Table8.1">
          <table:table-cell table:style-name="Table8.A2" office:value-type="string">
            <text:p text:style-name="P20"><text:span text:style-name="T3">Улога ваше </text:span><text:span text:style-name="T7">организације</text:span><text:span text:style-name="T3"> (носилац програма/пројекта или партнер), на који начин сте учествовали у реализацији програма/пројекта </text:span></text:p>
          </table:table-cell>
          <table:table-cell table:style-name="Table8.B5" table:number-columns-spanned="2" office:value-type="string">
            <text:p text:style-name="P25"/>
          </table:table-cell>
          <table:covered-table-cell/>
        </table:table-row>
        <table:table-row table:style-name="Table8.1">
          <table:table-cell table:style-name="Table8.A2" office:value-type="string">
            <text:p text:style-name="P64"><text:span text:style-name="T3">Најзначајнији резултати програма/пројекта</text:span></text:p>
          </table:table-cell>
          <table:table-cell table:style-name="Table8.B6" table:number-columns-spanned="2" office:value-type="string">
            <text:p text:style-name="P25"/>
          </table:table-cell>
          <table:covered-table-cell/>
        </table:table-row>
        <table:table-row table:style-name="Table8.1">
          <table:table-cell table:style-name="Table8.A2" office:value-type="string">
            <text:p text:style-name="P20"><text:span text:style-name="T3">Партнери на програму/пројекту (за оне програме/пројекте у којима сте били носилац програма/пројекта)</text:span></text:p>
          </table:table-cell>
          <table:table-cell table:style-name="Table8.B7" table:number-columns-spanned="2" office:value-type="string">
            <text:p text:style-name="P25"/>
          </table:table-cell>
          <table:covered-table-cell/>
        </table:table-row>
        <table:table-row table:style-name="Table8.1">
          <table:table-cell table:style-name="Table8.A2" office:value-type="string">
            <text:p text:style-name="P20"><text:span text:style-name="T3">Донатор </text:span></text:p>
          </table:table-cell>
          <table:table-cell table:style-name="Table8.B8" table:number-columns-spanned="2" office:value-type="string">
            <text:p text:style-name="P25"/>
          </table:table-cell>
          <table:covered-table-cell/>
        </table:table-row>
      </table:table>
      <text:p text:style-name="P12"><text:span text:style-name="T7">* Уколико је било више пројеката, копирати овај сегмент и унесите податке за те пројекте</text:span></text:p>
      <text:p text:style-name="P10"/>
      <text:p text:style-name="P10"/>
      <text:p text:style-name="P10"/>
      <text:p text:style-name="P10"/>
      <text:p text:style-name="P10"/>
      <text:p text:style-name="P10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header-rows>
          <text:soft-page-break/>
          <table:table-row table:style-name="Table9.1">
            <table:table-cell table:style-name="Table9.A1" table:number-columns-spanned="5" office:value-type="string">
              <text:p text:style-name="P21"><text:span text:style-name="T5">1. ТРОШКОВИ ЗА ЉУДСКЕ РЕСУРСЕ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" office:value-type="string">
              <text:p text:style-name="P21"><text:span text:style-name="T5">Име и презиме</text:span></text:p>
            </table:table-cell>
            <table:table-cell table:style-name="Table9.A2" office:value-type="string">
              <text:p text:style-name="P21"><text:span text:style-name="T5">Функција у тиму предложеног програма</text:span></text:p>
            </table:table-cell>
            <table:table-cell table:style-name="Table9.A2" office:value-type="string">
              <text:p text:style-name="P15"><text:span text:style-name="T5">Квалификације</text:span></text:p>
              <text:p text:style-name="P15"><text:span text:style-name="T5">(формално образовање, додатне едукације)</text:span></text:p>
            </table:table-cell>
            <table:table-cell table:style-name="Table9.A2" office:value-type="string">
              <text:p text:style-name="P15"><text:span text:style-name="T5">Опис посла</text:span></text:p>
            </table:table-cell>
            <table:table-cell table:style-name="Table9.A2" office:value-type="string">
              <text:p text:style-name="P15"><text:span text:style-name="T5">Тип уговора о радном ангажовању</text:span></text:p>
            </table:table-cell>
          </table:table-row>
        </table:table-header-rows>
        <table:table-row table:style-name="Table9.3">
          <table:table-cell table:style-name="Table9.A3" table:number-columns-spanned="5" office:value-type="string">
            <text:list xml:id="list1418132653268536453" text:style-name="WWNum40">
              <text:list-item>
                <text:list>
                  <text:list-item>
                    <text:p text:style-name="P70"><text:span text:style-name="T5">СТРУЧНО ОСОБЉЕ</text:span></text:p>
                  </text:list-item>
                </text:list>
              </text:list-item>
            </text:list>
            <text:p text:style-name="P69"><text:span text:style-name="T5">(координатор програма, предавачи, стручни сарадници, техничко особље и сл.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9.1">
          <table:table-cell table:style-name="Table9.A4" office:value-type="string">
            <text:p text:style-name="P14"/>
          </table:table-cell>
          <table:table-cell table:style-name="Table9.A4" office:value-type="string">
            <text:p text:style-name="P14"/>
          </table:table-cell>
          <table:table-cell table:style-name="Table9.A4" office:value-type="string">
            <text:p text:style-name="P14"/>
          </table:table-cell>
          <table:table-cell table:style-name="Table9.D4" office:value-type="string">
            <text:p text:style-name="P14"/>
          </table:table-cell>
          <table:table-cell table:style-name="Table9.E4" office:value-type="string">
            <text:p text:style-name="P14"/>
          </table:table-cell>
        </table:table-row>
        <table:table-row table:style-name="Table9.1">
          <table:table-cell table:style-name="Table9.A4" office:value-type="string">
            <text:p text:style-name="P14"/>
          </table:table-cell>
          <table:table-cell table:style-name="Table9.A4" office:value-type="string">
            <text:p text:style-name="P14"/>
          </table:table-cell>
          <table:table-cell table:style-name="Table9.A4" office:value-type="string">
            <text:p text:style-name="P14"/>
          </table:table-cell>
          <table:table-cell table:style-name="Table9.D5" office:value-type="string">
            <text:p text:style-name="P14"/>
          </table:table-cell>
          <table:table-cell table:style-name="Table9.E5" office:value-type="string">
            <text:p text:style-name="P14"/>
          </table:table-cell>
        </table:table-row>
        <table:table-row table:style-name="Table9.1">
          <table:table-cell table:style-name="Table9.A4" office:value-type="string">
            <text:p text:style-name="P14"/>
          </table:table-cell>
          <table:table-cell table:style-name="Table9.A4" office:value-type="string">
            <text:p text:style-name="P14"/>
          </table:table-cell>
          <table:table-cell table:style-name="Table9.A4" office:value-type="string">
            <text:p text:style-name="P14"/>
          </table:table-cell>
          <table:table-cell table:style-name="Table9.D6" office:value-type="string">
            <text:p text:style-name="P14"/>
          </table:table-cell>
          <table:table-cell table:style-name="Table9.E6" office:value-type="string">
            <text:p text:style-name="P14"/>
          </table:table-cell>
        </table:table-row>
        <table:table-row table:style-name="Table9.1">
          <table:table-cell table:style-name="Table9.A4" office:value-type="string">
            <text:p text:style-name="P14"/>
          </table:table-cell>
          <table:table-cell table:style-name="Table9.A4" office:value-type="string">
            <text:p text:style-name="P14"/>
          </table:table-cell>
          <table:table-cell table:style-name="Table9.A4" office:value-type="string">
            <text:p text:style-name="P14"/>
          </table:table-cell>
          <table:table-cell table:style-name="Table9.D7" office:value-type="string">
            <text:p text:style-name="P14"/>
          </table:table-cell>
          <table:table-cell table:style-name="Table9.E7" office:value-type="string">
            <text:p text:style-name="P14"/>
          </table:table-cell>
        </table:table-row>
        <table:table-row table:style-name="Table9.1">
          <table:table-cell table:style-name="Table9.A4" office:value-type="string">
            <text:p text:style-name="P14"/>
          </table:table-cell>
          <table:table-cell table:style-name="Table9.A4" office:value-type="string">
            <text:p text:style-name="P14"/>
          </table:table-cell>
          <table:table-cell table:style-name="Table9.A4" office:value-type="string">
            <text:p text:style-name="P14"/>
          </table:table-cell>
          <table:table-cell table:style-name="Table9.D8" office:value-type="string">
            <text:p text:style-name="P14"/>
          </table:table-cell>
          <table:table-cell table:style-name="Table9.E8" office:value-type="string">
            <text:p text:style-name="P14"/>
          </table:table-cell>
        </table:table-row>
        <table:table-row table:style-name="Table9.1">
          <table:table-cell table:style-name="Table9.A4" office:value-type="string">
            <text:p text:style-name="P14"/>
          </table:table-cell>
          <table:table-cell table:style-name="Table9.A4" office:value-type="string">
            <text:p text:style-name="P14"/>
          </table:table-cell>
          <table:table-cell table:style-name="Table9.A4" office:value-type="string">
            <text:p text:style-name="P14"/>
          </table:table-cell>
          <table:table-cell table:style-name="Table9.D9" office:value-type="string">
            <text:p text:style-name="P14"/>
          </table:table-cell>
          <table:table-cell table:style-name="Table9.E9" office:value-type="string">
            <text:p text:style-name="P14"/>
          </table:table-cell>
        </table:table-row>
        <table:table-row table:style-name="Table9.1">
          <table:table-cell table:style-name="Table9.A4" office:value-type="string">
            <text:p text:style-name="P14"/>
          </table:table-cell>
          <table:table-cell table:style-name="Table9.A4" office:value-type="string">
            <text:p text:style-name="P14"/>
          </table:table-cell>
          <table:table-cell table:style-name="Table9.A4" office:value-type="string">
            <text:p text:style-name="P14"/>
          </table:table-cell>
          <table:table-cell table:style-name="Table9.D10" office:value-type="string">
            <text:p text:style-name="P14"/>
          </table:table-cell>
          <table:table-cell table:style-name="Table9.E10" office:value-type="string">
            <text:p text:style-name="P14"/>
          </table:table-cell>
        </table:table-row>
        <table:table-row table:style-name="Table9.1">
          <table:table-cell table:style-name="Table9.A4" office:value-type="string">
            <text:p text:style-name="P14"/>
          </table:table-cell>
          <table:table-cell table:style-name="Table9.A4" office:value-type="string">
            <text:p text:style-name="P14"/>
          </table:table-cell>
          <table:table-cell table:style-name="Table9.A4" office:value-type="string">
            <text:p text:style-name="P14"/>
          </table:table-cell>
          <table:table-cell table:style-name="Table9.D11" office:value-type="string">
            <text:p text:style-name="P14"/>
          </table:table-cell>
          <table:table-cell table:style-name="Table9.E11" office:value-type="string">
            <text:p text:style-name="P14"/>
          </table:table-cell>
        </table:table-row>
        <table:table-row table:style-name="Table9.1">
          <table:table-cell table:style-name="Table9.A4" office:value-type="string">
            <text:p text:style-name="P14"/>
          </table:table-cell>
          <table:table-cell table:style-name="Table9.A4" office:value-type="string">
            <text:p text:style-name="P14"/>
          </table:table-cell>
          <table:table-cell table:style-name="Table9.A4" office:value-type="string">
            <text:p text:style-name="P14"/>
          </table:table-cell>
          <table:table-cell table:style-name="Table9.D12" office:value-type="string">
            <text:p text:style-name="P14"/>
          </table:table-cell>
          <table:table-cell table:style-name="Table9.E12" office:value-type="string">
            <text:p text:style-name="P14"/>
          </table:table-cell>
        </table:table-row>
        <table:table-row table:style-name="Table9.1">
          <table:table-cell table:style-name="Table9.A4" office:value-type="string">
            <text:p text:style-name="P14"/>
          </table:table-cell>
          <table:table-cell table:style-name="Table9.A4" office:value-type="string">
            <text:p text:style-name="P14"/>
          </table:table-cell>
          <table:table-cell table:style-name="Table9.A4" office:value-type="string">
            <text:p text:style-name="P14"/>
          </table:table-cell>
          <table:table-cell table:style-name="Table9.D13" office:value-type="string">
            <text:p text:style-name="P14"/>
          </table:table-cell>
          <table:table-cell table:style-name="Table9.E13" office:value-type="string">
            <text:p text:style-name="P14"/>
          </table:table-cell>
        </table:table-row>
        <table:table-row table:style-name="Table9.1">
          <table:table-cell table:style-name="Table9.A4" office:value-type="string">
            <text:p text:style-name="P14"/>
          </table:table-cell>
          <table:table-cell table:style-name="Table9.A4" office:value-type="string">
            <text:p text:style-name="P14"/>
          </table:table-cell>
          <table:table-cell table:style-name="Table9.A4" office:value-type="string">
            <text:p text:style-name="P14"/>
          </table:table-cell>
          <table:table-cell table:style-name="Table9.D14" office:value-type="string">
            <text:p text:style-name="P14"/>
          </table:table-cell>
          <table:table-cell table:style-name="Table9.E14" office:value-type="string">
            <text:p text:style-name="P14"/>
          </table:table-cell>
        </table:table-row>
        <table:table-row table:style-name="Table9.1">
          <table:table-cell table:style-name="Table9.A4" office:value-type="string">
            <text:p text:style-name="P14"/>
          </table:table-cell>
          <table:table-cell table:style-name="Table9.A4" office:value-type="string">
            <text:p text:style-name="P14"/>
          </table:table-cell>
          <table:table-cell table:style-name="Table9.A4" office:value-type="string">
            <text:p text:style-name="P14"/>
          </table:table-cell>
          <table:table-cell table:style-name="Table9.D15" office:value-type="string">
            <text:p text:style-name="P14"/>
          </table:table-cell>
          <table:table-cell table:style-name="Table9.E15" office:value-type="string">
            <text:p text:style-name="P14"/>
          </table:table-cell>
        </table:table-row>
        <table:table-row table:style-name="Table9.1">
          <table:table-cell table:style-name="Table9.A4" office:value-type="string">
            <text:p text:style-name="P14"/>
          </table:table-cell>
          <table:table-cell table:style-name="Table9.A4" office:value-type="string">
            <text:p text:style-name="P14"/>
          </table:table-cell>
          <table:table-cell table:style-name="Table9.A4" office:value-type="string">
            <text:p text:style-name="P14"/>
          </table:table-cell>
          <table:table-cell table:style-name="Table9.D16" office:value-type="string">
            <text:p text:style-name="P14"/>
          </table:table-cell>
          <table:table-cell table:style-name="Table9.E16" office:value-type="string">
            <text:p text:style-name="P14"/>
          </table:table-cell>
        </table:table-row>
        <table:table-row table:style-name="Table9.1">
          <table:table-cell table:style-name="Table9.A4" office:value-type="string">
            <text:p text:style-name="P14"/>
          </table:table-cell>
          <table:table-cell table:style-name="Table9.A4" office:value-type="string">
            <text:p text:style-name="P14"/>
          </table:table-cell>
          <table:table-cell table:style-name="Table9.A4" office:value-type="string">
            <text:p text:style-name="P14"/>
          </table:table-cell>
          <table:table-cell table:style-name="Table9.D17" office:value-type="string">
            <text:p text:style-name="P14"/>
          </table:table-cell>
          <table:table-cell table:style-name="Table9.E17" office:value-type="string">
            <text:p text:style-name="P14"/>
          </table:table-cell>
        </table:table-row>
        <table:table-row table:style-name="Table9.1">
          <table:table-cell table:style-name="Table9.A4" office:value-type="string">
            <text:p text:style-name="P14"/>
          </table:table-cell>
          <table:table-cell table:style-name="Table9.A4" office:value-type="string">
            <text:p text:style-name="P14"/>
          </table:table-cell>
          <table:table-cell table:style-name="Table9.A4" office:value-type="string">
            <text:p text:style-name="P14"/>
          </table:table-cell>
          <table:table-cell table:style-name="Table9.D18" office:value-type="string">
            <text:p text:style-name="P14"/>
          </table:table-cell>
          <table:table-cell table:style-name="Table9.E18" office:value-type="string">
            <text:p text:style-name="P14"/>
          </table:table-cell>
        </table:table-row>
        <table:table-row table:style-name="Table9.1">
          <table:table-cell table:style-name="Table9.A4" office:value-type="string">
            <text:p text:style-name="P14"/>
          </table:table-cell>
          <table:table-cell table:style-name="Table9.A4" office:value-type="string">
            <text:p text:style-name="P14"/>
          </table:table-cell>
          <table:table-cell table:style-name="Table9.A4" office:value-type="string">
            <text:p text:style-name="P14"/>
          </table:table-cell>
          <table:table-cell table:style-name="Table9.D19" office:value-type="string">
            <text:p text:style-name="P14"/>
          </table:table-cell>
          <table:table-cell table:style-name="Table9.E19" office:value-type="string">
            <text:p text:style-name="P14"/>
          </table:table-cell>
        </table:table-row>
        <table:table-row table:style-name="Table9.1">
          <table:table-cell table:style-name="Table9.A4" office:value-type="string">
            <text:p text:style-name="P14"/>
          </table:table-cell>
          <table:table-cell table:style-name="Table9.A4" office:value-type="string">
            <text:p text:style-name="P14"/>
          </table:table-cell>
          <table:table-cell table:style-name="Table9.A4" office:value-type="string">
            <text:p text:style-name="P14"/>
          </table:table-cell>
          <table:table-cell table:style-name="Table9.D20" office:value-type="string">
            <text:p text:style-name="P14"/>
          </table:table-cell>
          <table:table-cell table:style-name="Table9.E20" office:value-type="string">
            <text:p text:style-name="P14"/>
          </table:table-cell>
        </table:table-row>
        <table:table-row table:style-name="Table9.1">
          <table:table-cell table:style-name="Table9.A3" table:number-columns-spanned="5" office:value-type="string">
            <text:list xml:id="list630950968529850343" text:style-name="WWNum39">
              <text:list-item>
                <text:list>
                  <text:list-item>
                    <text:p text:style-name="P71"><text:span text:style-name="T5">АДМИНИСТРАТИВНО ОСОБЉЕ</text:span></text:p>
                  </text:list-item>
                </text:list>
              </text:list-item>
            </text:list>
            <text:p text:style-name="P15"><text:span text:style-name="T5">(књиговодствене <text:s/>и друге административне услуге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9.1">
          <table:table-cell table:style-name="Table9.A4" office:value-type="string">
            <text:p text:style-name="P14"/>
          </table:table-cell>
          <table:table-cell table:style-name="Table9.A4" office:value-type="string">
            <text:p text:style-name="P14"/>
          </table:table-cell>
          <table:table-cell table:style-name="Table9.A4" office:value-type="string">
            <text:p text:style-name="P14"/>
          </table:table-cell>
          <table:table-cell table:style-name="Table9.D22" office:value-type="string">
            <text:p text:style-name="P14"/>
          </table:table-cell>
          <table:table-cell table:style-name="Table9.E22" office:value-type="string">
            <text:p text:style-name="P14"/>
          </table:table-cell>
        </table:table-row>
        <table:table-row table:style-name="Table9.1">
          <table:table-cell table:style-name="Table9.A4" office:value-type="string">
            <text:p text:style-name="P14"/>
          </table:table-cell>
          <table:table-cell table:style-name="Table9.A4" office:value-type="string">
            <text:p text:style-name="P14"/>
          </table:table-cell>
          <table:table-cell table:style-name="Table9.A4" office:value-type="string">
            <text:p text:style-name="P14"/>
          </table:table-cell>
          <table:table-cell table:style-name="Table9.D23" office:value-type="string">
            <text:p text:style-name="P14"/>
          </table:table-cell>
          <table:table-cell table:style-name="Table9.E23" office:value-type="string">
            <text:p text:style-name="P14"/>
          </table:table-cell>
        </table:table-row>
        <table:table-row table:style-name="Table9.1">
          <table:table-cell table:style-name="Table9.A4" office:value-type="string">
            <text:p text:style-name="P14"/>
          </table:table-cell>
          <table:table-cell table:style-name="Table9.A4" office:value-type="string">
            <text:p text:style-name="P14"/>
          </table:table-cell>
          <table:table-cell table:style-name="Table9.A4" office:value-type="string">
            <text:p text:style-name="P14"/>
          </table:table-cell>
          <table:table-cell table:style-name="Table9.D24" office:value-type="string">
            <text:p text:style-name="P14"/>
          </table:table-cell>
          <table:table-cell table:style-name="Table9.E24" office:value-type="string">
            <text:p text:style-name="P14"/>
          </table:table-cell>
        </table:table-row>
        <table:table-row table:style-name="Table9.1">
          <table:table-cell table:style-name="Table9.A4" office:value-type="string">
            <text:p text:style-name="P14"/>
          </table:table-cell>
          <table:table-cell table:style-name="Table9.A4" office:value-type="string">
            <text:p text:style-name="P14"/>
          </table:table-cell>
          <table:table-cell table:style-name="Table9.A4" office:value-type="string">
            <text:p text:style-name="P14"/>
          </table:table-cell>
          <table:table-cell table:style-name="Table9.D25" office:value-type="string">
            <text:p text:style-name="P14"/>
          </table:table-cell>
          <table:table-cell table:style-name="Table9.E25" office:value-type="string">
            <text:p text:style-name="P14"/>
          </table:table-cell>
        </table:table-row>
        <table:table-row table:style-name="Table9.1">
          <table:table-cell table:style-name="Table9.A4" office:value-type="string">
            <text:p text:style-name="P14"/>
          </table:table-cell>
          <table:table-cell table:style-name="Table9.A4" office:value-type="string">
            <text:p text:style-name="P14"/>
          </table:table-cell>
          <table:table-cell table:style-name="Table9.A4" office:value-type="string">
            <text:p text:style-name="P14"/>
          </table:table-cell>
          <table:table-cell table:style-name="Table9.D26" office:value-type="string">
            <text:p text:style-name="P14"/>
          </table:table-cell>
          <table:table-cell table:style-name="Table9.E26" office:value-type="string">
            <text:p text:style-name="P14"/>
          </table:table-cell>
        </table:table-row>
      </table:table>
      <text:p text:style-name="P10"/>
      <table:table table:name="Table10" table:style-name="Table10">
        <table:table-column table:style-name="Table10.A"/>
        <table:table-column table:style-name="Table10.B"/>
        <table:table-header-rows>
          <table:table-row table:style-name="Table10.1">
            <table:table-cell table:style-name="Table10.A1" table:number-columns-spanned="2" office:value-type="string">
              <text:p text:style-name="P21"><text:span text:style-name="T5">УКУПАН ИЗНОС ТРОШКОВА ЗА ЉУДСКЕ РЕСУРСЕ</text:span></text:p>
            </table:table-cell>
            <table:covered-table-cell/>
          </table:table-row>
        </table:table-header-rows>
        <table:table-row table:style-name="Table10.1">
          <table:table-cell table:style-name="Table10.A2" office:value-type="string">
            <text:p text:style-name="P15"><text:span text:style-name="T5">ТРОШКОВИ ЉУДСКИХ РЕСУРСА</text:span></text:p>
          </table:table-cell>
          <table:table-cell table:style-name="Table10.A2" office:value-type="string">
            <text:p text:style-name="P15"><text:span text:style-name="T11">ИЗНОС СРЕДСТАВА</text:span></text:p>
          </table:table-cell>
        </table:table-row>
        <table:table-row table:style-name="Table10.1">
          <table:table-cell table:style-name="Table10.A3" office:value-type="string">
            <text:p text:style-name="Standard"><text:span text:style-name="T20">1.1 </text:span><text:span text:style-name="T7">Стручно особље</text:span></text:p>
          </table:table-cell>
          <table:table-cell table:style-name="Table10.B3" office:value-type="string">
            <text:p text:style-name="P16"><text:span text:style-name="T14"><text:s/>динара</text:span></text:p>
          </table:table-cell>
        </table:table-row>
        <text:soft-page-break/>
        <table:table-row table:style-name="Table10.1">
          <table:table-cell table:style-name="Table10.A3" office:value-type="string">
            <text:p text:style-name="Standard"><text:span text:style-name="T7">1.2 Административно особље</text:span></text:p>
          </table:table-cell>
          <table:table-cell table:style-name="Table10.B4" office:value-type="string">
            <text:p text:style-name="P16"><text:span text:style-name="T14"><text:s/>динара</text:span></text:p>
          </table:table-cell>
        </table:table-row>
        <table:table-row table:style-name="Table10.1">
          <table:table-cell table:style-name="Table10.A2" office:value-type="string">
            <text:p text:style-name="P15"><text:span text:style-name="T11">УКУПНО</text:span></text:p>
          </table:table-cell>
          <table:table-cell table:style-name="Table10.A2" office:value-type="string">
            <text:p text:style-name="P14"/>
          </table:table-cell>
        </table:table-row>
      </table:table>
      <text:p text:style-name="P6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table:number-columns-spanned="2" office:value-type="string">
            <text:p text:style-name="P21"><text:span text:style-name="T4">2. ТРОШКОВИ ЗА ПРЕВОЗ И СМЕШТАЈ</text:span></text:p>
          </table:table-cell>
          <table:covered-table-cell/>
        </table:table-row>
        <table:table-row table:style-name="Table11.1">
          <table:table-cell table:style-name="Table11.A2" table:number-columns-spanned="2" office:value-type="string">
            <text:p text:style-name="P56"><text:span text:style-name="T4">2.1 ПРЕВОЗ</text:span></text:p>
          </table:table-cell>
          <table:covered-table-cell/>
        </table:table-row>
        <table:table-row table:style-name="Table11.3">
          <table:table-cell table:style-name="Table11.A3" office:value-type="string">
            <text:p text:style-name="P55"><text:span text:style-name="T3">2.1.1 Опис трошкова за превоз за чланове програмског тима, кориснике услуга и кориснике-учеснике организованих активности</text:span></text:p>
          </table:table-cell>
          <table:table-cell table:style-name="Table11.B3" office:value-type="string">
            <text:p text:style-name="P57"/>
          </table:table-cell>
        </table:table-row>
        <table:table-row table:style-name="Table11.4">
          <table:table-cell table:style-name="Table11.A3" office:value-type="string">
            <text:p text:style-name="P55"><text:span text:style-name="T3">2.1.2 Опис трошкова изнајмљивања аутомобила, комбија или аутобуса за превоз чланова програмског тима и корисника програма</text:span></text:p>
          </table:table-cell>
          <table:table-cell table:style-name="Table11.B3" office:value-type="string">
            <text:p text:style-name="P57"/>
          </table:table-cell>
        </table:table-row>
        <table:table-row table:style-name="Table11.1">
          <table:table-cell table:style-name="Table11.A2" table:number-columns-spanned="2" office:value-type="string">
            <text:p text:style-name="P56"><text:span text:style-name="T4">2.2 СМЕШТАЈ</text:span></text:p>
          </table:table-cell>
          <table:covered-table-cell/>
        </table:table-row>
        <table:table-row table:style-name="Table11.6">
          <table:table-cell table:style-name="Table11.A3" office:value-type="string">
            <text:p text:style-name="P55"><text:span text:style-name="T3">2.2.1 Опис трошкова за смештај за организаторе, чланове програмског тима и учеснике-кориснике програмских активности</text:span></text:p>
          </table:table-cell>
          <table:table-cell table:style-name="Table11.B3" office:value-type="string">
            <text:p text:style-name="P57"/>
          </table:table-cell>
        </table:table-row>
      </table:table>
      <text:p text:style-name="P6"/>
      <text:p text:style-name="P6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table:number-columns-spanned="2" office:value-type="string">
            <text:p text:style-name="P21"><text:span text:style-name="T4">3. ТРОШКОВИ ЗА ОПРЕМУ И МАТЕРИЈАЛ</text:span></text:p>
          </table:table-cell>
          <table:covered-table-cell/>
        </table:table-row>
        <table:table-row table:style-name="Table12.1">
          <table:table-cell table:style-name="Table12.A2" table:number-columns-spanned="2" office:value-type="string">
            <text:p text:style-name="P56"><text:span text:style-name="T4">3.1 НАБАВКА И ИЗНАЈМЉИВАЊЕ ОПРЕМЕ</text:span></text:p>
          </table:table-cell>
          <table:covered-table-cell/>
        </table:table-row>
        <text:soft-page-break/>
        <table:table-row table:style-name="Table12.3">
          <table:table-cell table:style-name="Table12.A3" office:value-type="string">
            <text:p text:style-name="P55"><text:span text:style-name="T3">3.1.1 Опис трошкова за набавку опреме (електронска, рачунарска и фотографска опрема – аудио и видео/-двд плејери, пројектори и слично)</text:span></text:p>
          </table:table-cell>
          <table:table-cell table:style-name="Table12.B3" office:value-type="string">
            <text:p text:style-name="P57"/>
          </table:table-cell>
        </table:table-row>
        <table:table-row table:style-name="Table12.4">
          <table:table-cell table:style-name="Table12.A4" office:value-type="string">
            <text:p text:style-name="P55"><text:span text:style-name="T3">3.1.2 Опис трошкова за изнајмљивања опреме (одржавања-сервисирања)</text:span></text:p>
          </table:table-cell>
          <table:table-cell table:style-name="Table12.B4" office:value-type="string">
            <text:p text:style-name="P57"/>
          </table:table-cell>
        </table:table-row>
        <table:table-row table:style-name="Table12.1">
          <table:table-cell table:style-name="Table12.A2" table:number-columns-spanned="2" office:value-type="string">
            <text:p text:style-name="P56"><text:span text:style-name="T4">3.2 НАБАВКА И ШТАМПАЊЕ МАТЕРИЈАЛА</text:span></text:p>
          </table:table-cell>
          <table:covered-table-cell/>
        </table:table-row>
        <table:table-row table:style-name="Table12.6">
          <table:table-cell table:style-name="Table12.A3" office:value-type="string">
            <text:p text:style-name="P55"><text:span text:style-name="T3">3.2.1 Опис трошкова за набавку материјала (канцеларијски материјал, стручна литература, приручници, скрипте, оловке нотеси и сл.)</text:span></text:p>
          </table:table-cell>
          <table:table-cell table:style-name="Table12.B6" office:value-type="string">
            <text:p text:style-name="P57"/>
          </table:table-cell>
        </table:table-row>
        <table:table-row table:style-name="Table12.7">
          <table:table-cell table:style-name="Table12.A3" office:value-type="string">
            <text:p text:style-name="P55"><text:span text:style-name="T3">3.2.2 Опис трошкова за штампање материјала (израда промотивног материјала – логотипа, плакати, позивнице, мајице, беџеви и слично, и услуга штампања; организације конференција за штампу, закуп медијског простора и друго</text:span><text:span text:style-name="T17">)</text:span></text:p>
          </table:table-cell>
          <table:table-cell table:style-name="Table12.B7" office:value-type="string">
            <text:p text:style-name="P57"/>
          </table:table-cell>
        </table:table-row>
      </table:table>
      <text:p text:style-name="P6"/>
      <text:p text:style-name="P6"/>
      <text:p text:style-name="P6"/>
      <text:p text:style-name="P6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table:number-columns-spanned="2" office:value-type="string">
            <text:p text:style-name="P21"><text:span text:style-name="T4">4. ТРОШКОВИ ЗА ПРОСТОР И ИСХРАНУ</text:span></text:p>
          </table:table-cell>
          <table:covered-table-cell/>
        </table:table-row>
        <table:table-row table:style-name="Table13.1">
          <table:table-cell table:style-name="Table13.A2" table:number-columns-spanned="2" office:value-type="string">
            <text:p text:style-name="P56"><text:span text:style-name="T4">4.1 ЗАКУП ПРОСТОРА</text:span></text:p>
          </table:table-cell>
          <table:covered-table-cell/>
        </table:table-row>
        <text:soft-page-break/>
        <table:table-row table:style-name="Table13.3">
          <table:table-cell table:style-name="Table13.A3" office:value-type="string">
            <text:p text:style-name="P55"><text:span text:style-name="T3">4.1.1 </text:span><text:span text:style-name="T17">Опис</text:span><text:span text:style-name="T3"> трошкова за закуп простора за одржавање програмских активности (семинара/стручних конференција/састанака)</text:span></text:p>
          </table:table-cell>
          <table:table-cell table:style-name="Table13.B3" office:value-type="string">
            <text:p text:style-name="P57"/>
          </table:table-cell>
        </table:table-row>
        <table:table-row table:style-name="Table13.1">
          <table:table-cell table:style-name="Table13.A2" table:number-columns-spanned="2" office:value-type="string">
            <text:p text:style-name="P56"><text:span text:style-name="T4">4.2 ИСХРАНА</text:span></text:p>
          </table:table-cell>
          <table:covered-table-cell/>
        </table:table-row>
        <table:table-row table:style-name="Table13.3">
          <table:table-cell table:style-name="Table13.A3" office:value-type="string">
            <text:p text:style-name="P55"><text:span text:style-name="T3">4.2.1 Опис трошкова за исхрану и послужење</text:span></text:p>
          </table:table-cell>
          <table:table-cell table:style-name="Table13.B5" office:value-type="string">
            <text:p text:style-name="P57"/>
          </table:table-cell>
        </table:table-row>
      </table:table>
      <text:p text:style-name="P6"/>
      <text:p text:style-name="P6"/>
      <text:p text:style-name="P6"/>
      <text:p text:style-name="P6"/>
      <text:p text:style-name="P10"/>
      <text:p text:style-name="P10"/>
      <text:p text:style-name="P6"/>
      <text:p text:style-name="P6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table:number-columns-spanned="2" office:value-type="string">
            <text:p text:style-name="P21"><text:span text:style-name="T4">5. ТРОШКОВИ ЗА КОМУНИКАЦИЈЕ И КОМУНАЛНЕ УСЛУГЕ</text:span></text:p>
          </table:table-cell>
          <table:covered-table-cell/>
        </table:table-row>
        <table:table-row table:style-name="Table14.2">
          <table:table-cell table:style-name="Table14.A2" table:number-columns-spanned="2" office:value-type="string">
            <text:p text:style-name="P15"><text:span text:style-name="T4">5.1 УСЛУГЕ КОМУНИКАЦИЈА</text:span></text:p>
          </table:table-cell>
          <table:covered-table-cell/>
        </table:table-row>
        <table:table-row table:style-name="Table14.3">
          <table:table-cell table:style-name="Table14.A3" office:value-type="string">
            <text:p text:style-name="P55"><text:span text:style-name="T3">5.1.1 Трошкови комуникација (телефон, факс, интернет) потребни за реализацију програмских активности</text:span></text:p>
          </table:table-cell>
          <table:table-cell table:style-name="Table14.B3" office:value-type="string">
            <text:p text:style-name="P57"/>
          </table:table-cell>
        </table:table-row>
        <text:soft-page-break/>
        <table:table-row table:style-name="Table14.4">
          <table:table-cell table:style-name="Table14.A3" office:value-type="string">
            <text:p text:style-name="P55"><text:span text:style-name="T3">5.1.2 Трошкови поштанских услуга (поштарина) потребни за реализацију програмских активности</text:span></text:p>
          </table:table-cell>
          <table:table-cell table:style-name="Table14.B4" office:value-type="string">
            <text:p text:style-name="P57"/>
          </table:table-cell>
        </table:table-row>
        <table:table-row table:style-name="Table14.1">
          <table:table-cell table:style-name="Table14.A2" table:number-columns-spanned="2" office:value-type="string">
            <text:p text:style-name="P56"><text:span text:style-name="T4">5.2 КОМУНАЛНЕ УСЛУГЕ</text:span></text:p>
          </table:table-cell>
          <table:covered-table-cell/>
        </table:table-row>
        <table:table-row table:style-name="Table14.6">
          <table:table-cell table:style-name="Table14.A3" office:value-type="string">
            <text:p text:style-name="P55"><text:span text:style-name="T3">5.2.1 Трошкови комуналних услуга потребни за реализацију програмских активности</text:span></text:p>
          </table:table-cell>
          <table:table-cell table:style-name="Table14.B6" office:value-type="string">
            <text:p text:style-name="P55"/>
          </table:table-cell>
        </table:table-row>
      </table:table>
      <text:p text:style-name="P6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table:number-columns-spanned="2" office:value-type="string">
            <text:p text:style-name="P21"><text:span text:style-name="T4">6. ОСТАЛИ ТРОШКОВИ</text:span></text:p>
          </table:table-cell>
          <table:covered-table-cell/>
        </table:table-row>
        <table:table-row table:style-name="Table15.1">
          <table:table-cell table:style-name="Table15.A2" table:number-columns-spanned="2" office:value-type="string">
            <text:p text:style-name="P15"><text:span text:style-name="T4">6.1 ОСТАЛИ ТРОШКОВИ И УСЛУГЕ</text:span></text:p>
          </table:table-cell>
          <table:covered-table-cell/>
        </table:table-row>
        <table:table-row table:style-name="Table15.3">
          <table:table-cell table:style-name="Table15.A3" office:value-type="string">
            <text:p text:style-name="P55"><text:span text:style-name="T3">6.1.1 Остало (банкарске провизије, услуге ревизије и слично)</text:span></text:p>
          </table:table-cell>
          <table:table-cell table:style-name="Table15.B3" office:value-type="string">
            <text:p text:style-name="P57"/>
          </table:table-cell>
        </table:table-row>
      </table:table>
      <text:p text:style-name="P6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table:number-columns-spanned="2" office:value-type="string">
            <text:p text:style-name="P21"><text:span text:style-name="T5">ПРИКАЗ БУЏЕТА</text:span></text:p>
          </table:table-cell>
          <table:covered-table-cell/>
        </table:table-row>
        <table:table-row table:style-name="Table16.2">
          <table:table-cell table:style-name="Table16.A2" office:value-type="string">
            <text:p text:style-name="P20"><text:span text:style-name="T7">Укупни трошкови програма</text:span></text:p>
          </table:table-cell>
          <table:table-cell table:style-name="Table16.B2" office:value-type="string">
            <text:p text:style-name="P28"><text:span text:style-name="T3"><text:s/>динара</text:span></text:p>
          </table:table-cell>
        </table:table-row>
        <table:table-row table:style-name="Table16.1">
          <table:table-cell table:style-name="Table16.A2" office:value-type="string">
            <text:p text:style-name="P20"><text:span text:style-name="T7">Износ који се тражи од Министарства</text:span></text:p>
          </table:table-cell>
          <table:table-cell table:style-name="Table16.B2" office:value-type="string">
            <text:p text:style-name="P28"><text:span text:style-name="T3"><text:s/>динара</text:span></text:p>
          </table:table-cell>
        </table:table-row>
        <table:table-row table:style-name="Table16.1">
          <table:table-cell table:style-name="Table16.A2" office:value-type="string">
            <text:p text:style-name="P20"><text:span text:style-name="T7">Проценат износа који се тражи од Министарства</text:span></text:p>
          </table:table-cell>
          <table:table-cell table:style-name="Table16.B2" office:value-type="string">
            <text:p text:style-name="P28"><text:span text:style-name="T3"><text:s/>%</text:span></text:p>
          </table:table-cell>
        </table:table-row>
      </table:table>
      <text:p text:style-name="P6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table:number-columns-spanned="2" office:value-type="string">
            <text:p text:style-name="P21"><text:span text:style-name="T5">ИЗЈАВА ПОДНОСИОЦА ПРЕДЛОГА ПРОГРАМА</text:span></text:p>
          </table:table-cell>
          <table:covered-table-cell/>
        </table:table-row>
        <table:table-row table:style-name="Table17.1">
          <table:table-cell table:style-name="Table17.A2" table:number-columns-spanned="2" office:value-type="string">
            <text:p text:style-name="P59"><text:span text:style-name="T3">Ја доле потписани, одговоран за програм у име </text:span><text:span text:style-name="T7">Организације</text:span><text:span text:style-name="T3"> подносиоца предлога програма, потврђујем да су:</text:span></text:p>
            <text:list xml:id="list9171489167440123132" text:style-name="WWNum18">
              <text:list-item>
                <text:p text:style-name="P35"><text:span text:style-name="T3">информације изнете у предлогу програма тачне;</text:span></text:p>
              </text:list-item>
              <text:list-item>
                <text:p text:style-name="P60"><text:span text:style-name="T3">да подносилац предлога програма испуњава све услове из конкурсне документације да учествује у реализацији овог </text:span><text:soft-page-break/><text:span text:style-name="T3">програма и </text:span></text:p>
              </text:list-item>
              <text:list-item>
                <text:p text:style-name="P60"><text:span text:style-name="T3">да подносилац предлога програма и особе предвиђене за реализацију програма имају и професионалне компетенције и наведене квалификације и</text:span></text:p>
              </text:list-item>
              <text:list-item>
                <text:p text:style-name="P60"><text:span text:style-name="T3">да предлог програма није започет, и да за исти нису претходно добијена средства из буџета EU. </text:span></text:p>
              </text:list-item>
            </text:list>
          </table:table-cell>
          <table:covered-table-cell/>
        </table:table-row>
        <table:table-row table:style-name="Table17.1">
          <table:table-cell table:style-name="Table17.A3" office:value-type="string">
            <text:p text:style-name="P20"><text:span text:style-name="T5">Име и презиме овлашћеног лица</text:span></text:p>
          </table:table-cell>
          <table:table-cell table:style-name="Table17.A2" office:value-type="string">
            <text:p text:style-name="P23"/>
          </table:table-cell>
        </table:table-row>
        <table:table-row table:style-name="Table17.1">
          <table:table-cell table:style-name="Table17.A3" office:value-type="string">
            <text:p text:style-name="P20"><text:span text:style-name="T5">Функција у организацији</text:span></text:p>
          </table:table-cell>
          <table:table-cell table:style-name="Table17.A2" office:value-type="string">
            <text:p text:style-name="P23"/>
          </table:table-cell>
        </table:table-row>
        <table:table-row table:style-name="Table17.5">
          <table:table-cell table:style-name="Table17.A3" office:value-type="string">
            <text:p text:style-name="P20"><text:span text:style-name="T5">Место и датум </text:span></text:p>
          </table:table-cell>
          <table:table-cell table:style-name="Table17.A2" office:value-type="string">
            <text:p text:style-name="P23"/>
          </table:table-cell>
        </table:table-row>
      </table:table>
      <text:p text:style-name="P6"/>
      <text:p text:style-name="P58"><text:span text:style-name="T5">ПОТПИС И ПЕЧАТ ПОДНОСИОЦА ПРЕДЛОГА ПРОГРАМА</text:span></text:p>
      <text:p text:style-name="P6"/>
      <text:p text:style-name="P6"/>
      <text:p text:style-name="P58"><text:span text:style-name="T5">___________________________________________________________</text:span></text:p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table:number-columns-spanned="2" office:value-type="string">
            <text:p text:style-name="P33"><text:span text:style-name="T5">ПРИЛОЗИ</text:span></text:p>
          </table:table-cell>
          <table:covered-table-cell/>
        </table:table-row>
        <table:table-row table:style-name="Table18.1">
          <table:table-cell table:style-name="Table18.A2" table:number-columns-spanned="2" office:value-type="string">
            <text:p text:style-name="P59"><text:span text:style-name="T4">Приликом конкурисања потребно је приложити следеће:</text:span></text:p>
          </table:table-cell>
          <table:covered-table-cell/>
        </table:table-row>
        <table:table-row table:style-name="Table18.1">
          <table:table-cell table:style-name="Table18.A3" office:value-type="string">
            <text:p text:style-name="P32"><text:span text:style-name="T7">Предлог програма (Образац 1)</text:span></text:p>
          </table:table-cell>
          <table:table-cell table:style-name="Table18.A3" office:value-type="string">
            <text:p text:style-name="P33"><field:fieldmark text:name="__Fieldmark__1907_400366551" field:type="vnd.oasis.opendocument.field.FORMCHECKBOX"/></text:p>
          </table:table-cell>
        </table:table-row>
        <table:table-row table:style-name="Table18.1">
          <table:table-cell table:style-name="Table18.A3" office:value-type="string">
            <text:p text:style-name="P32"><text:span text:style-name="T7">Табеларни приказ буџета програма (Образац 2)</text:span></text:p>
          </table:table-cell>
          <table:table-cell table:style-name="Table18.A3" office:value-type="string">
            <text:p text:style-name="P33"><field:fieldmark text:name="__Fieldmark__1910_400366551" field:type="vnd.oasis.opendocument.field.FORMCHECKBOX"/></text:p>
          </table:table-cell>
        </table:table-row>
        <table:table-row table:style-name="Table18.1">
          <table:table-cell table:style-name="Table18.A3" office:value-type="string">
            <text:p text:style-name="P32"><text:span text:style-name="T7">Преглед програма (Образац 3)</text:span></text:p>
          </table:table-cell>
          <table:table-cell table:style-name="Table18.A3" office:value-type="string">
            <text:p text:style-name="P33"><field:fieldmark text:name="__Fieldmark__1913_400366551" field:type="vnd.oasis.opendocument.field.FORMCHECKBOX"/></text:p>
          </table:table-cell>
        </table:table-row>
        <table:table-row table:style-name="Table18.1">
          <table:table-cell table:style-name="Table18.A3" office:value-type="string">
            <text:p text:style-name="P32"><text:span text:style-name="T7">Програм обуке (Образац 4)</text:span></text:p>
          </table:table-cell>
          <table:table-cell table:style-name="Table18.A3" office:value-type="string">
            <text:p text:style-name="P33"><field:fieldmark text:name="__Fieldmark__1916_400366551" field:type="vnd.oasis.opendocument.field.FORMCHECKBOX"/></text:p>
          </table:table-cell>
        </table:table-row>
        <table:table-row table:style-name="Table18.7">
          <table:table-cell table:style-name="Table18.A3" office:value-type="string">
            <text:p text:style-name="P32"><text:span text:style-name="T3">Фотокопија решења надлежног органа о упису </text:span></text:p>
          </table:table-cell>
          <table:table-cell table:style-name="Table18.A3" office:value-type="string">
            <text:p text:style-name="P33"><field:fieldmark text:name="__Fieldmark__1919_400366551" field:type="vnd.oasis.opendocument.field.FORMCHECKBOX"/></text:p>
          </table:table-cell>
        </table:table-row>
        <table:table-row table:style-name="Table18.7">
          <table:table-cell table:style-name="Table18.A3" office:value-type="string">
            <text:p text:style-name="P32"><text:span text:style-name="T3">Статут подносиоца програма оверен печатом удружења/задужбине/фондације, уколико није јавно доступан у оквиру регистра који води надлежни орган</text:span></text:p>
          </table:table-cell>
          <table:table-cell table:style-name="Table18.A3" office:value-type="string">
            <text:p text:style-name="P33"><field:fieldmark text:name="__Fieldmark__1924_400366551" field:type="vnd.oasis.opendocument.field.FORMCHECKBOX"/></text:p>
          </table:table-cell>
        </table:table-row>
        <table:table-row table:style-name="Table18.7">
          <table:table-cell table:style-name="Table18.A3" office:value-type="string">
            <text:p text:style-name="P32"><text:span text:style-name="T3">Биографије предавача</text:span></text:p>
          </table:table-cell>
          <table:table-cell table:style-name="Table18.A3" office:value-type="string">
            <text:p text:style-name="P33"><field:fieldmark text:name="__Fieldmark__1928_400366551" field:type="vnd.oasis.opendocument.field.FORMCHECKBOX"/></text:p>
          </table:table-cell>
        </table:table-row>
        <table:table-row table:style-name="Table18.7">
          <table:table-cell table:style-name="Table18.A2" table:number-columns-spanned="2" office:value-type="string">
            <text:p text:style-name="P32"><text:span text:style-name="T4">По потреби прилаже се и друга документација. Наведите додатну документацију коју прилажете:</text:span></text:p>
          </table:table-cell>
          <table:covered-table-cell/>
        </table:table-row>
        <table:table-row table:style-name="Table18.7">
          <table:table-cell table:style-name="Table18.A3" office:value-type="string">
            <text:p text:style-name="P37"/>
          </table:table-cell>
          <table:table-cell table:style-name="Table18.A3" office:value-type="string">
            <text:p text:style-name="P15"><field:fieldmark text:name="__Fieldmark__1938_400366551" field:type="vnd.oasis.opendocument.field.FORMCHECKBOX"/></text:p>
          </table:table-cell>
        </table:table-row>
        <table:table-row table:style-name="Table18.7">
          <table:table-cell table:style-name="Table18.A3" office:value-type="string">
            <text:p text:style-name="P37"/>
          </table:table-cell>
          <table:table-cell table:style-name="Table18.A3" office:value-type="string">
            <text:p text:style-name="P15"><field:fieldmark text:name="__Fieldmark__1940_400366551" field:type="vnd.oasis.opendocument.field.FORMCHECKBOX"/></text:p>
          </table:table-cell>
        </table:table-row>
      </table:table>
      <text:p text:style-name="P6"><text:soft-page-break/></text:p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33"><text:span text:style-name="T5">НАПОМЕНЕ</text:span></text:p>
          </table:table-cell>
        </table:table-row>
        <table:table-row table:style-name="Table19.1">
          <table:table-cell table:style-name="Table19.A2" office:value-type="string">
            <text:p text:style-name="P59"><text:span text:style-name="T3">Пријава предлога програма се неће узети у разматрање уколико подносилац програма</text:span><text:span text:style-name="T17"> </text:span><text:span text:style-name="T3">не поднесе пријаву у предвиђеном року.</text:span></text:p>
          </table:table-cell>
        </table:table-row>
        <table:table-row table:style-name="Table19.1">
          <table:table-cell table:style-name="Table19.A2" office:value-type="string">
            <text:p text:style-name="P34"><text:span text:style-name="T3">Документација и прописани обрасци се достављају у: </text:span></text:p>
            <text:list xml:id="list1823552991955323606" text:style-name="WWNum21">
              <text:list-item>
                <text:p text:style-name="P36"><text:span text:style-name="T3">једном оригиналном примерку овереном од стране подносиоца програма, </text:span></text:p>
              </text:list-item>
              <text:list-item>
                <text:p text:style-name="P36"><text:span text:style-name="T3">једној штампаној фотокопији и </text:span></text:p>
              </text:list-item>
              <text:list-item>
                <text:p text:style-name="P36"><text:span text:style-name="T3">електронској верзији са свим попуњеним обрасцима искључиво на CD-у или DVD-у.</text:span></text:p>
              </text:list-item>
            </text:list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Times New Roman1" svg:font-family="'Times New Roman'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style:rfc-language-tag="sr-Latn-RS" fo:language="sr" fo:script="Latn" fo:country="RS" style:letter-kerning="true" style:font-name-asian="Times New Roman2" style:font-size-asian="10pt" style:rfc-language-tag-asian="sr-Latn-RS" style:language-asian="sr" style:script-asian="Latn" style:country-asian="RS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style:rfc-language-tag="sr-Latn-RS" fo:language="sr" fo:script="Latn" fo:country="RS" style:letter-kerning="true" style:font-name-asian="Times New Roman2" style:font-size-asian="10pt" style:rfc-language-tag-asian="sr-Latn-RS" style:language-asian="sr" style:script-asian="Latn" style:country-asian="RS" style:font-name-complex="Times New Roman2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line-height="120%" fo:text-align="justify" style:justify-single-word="false"/>
      <style:text-properties fo:language="sr" fo:country="CS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0.3937in" fo:margin-right="0in" fo:margin-top="0in" fo:margin-bottom="0.0835in" style:contextual-spacing="false" fo:text-align="justify" style:justify-single-word="false" fo:text-indent="-0.3937in" style:auto-text-indent="false" fo:keep-with-next="always">
        <style:tab-stops>
          <style:tab-stop style:position="0.3937in"/>
        </style:tab-stops>
      </style:paragraph-properties>
      <style:text-properties fo:language="sr" fo:country="CS" style:text-underline-style="solid" style:text-underline-width="auto" style:text-underline-color="font-color"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text-align="justify" style:justify-single-word="false" fo:keep-with-next="always"/>
      <style:text-properties fo:language="sr" fo:country="CS" style:text-underline-style="solid" style:text-underline-width="auto" style:text-underline-color="font-color" fo:font-weight="bold" style:font-weight-asian="bold" style:font-weight-complex="bold"/>
    </style:style>
    <style:style style:name="Application2" style:family="paragraph" style:parent-style-name="Standard" style:auto-update="true" style:default-outline-level="">
      <style:paragraph-properties fo:text-align="justify" style:justify-single-word="false" fo:keep-together="always" fo:orphans="0" fo:widows="0" fo:hyphenation-ladder-count="no-limit" fo:keep-with-next="always"/>
      <style:text-properties style:font-name="Arial" fo:font-family="Arial" style:font-family-generic="roman" style:font-pitch="variable" fo:letter-spacing="-0.0016in" fo:language="sr" fo:country="CS" style:font-name-complex="Arial1" style:font-family-complex="Arial" style:font-family-generic-complex="system" style:font-pitch-complex="variable" style:font-size-complex="10pt" style:font-weight-complex="bold" fo:hyphenate="false" fo:hyphenation-remain-char-count="2" fo:hyphenation-push-char-count="2"/>
    </style:style>
    <style:style style:name="Body_20_Text_20_2" style:display-name="Body Text 2" style:family="paragraph" style:parent-style-name="Standard" style:default-outline-level="">
      <style:paragraph-properties fo:text-align="justify" style:justify-single-word="false"/>
      <style:text-properties fo:language="sr" fo:country="CS" fo:font-weight="bold" style:font-weight-asian="bold" style:font-weight-complex="bold"/>
    </style:style>
    <style:style style:name="Footer" style:family="paragraph" style:parent-style-name="Standard" style:default-outline-level="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Style_20_Arial_20_10_20_pt_20_Justified2" style:display-name="Style Arial 10 pt Justified2" style:family="paragraph" style:parent-style-name="Standard" style:default-outline-level="">
      <style:paragraph-properties fo:margin-top="0.0835in" fo:margin-bottom="0.0835in" style:contextual-spacing="false" fo:text-align="justify" style:justify-single-word="false"/>
      <style:text-properties style:font-name="Arial" fo:font-family="Arial" style:font-family-generic="roman" style:font-pitch="variable" fo:font-size="10pt" fo:language="sr" fo:country="CS" style:font-size-asian="10pt" style:font-size-complex="10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Revision" style:family="paragraph" style:default-outline-level="">
      <style:paragraph-properties fo:text-align="start" style:justify-single-word="false" fo:orphans="2" fo:widows="2" style:writing-mode="lr-tb"/>
      <style:text-properties fo:font-size="12pt" fo:language="en" fo:country="US" style:font-size-asian="12pt" style:language-asian="en" style:country-asian="US" style:font-size-complex="12pt"/>
    </style:style>
    <style:style style:name="footnote_20_text" style:display-name="footnote text" style:family="paragraph" style:parent-style-name="Standard" style:default-outline-level="">
      <style:text-properties fo:font-size="10pt" style:font-size-asian="10pt" style:font-size-complex="10pt"/>
    </style:style>
    <style:style style:name="Body_20_Text_20_3" style:display-name="Body Text 3" style:family="paragraph" style:parent-style-name="Standard" style:default-outline-level="">
      <style:paragraph-properties fo:margin-top="0in" fo:margin-bottom="0.0835in" style:contextual-spacing="false"/>
      <style:text-properties fo:font-size="8pt" style:font-size-asian="8pt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Footnote" style:family="paragraph" style:parent-style-name="Standard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annotation_20_reference" style:display-name="annotation reference" style:family="tex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>
      <style:text-properties fo:font-weight="bold" style:font-weight-asian="bold" style:font-weight-complex="bold"/>
    </style:style>
    <style:style style:name="Balloon_20_Text_20_Char" style:display-name="Balloon Text Ch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note_20_Text_20_Char" style:display-name="Footnote Text Char" style:family="text">
      <style:text-properties fo:language="en" fo:country="US" style:language-asian="en" style:country-asian="US"/>
    </style:style>
    <style:style style:name="footnote_20_reference" style:display-name="footnote reference" style:family="text">
      <style:text-properties style:text-position="super 58%"/>
    </style:style>
    <style:style style:name="Body_20_Text_20_3_20_Char" style:display-name="Body Text 3 Char" style:family="text" style:parent-style-name="Default_20_Paragraph_20_Font">
      <style:text-properties fo:font-size="8pt" fo:language="en" fo:country="US" style:font-size-asian="8pt" style:language-asian="en" style:country-asian="US" style:font-size-complex="8pt"/>
    </style:style>
    <style:style style:name="ListLabel_20_1" style:display-name="ListLabel 1" style:family="text">
      <style:text-properties fo:color="#000000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fo:font-size="12pt" style:font-size-asian="12pt"/>
    </style:style>
    <style:style style:name="ListLabel_20_4" style:display-name="ListLabel 4" style:family="text">
      <style:text-properties fo:font-weight="bold" style:font-weight-asian="bold"/>
    </style:style>
    <style:style style:name="ListLabel_20_5" style:display-name="ListLabel 5" style:family="text">
      <style:text-properties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fo:font-size="12pt" style:font-size-asian="12pt" style:font-size-complex="12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-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335in" fo:text-indent="-0.3335in" fo:margin-left="0.3335in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text:list-tab-stop-position="0.3335in" fo:text-indent="-0.3335in" fo:margin-left="0.333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Times New Roman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text:list-tab-stop-position="1.0126in" fo:text-indent="-0.25in" fo:margin-left="1.0126in"/>
        </style:list-level-properties>
        <style:text-properties style:font-name="Times New Roman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0126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126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0126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126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0126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126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0126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126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ListLabel_20_5" style:num-suffix="-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Times New Roman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  <style:text-properties style:font-name="Times New Roman1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417in" fo:text-indent="-0.25in" fo:margin-left="3.5417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.0417in" fo:text-indent="-0.25in" fo:margin-left="4.0417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417in" fo:text-indent="-0.25in" fo:margin-left="4.5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style:num-format="1">
        <style:list-level-properties text:list-level-position-and-space-mode="label-alignment">
          <style:list-level-label-alignment text:label-followed-by="listtab" fo:text-indent="-0.3752in" fo:margin-left="0.3752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752in" fo:margin-left="0.375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style:num-format="1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color="#a6a6a6" fo:language="sr" fo:country="CS" style:font-weight-complex="bold"/>
    </style:style>
    <style:style style:name="MP2" style:family="paragraph" style:parent-style-name="Footer">
      <style:paragraph-properties fo:margin-left="0in" fo:margin-right="0.25in" fo:text-align="end" style:justify-single-word="false" fo:text-indent="0in" style:auto-text-indent="false"/>
    </style:style>
    <style:style style:name="MP3" style:family="paragraph" style:parent-style-name="Footer">
      <style:paragraph-properties fo:padding="0in" fo:border="none"/>
    </style:style>
    <style:style style:name="MT1" style:family="text"/>
    <style:style style:name="Mfr1" style:family="graphic" style:parent-style-name="Frame">
      <style:graphic-properties fo:margin-left="-0.0008in" fo:margin-right="-0.0008in" fo:margin-top="0in" fo:margin-bottom="0in" style:wrap="dynamic" style:number-wrapped-paragraphs="no-limit" style:vertical-pos="from-top" style:vertical-rel="paragraph" style:horizontal-pos="right" style:horizontal-rel="page-content" fo:background-color="#ffffff" style:background-transparency="100%" fo:padding="0in" fo:border="none">
        <style:background-image/>
      </style:graphic-properties>
    </style:style>
    <style:page-layout style:name="Mpm1">
      <style:page-layout-properties fo:page-width="11in" fo:page-height="8.5in" style:num-format="1" style:print-orientation="landscape" fo:margin-top="0.4925in" fo:margin-bottom="0.4925in" fo:margin-left="1in" fo:margin-right="1in" style:writing-mode="lr-tb" style:layout-grid-color="#c0c0c0" style:layout-grid-lines="2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left="0in" fo:margin-right="0in" fo:margin-bottom="0.2555in" style:dynamic-spacing="true"/>
      </style:header-style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1in" fo:page-height="8.5in" style:num-format="1" style:print-orientation="landscape" fo:margin-top="0.4925in" fo:margin-bottom="0.4925in" fo:margin-left="1in" fo:margin-right="1in" style:writing-mode="lr-tb" style:layout-grid-color="#c0c0c0" style:layout-grid-lines="2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left="0in" fo:margin-right="0in" fo:margin-bottom="0.2555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  <style:page-layout style:name="Mpm4">
      <style:page-layout-properties fo:page-width="8.2681in" fo:page-height="11.6929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11in" fo:page-height="8.5in" style:num-format="1" style:print-orientation="landscape" fo:margin-top="0.4925in" fo:margin-bottom="0.4925in" fo:margin-left="1in" fo:margin-right="1in" style:writing-mode="lr-tb" style:layout-grid-color="#c0c0c0" style:layout-grid-lines="27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555in" fo:margin-left="0in" fo:margin-right="0in" fo:margin-bottom="0.7161in" style:dynamic-spacing="true"/>
      </style:header-style>
      <style:footer-style>
        <style:header-footer-properties fo:min-height="0.7555in" fo:margin-left="0in" fo:margin-right="0in" fo:margin-top="0.7161in" style:dynamic-spacing="true"/>
      </style:footer-style>
    </style:page-layout>
    <style:page-layout style:name="Mpm6">
      <style:page-layout-properties fo:page-width="11in" fo:page-height="8.5in" style:num-format="1" style:print-orientation="landscape" fo:margin-top="0.4925in" fo:margin-bottom="0.4925in" fo:margin-left="1in" fo:margin-right="1in" style:writing-mode="lr-tb" style:layout-grid-color="#c0c0c0" style:layout-grid-lines="27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555in" fo:margin-left="0in" fo:margin-right="0in" fo:margin-bottom="0.7161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header-first>
        <text:p text:style-name="MP1"/>
      </style:header-first>
      <style:footer>
        <text:p text:style-name="MP2"><draw:frame draw:style-name="Mfr1" draw:name="Frame1" text:anchor-type="paragraph" svg:y="0.0008in" draw:z-index="15"><draw:text-box fo:min-height="0in" fo:min-width="0.0161in"><text:p text:style-name="MP3"><text:span text:style-name="page_20_number"/></text:p></draw:text-box></draw:frame><text:span text:style-name="page_20_number"><text:page-number text:select-page="current">18</text:page-number></text:span></text:p>
      </style:footer>
      <style:footer-first>
        <text:p text:style-name="MP2"><draw:frame draw:style-name="Mfr1" text:anchor-type="paragraph" svg:y="0.0008in" draw:z-index="16"><draw:text-box fo:min-height="0in" fo:min-width="0.0161in"><text:p text:style-name="MP3"><text:span text:style-name="page_20_number"/></text:p></draw:text-box></draw:frame><text:span text:style-name="page_20_number"><text:page-number text:select-page="current">2</text:page-number></text:span></text:p>
      </style:footer-first>
    </style:master-page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First_20_Page" style:display-name="First Page" style:page-layout-name="Mpm3" style:next-style-name="Standard">
      <style:header>
        <text:p text:style-name="Header"/>
      </style:header>
      <style:header-first>
        <text:p text:style-name="Header"/>
      </style:header-first>
      <style:footer>
        <text:p text:style-name="Footer"/>
      </style:footer>
      <style:footer-first>
        <text:p text:style-name="Footer"/>
      </style:footer-first>
    </style:master-page>
    <style:master-page style:name="Converted5" style:page-layout-name="Mpm4"/>
    <style:master-page style:name="Converted6" style:page-layout-name="Mpm5">
      <style:header>
        <text:p text:style-name="Header"/>
      </style:header>
      <style:header-first>
        <text:p text:style-name="Header"/>
      </style:header-first>
      <style:footer>
        <text:p text:style-name="MP2"><text:span text:style-name="page_20_number"><text:page-number text:select-page="current">0</text:page-number></text:span></text:p>
      </style:footer>
      <style:footer-first>
        <text:p text:style-name="MP2"><text:span text:style-name="page_20_number"><text:page-number text:select-page="current">0</text:page-number></text:span></text:p>
      </style:footer-first>
    </style:master-page>
    <style:master-page style:name="Converted7" style:page-layout-name="Mpm6">
      <style:header>
        <text:p text:style-name="Header"/>
      </style:header>
      <style:header-first>
        <text:p text:style-name="Header"/>
      </style:header-first>
      <style:footer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ktor za zaštitu OSI</meta:initial-creator>
    <meta:editing-cycles>17</meta:editing-cycles>
    <meta:print-date>2015-04-20T09:07:00</meta:print-date>
    <meta:creation-date>2016-06-21T06:49:00</meta:creation-date>
    <dc:date>2017-10-20T22:51:51.350817241</dc:date>
    <meta:editing-duration>PT1M15S</meta:editing-duration>
    <meta:generator>LibreOffice/4.2.8.2$Linux_X86_64 LibreOffice_project/420m0$Build-2</meta:generator>
    <meta:document-statistic meta:table-count="19" meta:image-count="0" meta:object-count="0" meta:page-count="18" meta:paragraph-count="391" meta:word-count="1527" meta:character-count="9832" meta:non-whitespace-character-count="8673"/>
    <meta:user-defined meta:name="AppVersion">16.0000</meta:user-defined>
    <meta:user-defined meta:name="Company">Minisatrstvo rada i socijalne politik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